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OpenSymbol3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49cm" fo:margin-left="0cm" fo:margin-right="0.002cm" table:align="margins" fo:background-color="transparent">
        <style:background-image/>
      </style:table-properties>
    </style:style>
    <style:style style:name="Tableau1.A" style:family="table-column">
      <style:table-column-properties style:column-width="2.081cm" style:rel-column-width="14908*"/>
    </style:style>
    <style:style style:name="Tableau1.B" style:family="table-column">
      <style:table-column-properties style:column-width="1.97cm" style:rel-column-width="14112*"/>
    </style:style>
    <style:style style:name="Tableau1.C" style:family="table-column">
      <style:table-column-properties style:column-width="2.598cm" style:rel-column-width="18610*"/>
    </style:style>
    <style:style style:name="Tableau1.D" style:family="table-column">
      <style:table-column-properties style:column-width="2.499cm" style:rel-column-width="1790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1.2" style:family="table-row">
      <style:table-row-properties style:row-height="1.199cm"/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9.151cm" table:align="margins" fo:background-color="transparent">
        <style:background-image/>
      </style:table-properties>
    </style:style>
    <style:style style:name="Tableau13.A" style:family="table-column">
      <style:table-column-properties style:column-width="1.831cm" style:rel-column-width="13107*"/>
    </style:style>
    <style:style style:name="Tableau13.1" style:family="table-row">
      <style:table-row-properties style:row-height="0.801cm" fo:background-color="transparent">
        <style:background-image/>
      </style:table-row-properties>
    </style:style>
    <style:style style:name="Tableau13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3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C2" style:family="table-cell">
      <style:table-cell-properties fo:padding="0.097cm" fo:border-left="0.5pt solid #000000" fo:border-right="none" fo:border-top="none" fo:border-bottom="0.5pt solid #000000"/>
    </style:style>
    <style:style style:name="Tableau13.D2" style:family="table-cell">
      <style:table-cell-properties fo:padding="0.097cm" fo:border-left="0.5pt solid #000000" fo:border-right="none" fo:border-top="none" fo:border-bottom="0.5pt solid #000000"/>
    </style:style>
    <style:style style:name="Tableau13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3.B3" style:family="table-cell">
      <style:table-cell-properties fo:padding="0.097cm" fo:border-left="0.5pt solid #000000" fo:border-right="none" fo:border-top="none" fo:border-bottom="0.5pt solid #000000"/>
    </style:style>
    <style:style style:name="Tableau13.C3" style:family="table-cell">
      <style:table-cell-properties fo:padding="0.097cm" fo:border-left="0.5pt solid #000000" fo:border-right="none" fo:border-top="none" fo:border-bottom="0.5pt solid #000000"/>
    </style:style>
    <style:style style:name="Tableau13.D3" style:family="table-cell">
      <style:table-cell-properties fo:padding="0.097cm" fo:border-left="0.5pt solid #000000" fo:border-right="none" fo:border-top="none" fo:border-bottom="0.5pt solid #000000"/>
    </style:style>
    <style:style style:name="Tableau13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3.B4" style:family="table-cell">
      <style:table-cell-properties fo:padding="0.097cm" fo:border-left="0.5pt solid #000000" fo:border-right="none" fo:border-top="none" fo:border-bottom="0.5pt solid #000000"/>
    </style:style>
    <style:style style:name="Tableau13.C4" style:family="table-cell">
      <style:table-cell-properties fo:padding="0.097cm" fo:border-left="0.5pt solid #000000" fo:border-right="none" fo:border-top="none" fo:border-bottom="0.5pt solid #000000"/>
    </style:style>
    <style:style style:name="Tableau13.D4" style:family="table-cell">
      <style:table-cell-properties fo:padding="0.097cm" fo:border-left="0.5pt solid #000000" fo:border-right="none" fo:border-top="none" fo:border-bottom="0.5pt solid #000000"/>
    </style:style>
    <style:style style:name="Tableau13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3.B5" style:family="table-cell">
      <style:table-cell-properties fo:padding="0.097cm" fo:border-left="0.5pt solid #000000" fo:border-right="none" fo:border-top="none" fo:border-bottom="0.5pt solid #000000"/>
    </style:style>
    <style:style style:name="Tableau13.C5" style:family="table-cell">
      <style:table-cell-properties fo:padding="0.097cm" fo:border-left="0.5pt solid #000000" fo:border-right="none" fo:border-top="none" fo:border-bottom="0.5pt solid #000000"/>
    </style:style>
    <style:style style:name="Tableau13.D5" style:family="table-cell">
      <style:table-cell-properties fo:padding="0.097cm" fo:border-left="0.5pt solid #000000" fo:border-right="none" fo:border-top="none" fo:border-bottom="0.5pt solid #000000"/>
    </style:style>
    <style:style style:name="Tableau13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6" style:family="table">
      <style:table-properties style:width="9.151cm" table:align="margins" fo:background-color="transparent">
        <style:background-image/>
      </style:table-properties>
    </style:style>
    <style:style style:name="Tableau16.A" style:family="table-column">
      <style:table-column-properties style:column-width="1.831cm" style:rel-column-width="13107*"/>
    </style:style>
    <style:style style:name="Tableau16.1" style:family="table-row">
      <style:table-row-properties style:row-height="0.801cm" fo:background-color="transparent">
        <style:background-image/>
      </style:table-row-properties>
    </style:style>
    <style:style style:name="Tableau16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6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6.C2" style:family="table-cell">
      <style:table-cell-properties fo:padding="0.097cm" fo:border-left="0.5pt solid #000000" fo:border-right="none" fo:border-top="none" fo:border-bottom="0.5pt solid #000000"/>
    </style:style>
    <style:style style:name="Tableau16.D2" style:family="table-cell">
      <style:table-cell-properties fo:padding="0.097cm" fo:border-left="0.5pt solid #000000" fo:border-right="none" fo:border-top="none" fo:border-bottom="0.5pt solid #000000"/>
    </style:style>
    <style:style style:name="Tableau16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6.B3" style:family="table-cell">
      <style:table-cell-properties fo:padding="0.097cm" fo:border-left="0.5pt solid #000000" fo:border-right="none" fo:border-top="none" fo:border-bottom="0.5pt solid #000000"/>
    </style:style>
    <style:style style:name="Tableau16.C3" style:family="table-cell">
      <style:table-cell-properties fo:padding="0.097cm" fo:border-left="0.5pt solid #000000" fo:border-right="none" fo:border-top="none" fo:border-bottom="0.5pt solid #000000"/>
    </style:style>
    <style:style style:name="Tableau16.D3" style:family="table-cell">
      <style:table-cell-properties fo:padding="0.097cm" fo:border-left="0.5pt solid #000000" fo:border-right="none" fo:border-top="none" fo:border-bottom="0.5pt solid #000000"/>
    </style:style>
    <style:style style:name="Tableau16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6.B4" style:family="table-cell">
      <style:table-cell-properties fo:padding="0.097cm" fo:border-left="0.5pt solid #000000" fo:border-right="none" fo:border-top="none" fo:border-bottom="0.5pt solid #000000"/>
    </style:style>
    <style:style style:name="Tableau16.C4" style:family="table-cell">
      <style:table-cell-properties fo:padding="0.097cm" fo:border-left="0.5pt solid #000000" fo:border-right="none" fo:border-top="none" fo:border-bottom="0.5pt solid #000000"/>
    </style:style>
    <style:style style:name="Tableau16.D4" style:family="table-cell">
      <style:table-cell-properties fo:padding="0.097cm" fo:border-left="0.5pt solid #000000" fo:border-right="none" fo:border-top="none" fo:border-bottom="0.5pt solid #000000"/>
    </style:style>
    <style:style style:name="Tableau16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6.B5" style:family="table-cell">
      <style:table-cell-properties fo:padding="0.097cm" fo:border-left="0.5pt solid #000000" fo:border-right="none" fo:border-top="none" fo:border-bottom="0.5pt solid #000000"/>
    </style:style>
    <style:style style:name="Tableau16.C5" style:family="table-cell">
      <style:table-cell-properties fo:padding="0.097cm" fo:border-left="0.5pt solid #000000" fo:border-right="none" fo:border-top="none" fo:border-bottom="0.5pt solid #000000"/>
    </style:style>
    <style:style style:name="Tableau16.D5" style:family="table-cell">
      <style:table-cell-properties fo:padding="0.097cm" fo:border-left="0.5pt solid #000000" fo:border-right="none" fo:border-top="none" fo:border-bottom="0.5pt solid #000000"/>
    </style:style>
    <style:style style:name="Tableau16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7" style:family="table">
      <style:table-properties style:width="8.996cm" table:align="left"/>
    </style:style>
    <style:style style:name="Tableau17.A" style:family="table-column">
      <style:table-column-properties style:column-width="3.6cm"/>
    </style:style>
    <style:style style:name="Tableau17.B" style:family="table-column">
      <style:table-column-properties style:column-width="1.15cm"/>
    </style:style>
    <style:style style:name="Tableau17.C" style:family="table-column">
      <style:table-column-properties style:column-width="1.148cm"/>
    </style:style>
    <style:style style:name="Tableau17.D" style:family="table-column">
      <style:table-column-properties style:column-width="1.101cm"/>
    </style:style>
    <style:style style:name="Tableau17.E" style:family="table-column">
      <style:table-column-properties style:column-width="1.997cm"/>
    </style:style>
    <style:style style:name="Tableau17.1" style:family="table-row">
      <style:table-row-properties style:row-height="1.199cm"/>
    </style:style>
    <style:style style:name="Tableau17.A1" style:family="table-cell">
      <style:table-cell-properties style:vertical-align="middle" fo:padding="0cm" fo:border="none"/>
    </style:style>
    <style:style style:name="Tableau17.E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484b7e" officeooo:paragraph-rsid="001a92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" fo:font-size="10pt" officeooo:rsid="002b5d53" officeooo:paragraph-rsid="002b5d53" style:font-size-asian="10pt" style:font-size-complex="10pt"/>
    </style:style>
    <style:style style:name="P2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.131cm" style:leader-style="dotted" style:leader-text="."/>
          <style:tab-stop style:position="5.484cm" style:leader-style="dotted" style:leader-text="."/>
          <style:tab-stop style:position="6.253cm" style:leader-style="dotted" style:leader-text="."/>
          <style:tab-stop style:position="8.978cm" style:leader-style="dotted" style:leader-text="."/>
        </style:tab-stops>
      </style:paragraph-properties>
      <style:text-properties style:text-position="0% 100%" style:font-name="OpenSymbol2" fo:font-size="10pt" fo:font-weight="bold" officeooo:paragraph-rsid="004f16b7" style:font-name-asian="Symbol" style:font-size-asian="10pt" style:font-weight-asian="bold" style:font-name-complex="Symbol" style:font-size-complex="10pt" style:font-weight-complex="bold"/>
    </style:style>
    <style:style style:name="P26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c549f" style:font-size-asian="9pt" style:font-size-complex="9pt"/>
    </style:style>
    <style:style style:name="P27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96dc17" style:font-size-asian="9pt" style:font-size-complex="9pt"/>
    </style:style>
    <style:style style:name="P28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fo:font-size="9pt" officeooo:paragraph-rsid="004c549f" style:font-size-asian="9pt" style:font-size-complex="9pt"/>
    </style:style>
    <style:style style:name="P29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4c549f" style:font-size-asian="9pt" style:font-size-complex="9pt"/>
    </style:style>
    <style:style style:name="P3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rsid="0096dc17" officeooo:paragraph-rsid="0096dc17" style:font-size-asian="9pt" style:font-size-complex="9pt"/>
    </style:style>
    <style:style style:name="P3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</style:style>
    <style:style style:name="P3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officeooo:paragraph-rsid="000a7b41"/>
    </style:style>
    <style:style style:name="P3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officeooo:paragraph-rsid="0008c900"/>
    </style:style>
    <style:style style:name="P34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fba35"/>
    </style:style>
    <style:style style:name="P3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background-color="#ffff00"/>
    </style:style>
    <style:style style:name="P36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" fo:font-size="9pt" fo:font-style="normal" fo:font-weight="bold" officeooo:paragraph-rsid="004c549f" style:font-size-asian="9pt" style:font-style-asian="normal" style:font-weight-asian="bold" style:font-size-complex="9pt" style:font-style-complex="normal" style:font-weight-complex="bold"/>
    </style:style>
    <style:style style:name="P37" style:family="paragraph" style:parent-style-name="_5f_Paragraphe_20_livret_20_">
      <style:text-properties officeooo:paragraph-rsid="00609d49"/>
    </style:style>
    <style:style style:name="P38" style:family="paragraph" style:parent-style-name="_5f_Paragraphe_20_livret_20_">
      <style:paragraph-properties fo:text-align="center" style:justify-single-word="false"/>
      <style:text-properties officeooo:paragraph-rsid="009166c9"/>
    </style:style>
    <style:style style:name="P39" style:family="paragraph" style:parent-style-name="_5f_Paragraphe_20_livret_20_">
      <style:paragraph-properties fo:margin-top="0.199cm" fo:margin-bottom="0.101cm" style:contextual-spacing="false" fo:text-align="center" style:justify-single-word="false"/>
      <style:text-properties officeooo:paragraph-rsid="009166c9"/>
    </style:style>
    <style:style style:name="P40" style:family="paragraph" style:parent-style-name="_5f_Paragraphe_20_livret_20_réponse_20_élève">
      <style:paragraph-properties fo:text-align="center" style:justify-single-word="false"/>
      <style:text-properties fo:font-size="9pt" officeooo:paragraph-rsid="004c549f" style:font-size-asian="9pt" style:font-size-complex="9pt"/>
    </style:style>
    <style:style style:name="P41" style:family="paragraph" style:parent-style-name="Exo_5f_Num">
      <style:text-properties officeooo:paragraph-rsid="0063bc6d"/>
    </style:style>
    <style:style style:name="P42" style:family="paragraph" style:parent-style-name="Exo_5f_Num" style:list-style-name="Num_5f_Exo">
      <style:paragraph-properties fo:margin-top="0.199cm" fo:margin-bottom="0.101cm" style:contextual-spacing="false"/>
      <style:text-properties officeooo:paragraph-rsid="00484b7e"/>
    </style:style>
    <style:style style:name="P43" style:family="paragraph" style:parent-style-name="Exo_5f_Num">
      <style:paragraph-properties fo:margin-top="0.6cm" fo:margin-bottom="0.199cm" style:contextual-spacing="false"/>
    </style:style>
    <style:style style:name="P44" style:family="paragraph" style:parent-style-name="Exo_5f_Num">
      <style:paragraph-properties fo:margin-top="0.499cm" fo:margin-bottom="0.199cm" style:contextual-spacing="false"/>
    </style:style>
    <style:style style:name="P45" style:family="paragraph" style:parent-style-name="Exo_5f_Num">
      <style:paragraph-properties fo:margin-top="0.6cm" fo:margin-bottom="0.101cm" style:contextual-spacing="false"/>
    </style:style>
    <style:style style:name="P46" style:family="paragraph" style:parent-style-name="Exo_5f_Num">
      <style:paragraph-properties fo:margin-top="0.559cm" fo:margin-bottom="0.199cm" style:contextual-spacing="false"/>
    </style:style>
    <style:style style:name="P47" style:family="paragraph" style:parent-style-name="Exo_5f_Num">
      <style:paragraph-properties fo:margin-top="0.58cm" fo:margin-bottom="0.101cm" style:contextual-spacing="false"/>
    </style:style>
    <style:style style:name="P48" style:family="paragraph" style:parent-style-name="Exo_5f_Num">
      <style:paragraph-properties fo:margin-top="1cm" fo:margin-bottom="0.101cm" style:contextual-spacing="false"/>
    </style:style>
    <style:style style:name="P49" style:family="paragraph" style:parent-style-name="Exo_5f_Num">
      <style:paragraph-properties fo:margin-top="0.9cm" fo:margin-bottom="0.101cm" style:contextual-spacing="false"/>
    </style:style>
    <style:style style:name="P50" style:family="paragraph" style:parent-style-name="Exo_5f_Num">
      <style:paragraph-properties fo:margin-top="0.9cm" fo:margin-bottom="0.101cm" style:contextual-spacing="false" fo:break-before="column"/>
    </style:style>
    <style:style style:name="P51" style:family="paragraph" style:parent-style-name="Exo_5f_Num">
      <style:paragraph-properties fo:margin-top="0.87cm" fo:margin-bottom="0.101cm" style:contextual-spacing="false" fo:break-before="page"/>
    </style:style>
    <style:style style:name="P52" style:family="paragraph" style:parent-style-name="FILET_5f_POINTILLES" style:list-style-name="liste_5f_abc"/>
    <style:style style:name="P53" style:family="paragraph" style:parent-style-name="FILET_5f_POINTILLES" style:list-style-name="liste_5f_abc">
      <style:text-properties officeooo:paragraph-rsid="009e9f41"/>
    </style:style>
    <style:style style:name="P54" style:family="paragraph" style:parent-style-name="FILET_5f_POINTILLES" style:list-style-name="liste_5f_abc">
      <style:text-properties officeooo:paragraph-rsid="00785eec"/>
    </style:style>
    <style:style style:name="P55" style:family="paragraph" style:parent-style-name="FILET_5f_POINTILLES" style:list-style-name="liste_5f_abc">
      <style:text-properties officeooo:paragraph-rsid="008e4f08"/>
    </style:style>
    <style:style style:name="P56" style:family="paragraph" style:parent-style-name="Standard" style:list-style-name="liste_5f_abc">
      <style:text-properties officeooo:paragraph-rsid="00609d49"/>
    </style:style>
    <style:style style:name="P57" style:family="paragraph" style:parent-style-name="Standard" style:list-style-name="liste_5f_abc">
      <style:text-properties officeooo:paragraph-rsid="00796d6a"/>
    </style:style>
    <style:style style:name="P58" style:family="paragraph" style:parent-style-name="Standard" style:list-style-name="liste_5f_abc">
      <style:text-properties fo:font-size="10pt" fo:text-shadow="none" officeooo:paragraph-rsid="00609d49" style:font-size-asian="10pt" style:font-size-complex="10pt"/>
    </style:style>
    <style:style style:name="P59" style:family="paragraph" style:parent-style-name="Standard" style:list-style-name="liste_5f_abc">
      <style:text-properties fo:font-size="10pt" officeooo:paragraph-rsid="00796d6a" style:font-size-asian="10pt" style:font-size-complex="10pt"/>
    </style:style>
    <style:style style:name="P60" style:family="paragraph" style:parent-style-name="Standard" style:list-style-name="liste_5f_abc">
      <style:text-properties fo:font-size="10pt" officeooo:paragraph-rsid="00609d49" style:font-size-asian="10pt" style:font-size-complex="10pt"/>
    </style:style>
    <style:style style:name="P61" style:family="paragraph" style:parent-style-name="Standard" style:list-style-name="liste_5f_abc">
      <style:text-properties fo:color="#000000" loext:opacity="100%" style:font-name="Bitstream Vera Sans" fo:font-size="10pt" officeooo:rsid="00210672" officeooo:paragraph-rsid="00796d6a" style:font-size-asian="10pt" style:font-size-complex="10pt"/>
    </style:style>
    <style:style style:name="P62" style:family="paragraph" style:parent-style-name="Standard" style:list-style-name="_5f_Numérotation_20_des_20_exercices_20_livrets">
      <style:paragraph-properties fo:margin-left="0cm" fo:margin-right="0cm" fo:margin-top="0.199cm" fo:margin-bottom="0.101cm" style:contextual-spacing="false" fo:text-indent="0cm" style:auto-text-indent="false" style:shadow="none"/>
      <style:text-properties fo:color="#cc0000" loext:opacity="100%" style:font-name="Bitstream Vera Sans" fo:font-size="10pt" fo:font-weight="bold" officeooo:rsid="00210672" officeooo:paragraph-rsid="00484b7e" style:font-size-asian="10pt" style:font-weight-asian="bold" style:font-size-complex="10pt" style:font-weight-complex="bold"/>
    </style:style>
    <style:style style:name="P63" style:family="paragraph" style:parent-style-name="Standard" style:master-page-name="_5f_Fiche_20_éditeur_20_série_20_2_20_une_20_colonne_20_impaire_20__28_G_29_">
      <style:paragraph-properties style:page-number="29" fo:break-before="auto" fo:break-after="auto"/>
      <style:text-properties style:font-name="Bitstream Vera Sans" fo:font-size="10pt" fo:font-weight="bold" officeooo:paragraph-rsid="001f6820" style:font-size-asian="10pt" style:font-weight-asian="bold" style:font-size-complex="10pt" style:font-weight-complex="bold"/>
    </style:style>
    <style:style style:name="P64" style:family="paragraph" style:parent-style-name="Standard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98996d"/>
    </style:style>
    <style:style style:name="P65" style:family="paragraph" style:parent-style-name="Table_20_Contents" style:list-style-name="liste_5f_abc">
      <style:paragraph-properties fo:margin-top="0cm" fo:margin-bottom="0cm" style:contextual-spacing="false" fo:line-height="100%" fo:text-align="center" style:justify-single-word="false"/>
      <style:text-properties style:font-name="Bitstream Vera Sans" officeooo:paragraph-rsid="004f16b7"/>
    </style:style>
    <style:style style:name="P66" style:family="paragraph" style:parent-style-name="Table_20_Contents" style:list-style-name="liste_5f_abc">
      <style:paragraph-properties fo:margin-top="0cm" fo:margin-bottom="0cm" style:contextual-spacing="false" fo:line-height="100%" fo:text-align="center" style:justify-single-word="false"/>
      <style:text-properties style:font-name="Bitstream Vera Sans" fo:font-size="10pt" officeooo:paragraph-rsid="004f16b7" style:font-size-asian="10pt" style:font-size-complex="10pt"/>
    </style:style>
    <style:style style:name="P67" style:family="paragraph" style:parent-style-name="Table_20_Contents" style:list-style-name="liste_5f_abc">
      <style:paragraph-properties fo:margin-top="0cm" fo:margin-bottom="0cm" style:contextual-spacing="false" fo:line-height="100%" fo:text-align="center" style:justify-single-word="false"/>
      <style:text-properties style:font-name="OpenSymbol1" fo:font-size="10pt" fo:font-weight="bold" officeooo:paragraph-rsid="004f16b7" style:font-name-asian="Symbol" style:font-size-asian="10pt" style:font-weight-asian="bold" style:font-name-complex="Symbol" style:font-size-complex="10pt" style:font-weight-complex="bold"/>
    </style:style>
    <style:style style:name="P68" style:family="paragraph" style:parent-style-name="Table_20_Contents" style:list-style-name="liste_5f_abc">
      <style:paragraph-properties fo:margin-top="0cm" fo:margin-bottom="0cm" style:contextual-spacing="false" fo:text-align="start" style:justify-single-word="false">
        <style:tab-stops>
          <style:tab-stop style:position="3.678cm"/>
        </style:tab-stops>
      </style:paragraph-properties>
      <style:text-properties style:font-name="Webdings" fo:font-size="6pt" fo:font-style="normal" fo:font-weight="normal" officeooo:paragraph-rsid="005b80c0" style:font-name-asian="Webdings" style:font-size-asian="6pt" style:font-style-asian="normal" style:font-weight-asian="normal" style:font-name-complex="Webdings" style:font-size-complex="6pt" style:font-style-complex="normal" style:font-weight-complex="normal"/>
    </style:style>
    <style:style style:name="P69" style:family="paragraph" style:parent-style-name="Table_20_Contents" style:list-style-name="liste_5f_abc">
      <style:paragraph-properties fo:margin-top="0cm" fo:margin-bottom="0cm" style:contextual-spacing="false" fo:text-align="end" style:justify-single-word="false">
        <style:tab-stops>
          <style:tab-stop style:position="3.678cm"/>
        </style:tab-stops>
      </style:paragraph-properties>
      <style:text-properties style:font-name="Webdings" fo:font-size="6pt" fo:font-style="normal" fo:font-weight="normal" officeooo:paragraph-rsid="005b80c0" style:font-name-asian="Webdings" style:font-size-asian="6pt" style:font-style-asian="normal" style:font-weight-asian="normal" style:font-name-complex="Webdings" style:font-size-complex="6pt" style:font-style-complex="normal" style:font-weight-complex="normal"/>
    </style:style>
    <style:style style:name="P70" style:family="paragraph" style:parent-style-name="Table_20_Contents" style:list-style-name="liste_5f_abc">
      <style:paragraph-properties fo:margin-top="0cm" fo:margin-bottom="0cm" style:contextual-spacing="false" fo:text-align="end" style:justify-single-word="false"/>
      <style:text-properties fo:font-style="normal" fo:font-weight="normal" officeooo:paragraph-rsid="005b80c0" style:font-style-asian="normal" style:font-weight-asian="normal" style:font-style-complex="normal" style:font-weight-complex="normal"/>
    </style:style>
    <style:style style:name="P71" style:family="paragraph" style:parent-style-name="Table_20_Contents" style:list-style-name="liste_5f_abc">
      <style:paragraph-properties fo:margin-top="0cm" fo:margin-bottom="0cm" style:contextual-spacing="false" fo:text-align="start" style:justify-single-word="false"/>
      <style:text-properties fo:font-style="normal" fo:font-weight="normal" officeooo:paragraph-rsid="005b80c0" style:font-style-asian="normal" style:font-weight-asian="normal" style:font-style-complex="normal" style:font-weight-complex="normal"/>
    </style:style>
    <style:style style:name="P72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  <style:text-properties fo:font-size="6pt" fo:font-style="normal" fo:font-weight="normal" officeooo:paragraph-rsid="005b80c0" style:font-size-asian="6pt" style:font-style-asian="normal" style:font-weight-asian="normal" style:font-size-complex="6pt" style:font-style-complex="normal" style:font-weight-complex="normal"/>
    </style:style>
    <style:style style:name="P73" style:family="paragraph" style:parent-style-name="Table_20_Heading" style:list-style-name="liste_5f_abc">
      <style:paragraph-properties fo:margin-top="0cm" fo:margin-bottom="0cm" style:contextual-spacing="false" fo:text-align="end" style:justify-single-word="false"/>
      <style:text-properties fo:font-style="normal" fo:font-weight="normal" officeooo:paragraph-rsid="005b80c0" style:font-style-asian="normal" style:font-weight-asian="normal" style:font-style-complex="normal" style:font-weight-complex="normal"/>
    </style:style>
    <style:style style:name="P74" style:family="paragraph" style:parent-style-name="Table_20_Heading" style:list-style-name="liste_5f_abc">
      <style:paragraph-properties fo:margin-top="0cm" fo:margin-bottom="0cm" style:contextual-spacing="false" fo:text-align="start" style:justify-single-word="false"/>
      <style:text-properties fo:font-style="normal" fo:font-weight="normal" officeooo:paragraph-rsid="005b80c0" style:font-style-asian="normal" style:font-weight-asian="normal" style:font-style-complex="normal" style:font-weight-complex="normal"/>
    </style:style>
    <style:style style:name="P75" style:family="paragraph" style:parent-style-name="Table_20_Heading" style:list-style-name="liste_5f_abc">
      <style:paragraph-properties fo:margin-top="0cm" fo:margin-bottom="0cm" style:contextual-spacing="false"/>
      <style:text-properties fo:font-size="6pt" fo:font-style="normal" fo:font-weight="normal" officeooo:paragraph-rsid="005b80c0" style:font-size-asian="6pt" style:font-style-asian="normal" style:font-weight-asian="normal" style:font-size-complex="6pt" style:font-style-complex="normal" style:font-weight-complex="normal"/>
    </style:style>
    <style:style style:name="P76" style:family="paragraph" style:parent-style-name="_5f_Paragraphe_20_livret_20_" style:list-style-name="liste_5f_abc">
      <style:paragraph-properties fo:margin-top="0.199cm" fo:margin-bottom="0.101cm" style:contextual-spacing="false" fo:text-align="center" style:justify-single-word="false"/>
      <style:text-properties officeooo:paragraph-rsid="009166c9"/>
    </style:style>
    <style:style style:name="P77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968609"/>
    </style:style>
    <style:style style:name="P78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98996d"/>
    </style:style>
    <style:style style:name="P79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a043ad"/>
    </style:style>
    <style:style style:name="P80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fba35"/>
    </style:style>
    <style:style style:name="P81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a2872f"/>
    </style:style>
    <style:style style:name="P82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a395db"/>
    </style:style>
    <style:style style:name="P83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a48f4f"/>
    </style:style>
    <style:style style:name="P84" style:family="paragraph" style:parent-style-name="_5f_Paragraphe_20_livret_20_réponse_20_élève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text-position="0% 100%" officeooo:paragraph-rsid="0098996d"/>
    </style:style>
    <style:style style:name="P85" style:family="paragraph" style:parent-style-name="_5f_Paragraphe_20_livret_20_réponse_20_élève" style:list-style-name="liste_5f_abc">
      <style:text-properties style:text-line-through-style="none" style:text-line-through-type="none" officeooo:paragraph-rsid="00796d6a"/>
    </style:style>
    <style:style style:name="P86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99cm">
        <style:tab-stops>
          <style:tab-stop style:position="9.2cm" style:type="right" style:leader-style="dotted" style:leader-text="."/>
        </style:tab-stops>
      </style:paragraph-properties>
      <style:text-properties officeooo:paragraph-rsid="009b019b"/>
    </style:style>
    <style:style style:name="P87" style:family="paragraph" style:parent-style-name="_5f_Paragraphe_20_livret_20_réponse_20_élève" style:list-style-name="liste_5f_abc">
      <style:paragraph-properties fo:margin-top="0cm" fo:margin-bottom="0cm" style:contextual-spacing="false"/>
      <style:text-properties officeooo:paragraph-rsid="0063bc6d"/>
    </style:style>
    <style:style style:name="P88" style:family="paragraph" style:parent-style-name="_5f_Paragraphe_20_livret_20_réponse_20_élève" style:list-style-name="liste_5f_abc">
      <style:paragraph-properties fo:margin-top="0cm" fo:margin-bottom="0cm" style:contextual-spacing="false"/>
      <style:text-properties officeooo:paragraph-rsid="00a043ad"/>
    </style:style>
    <style:style style:name="P89" style:family="paragraph" style:parent-style-name="_5f_Paragraphe_20_livret_20_réponse_20_élève" style:list-style-name="liste_5f_abc">
      <style:paragraph-properties fo:margin-top="0cm" fo:margin-bottom="0cm" style:contextual-spacing="false"/>
      <style:text-properties style:text-position="super 58%" officeooo:paragraph-rsid="00a043ad"/>
    </style:style>
    <style:style style:name="P90" style:family="paragraph" style:parent-style-name="_5f_Paragraphe_20_livret_20_réponse_20_élève" style:list-style-name="liste_5f_abc">
      <style:paragraph-properties fo:margin-top="0.4cm" fo:margin-bottom="0cm" style:contextual-spacing="false"/>
    </style:style>
    <style:style style:name="P91" style:family="paragraph" style:parent-style-name="_5f_Paragraphe_20_livret_20_réponse_20_élève" style:list-style-name="liste_5f_abc">
      <style:paragraph-properties fo:margin-top="0cm" fo:margin-bottom="0.049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a10663"/>
    </style:style>
    <style:style style:name="P92" style:family="paragraph" style:parent-style-name="_5f_Paragraphe_20_livret_20_réponse_20_élève" style:list-style-name="liste_5f_abc">
      <style:paragraph-properties fo:margin-top="0cm" fo:margin-bottom="0.049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a2872f"/>
    </style:style>
    <style:style style:name="P93" style:family="paragraph" style:parent-style-name="_5f_Paragraphe_20_livret_20_réponse_20_élève" style:list-style-name="liste_5f_abc">
      <style:paragraph-properties fo:margin-top="0.3cm" fo:margin-bottom="0cm" style:contextual-spacing="false"/>
    </style:style>
    <style:style style:name="P94" style:family="paragraph" style:parent-style-name="_5f_Paragraphe_20_livret_20_réponse_20_élève" style:list-style-name="liste_5f_abc">
      <style:paragraph-properties fo:margin-top="0.3cm" fo:margin-bottom="0cm" style:contextual-spacing="false"/>
      <style:text-properties officeooo:paragraph-rsid="00796d6a"/>
    </style:style>
    <style:style style:name="P95" style:family="paragraph" style:parent-style-name="_5f_Paragraphe_20_livret_20_réponse_20_élève" style:list-style-name="liste_5f_abc">
      <style:paragraph-properties fo:margin-top="0.3cm" fo:margin-bottom="0cm" style:contextual-spacing="false"/>
      <style:text-properties officeooo:paragraph-rsid="0079c992"/>
    </style:style>
    <style:style style:name="P96" style:family="paragraph" style:parent-style-name="_5f_Paragraphe_20_livret_20_réponse_20_élève" style:list-style-name="liste_5f_abc">
      <style:paragraph-properties fo:margin-top="0.1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7fba35"/>
    </style:style>
    <style:style style:name="P97" style:family="paragraph" style:parent-style-name="_5f_Paragraphe_20_énoncé_20_après_20_numéro" style:master-page-name="">
      <style:paragraph-properties fo:margin-top="0cm" fo:margin-bottom="0cm" style:contextual-spacing="false" style:page-number="auto" fo:break-before="auto" fo:break-after="auto" style:shadow="none"/>
      <style:text-properties officeooo:paragraph-rsid="00484b7e"/>
    </style:style>
    <style:style style:name="P98" style:family="paragraph" style:parent-style-name="_5f_Pied_20_de_20_page" style:list-style-name="">
      <style:paragraph-properties fo:text-align="end" style:justify-single-word="false"/>
    </style:style>
    <style:style style:name="P99" style:family="paragraph" style:parent-style-name="_5f_Pied_20_de_20_page">
      <style:paragraph-properties fo:text-align="end" style:justify-single-word="false"/>
    </style:style>
    <style:style style:name="P100" style:family="paragraph" style:parent-style-name="_5f_Pied_20_de_20_page" style:list-style-name=""/>
    <style:style style:name="P10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>
      <loext:graphic-properties draw:fill="none"/>
    </style:style>
    <style:style style:name="P103" style:family="paragraph">
      <style:paragraph-properties fo:text-align="center"/>
    </style:style>
    <style:style style:name="P104" style:family="paragraph"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0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08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75b6ad"/>
    </style:style>
    <style:style style:name="T6" style:family="text">
      <style:text-properties officeooo:rsid="00308c81"/>
    </style:style>
    <style:style style:name="T7" style:family="text">
      <style:text-properties officeooo:rsid="00484b7e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Bitstream Vera Sans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text-position="0% 100%" officeooo:rsid="0028d8f1"/>
    </style:style>
    <style:style style:name="T11" style:family="text">
      <style:text-properties style:text-position="0% 100%" style:font-name="OpenSymbol2"/>
    </style:style>
    <style:style style:name="T12" style:family="text">
      <style:text-properties style:text-position="0% 100%" style:font-name="OpenSymbol2" officeooo:rsid="0028d8f1"/>
    </style:style>
    <style:style style:name="T13" style:family="text">
      <style:text-properties style:text-position="0% 100%" style:font-name="OpenSymbol2" fo:font-size="10pt" officeooo:rsid="0028d8f1" style:font-size-asian="10pt" style:font-size-complex="10pt"/>
    </style:style>
    <style:style style:name="T14" style:family="text">
      <style:text-properties style:text-position="0% 100%" fo:text-shadow="none" fo:font-weight="normal" style:font-weight-asian="normal" style:font-weight-complex="normal"/>
    </style:style>
    <style:style style:name="T15" style:family="text">
      <style:text-properties style:text-position="0% 100%" fo:text-shadow="none" fo:font-weight="normal" officeooo:rsid="00609d49" style:font-weight-asian="normal" style:font-weight-complex="normal"/>
    </style:style>
    <style:style style:name="T16" style:family="text">
      <style:text-properties style:text-position="0% 100%" fo:text-shadow="none" fo:font-weight="normal" officeooo:rsid="0060c572" style:font-weight-asian="normal" style:font-weight-complex="normal"/>
    </style:style>
    <style:style style:name="T17" style:family="text">
      <style:text-properties style:text-position="0% 100%" fo:text-shadow="none" fo:font-weight="normal" officeooo:rsid="0026a645" style:font-name-asian="Times New Roman" style:font-weight-asian="normal" style:font-name-complex="Times New Roman" style:font-weight-complex="normal"/>
    </style:style>
    <style:style style:name="T18" style:family="text">
      <style:text-properties style:text-position="0% 100%" fo:text-shadow="none" fo:font-weight="normal" officeooo:rsid="00609d49" style:font-name-asian="Times New Roman" style:font-weight-asian="normal" style:font-name-complex="Times New Roman" style:font-weight-complex="normal"/>
    </style:style>
    <style:style style:name="T19" style:family="text">
      <style:text-properties style:text-position="0% 100%" fo:text-shadow="none" fo:font-weight="normal" officeooo:rsid="00609d49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ize="10pt" fo:text-shadow="none" fo:font-weight="normal" officeooo:rsid="0060c572" style:font-name-asian="Times New Roman" style:font-size-asian="10pt" style:font-weight-asian="normal" style:font-name-complex="Times New Roman" style:font-size-complex="10pt" style:font-weight-complex="normal"/>
    </style:style>
    <style:style style:name="T21" style:family="text">
      <style:text-properties style:text-position="0% 100%" officeooo:rsid="0063bc6d"/>
    </style:style>
    <style:style style:name="T22" style:family="text">
      <style:text-properties style:text-position="0% 100%" officeooo:rsid="0074fa80"/>
    </style:style>
    <style:style style:name="T23" style:family="text">
      <style:text-properties style:text-position="0% 100%" officeooo:rsid="00a10663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29a46f"/>
    </style:style>
    <style:style style:name="T26" style:family="text">
      <style:text-properties style:text-position="super 58%" officeooo:rsid="002c29b6"/>
    </style:style>
    <style:style style:name="T27" style:family="text">
      <style:text-properties style:text-position="super 58%" officeooo:rsid="0028d8f1"/>
    </style:style>
    <style:style style:name="T28" style:family="text">
      <style:text-properties style:text-position="super 58%" fo:text-shadow="none" fo:font-weight="normal" officeooo:rsid="00609d49" style:font-name-asian="Times New Roman" style:font-weight-asian="normal" style:font-name-complex="Times New Roman" style:font-weight-complex="normal"/>
    </style:style>
    <style:style style:name="T29" style:family="text">
      <style:text-properties style:text-position="super 58%" fo:text-shadow="none" fo:font-weight="normal" officeooo:rsid="0026a645" style:font-name-asian="Times New Roman" style:font-weight-asian="normal" style:font-name-complex="Times New Roman" style:font-weight-complex="normal"/>
    </style:style>
    <style:style style:name="T30" style:family="text">
      <style:text-properties style:text-position="super 58%" fo:text-shadow="none" fo:font-weight="normal" officeooo:rsid="0060c572" style:font-name-asian="Times New Roman" style:font-weight-asian="normal" style:font-name-complex="Times New Roman" style:font-weight-complex="normal"/>
    </style:style>
    <style:style style:name="T31" style:family="text">
      <style:text-properties style:text-position="super 58%" officeooo:rsid="0063bc6d"/>
    </style:style>
    <style:style style:name="T32" style:family="text">
      <style:text-properties style:text-position="super 58%" officeooo:rsid="0074fa80"/>
    </style:style>
    <style:style style:name="T33" style:family="text">
      <style:text-properties style:text-position="super 58%" officeooo:rsid="0096dc17"/>
    </style:style>
    <style:style style:name="T34" style:family="text">
      <style:text-properties style:text-position="super 58%" fo:font-style="normal" style:font-name-asian="OpenSymbol1" style:font-style-asian="normal" style:font-name-complex="OpenSymbol1" style:font-style-complex="normal"/>
    </style:style>
    <style:style style:name="T35" style:family="text">
      <style:text-properties style:text-position="super 58%" fo:font-style="normal" officeooo:rsid="009d0004" style:font-name-asian="OpenSymbol1" style:font-style-asian="normal" style:font-name-complex="OpenSymbol1" style:font-style-complex="normal"/>
    </style:style>
    <style:style style:name="T36" style:family="text">
      <style:text-properties style:text-position="super 58%" officeooo:rsid="009d0004"/>
    </style:style>
    <style:style style:name="T37" style:family="text">
      <style:text-properties style:text-position="super 58%" officeooo:rsid="00a043ad"/>
    </style:style>
    <style:style style:name="T38" style:family="text">
      <style:text-properties style:text-position="super 58%" officeooo:rsid="00a10663"/>
    </style:style>
    <style:style style:name="T39" style:family="text">
      <style:text-properties style:text-position="super 58%" officeooo:rsid="00a2872f"/>
    </style:style>
    <style:style style:name="T40" style:family="text">
      <style:text-properties style:text-position="super 58%" officeooo:rsid="00a5f144"/>
    </style:style>
    <style:style style:name="T41" style:family="text">
      <style:text-properties style:text-position="super 58%" officeooo:rsid="00a64308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style:text-position="0% 100%"/>
    </style:style>
    <style:style style:name="T44" style:family="text">
      <style:text-properties fo:color="#000000" loext:opacity="100%" style:text-position="0% 100%" style:font-name="Bitstream Vera Sans" fo:font-size="10pt" fo:font-style="normal" style:font-size-asian="10pt" style:font-style-asian="normal" style:font-size-complex="10pt" style:font-style-complex="normal"/>
    </style:style>
    <style:style style:name="T45" style:family="text">
      <style:text-properties fo:color="#000000" loext:opacity="100%" style:text-position="0% 100%" style:font-name="Bitstream Vera Sans" fo:font-size="10pt" fo:font-style="normal" officeooo:rsid="0042145e" style:font-size-asian="10pt" style:font-style-asian="normal" style:font-size-complex="10pt" style:font-style-complex="normal"/>
    </style:style>
    <style:style style:name="T46" style:family="text">
      <style:text-properties fo:color="#000000" loext:opacity="100%" style:text-position="0% 100%" style:font-name="Bitstream Vera Sans" fo:font-size="10pt" fo:font-style="normal" fo:text-shadow="none" fo:font-weight="normal" officeooo:rsid="00609d4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7" style:family="text">
      <style:text-properties fo:color="#000000" loext:opacity="100%" style:text-position="0% 100%" style:font-name="Bitstream Vera Sans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8" style:family="text">
      <style:text-properties fo:color="#000000" loext:opacity="100%" style:text-position="0% 100%" style:font-name="Bitstream Vera Sans6" fo:font-size="10pt" fo:font-style="normal" fo:text-shadow="none" fo:font-weight="normal" officeooo:rsid="0026a64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9" style:family="text">
      <style:text-properties fo:color="#000000" loext:opacity="100%" style:text-position="0% 100%" style:font-name="Bitstream Vera Sans6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0" style:family="text">
      <style:text-properties fo:color="#000000" loext:opacity="100%" style:text-position="0% 100%" style:font-size-asian="10pt" style:font-style-asian="normal" style:font-size-complex="10pt" style:font-style-complex="normal"/>
    </style:style>
    <style:style style:name="T51" style:family="text">
      <style:text-properties fo:color="#000000" loext:opacity="100%" style:text-position="0% 100%" officeooo:rsid="004f4957" style:font-size-asian="10pt" style:font-style-asian="normal" style:font-size-complex="10pt" style:font-style-complex="normal"/>
    </style:style>
    <style:style style:name="T52" style:family="text">
      <style:text-properties fo:color="#000000" loext:opacity="100%" style:text-position="0% 100%" officeooo:rsid="004f4957"/>
    </style:style>
    <style:style style:name="T53" style:family="text">
      <style:text-properties fo:color="#000000" loext:opacity="100%" style:text-position="0% 100%" style:font-name="OpenSymbol2" fo:font-size="10pt" fo:font-style="normal" fo:text-shadow="none" fo:font-weight="normal" officeooo:rsid="0026a64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4" style:family="text">
      <style:text-properties fo:color="#000000" loext:opacity="100%" style:text-position="0% 100%" style:font-name="OpenSymbol2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5" style:family="text">
      <style:text-properties fo:color="#000000" loext:opacity="100%" style:text-position="0% 100%" style:font-name="OpenSymbol2" officeooo:rsid="004f4957"/>
    </style:style>
    <style:style style:name="T56" style:family="text">
      <style:text-properties fo:color="#000000" loext:opacity="100%" style:text-position="0% 100%" fo:text-shadow="none" fo:font-weight="normal" officeooo:rsid="00609d49" style:font-size-asian="10pt" style:font-weight-asian="normal" style:font-size-complex="10pt" style:font-weight-complex="normal"/>
    </style:style>
    <style:style style:name="T57" style:family="text">
      <style:text-properties fo:color="#000000" loext:opacity="100%" style:text-position="0% 100%" fo:text-shadow="none" fo:font-weight="normal" officeooo:rsid="00609d49" style:font-style-asian="normal" style:font-weight-asian="normal" style:font-style-complex="normal" style:font-weight-complex="normal"/>
    </style:style>
    <style:style style:name="T58" style:family="text">
      <style:text-properties fo:color="#000000" loext:opacity="100%" style:text-position="0% 100%" fo:text-shadow="none" fo:font-weight="normal" officeooo:rsid="004f4957" style:font-weight-asian="normal" style:font-weight-complex="normal"/>
    </style:style>
    <style:style style:name="T59" style:family="text">
      <style:text-properties fo:color="#000000" loext:opacity="100%" style:text-position="0% 100%" fo:font-size="10pt" officeooo:rsid="004b52ae" style:font-size-asian="10pt" style:font-size-complex="10pt"/>
    </style:style>
    <style:style style:name="T60" style:family="text">
      <style:text-properties fo:color="#000000" loext:opacity="100%" style:text-position="0% 100%" style:font-name="Bitstream Vera Sans3" fo:font-size="10pt" officeooo:rsid="0086c035"/>
    </style:style>
    <style:style style:name="T61" style:family="text">
      <style:text-properties fo:color="#000000" loext:opacity="100%" style:text-position="0% 100%" style:font-name="Bitstream Vera Sans3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2" style:family="text">
      <style:text-properties fo:color="#000000" loext:opacity="100%" style:text-position="0% 100%" style:font-name="Bitstream Vera Sans4" fo:font-size="10pt" fo:font-style="normal" officeooo:rsid="0086c035" fo:background-color="transparent" loext:char-shading-value="0"/>
    </style:style>
    <style:style style:name="T63" style:family="text">
      <style:text-properties fo:color="#000000" loext:opacity="100%" style:text-position="0% 100%" officeooo:rsid="0028d8f1"/>
    </style:style>
    <style:style style:name="T64" style:family="text">
      <style:text-properties fo:color="#000000" loext:opacity="100%" style:text-position="0% 100%" officeooo:rsid="00a10663"/>
    </style:style>
    <style:style style:name="T65" style:family="text">
      <style:text-properties fo:color="#000000" loext:opacity="100%" style:text-position="super 58%" style:font-size-asian="10pt" style:font-style-asian="normal" style:font-size-complex="10pt" style:font-style-complex="normal"/>
    </style:style>
    <style:style style:name="T66" style:family="text">
      <style:text-properties fo:color="#000000" loext:opacity="100%" style:text-position="super 58%" officeooo:rsid="002c29b6" style:font-size-asian="10pt" style:font-style-asian="normal" style:font-size-complex="10pt" style:font-style-complex="normal"/>
    </style:style>
    <style:style style:name="T67" style:family="text">
      <style:text-properties fo:color="#000000" loext:opacity="100%" style:text-position="super 58%" officeooo:rsid="004f4957"/>
    </style:style>
    <style:style style:name="T68" style:family="text">
      <style:text-properties fo:color="#000000" loext:opacity="100%" style:text-position="super 58%" style:font-name="Bitstream Vera Sans3" fo:font-size="10pt" officeooo:rsid="00796d6a"/>
    </style:style>
    <style:style style:name="T69" style:family="text">
      <style:text-properties fo:color="#000000" loext:opacity="100%" style:text-position="super 58%" style:font-name="Bitstream Vera Sans3" fo:font-size="10pt" officeooo:rsid="0029a46f"/>
    </style:style>
    <style:style style:name="T70" style:family="text">
      <style:text-properties fo:color="#000000" loext:opacity="100%" style:text-position="super 58%" style:font-name="Bitstream Vera Sans3" fo:font-size="10pt" fo:font-style="normal" fo:text-shadow="none" fo:font-weight="normal" officeooo:rsid="00609d49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1" style:family="text">
      <style:text-properties fo:color="#000000" loext:opacity="100%" style:text-position="super 58%" style:font-name="Bitstream Vera Sans3" fo:font-size="10pt" fo:font-style="normal" fo:text-shadow="none" fo:font-weight="normal" officeooo:rsid="009e9f4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2" style:family="text">
      <style:text-properties fo:color="#000000" loext:opacity="100%" style:text-position="super 58%" style:font-name="Bitstream Vera Sans3" fo:font-size="10pt" fo:font-style="normal" fo:text-shadow="none" fo:font-weight="normal" officeooo:rsid="009e9f41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3" style:family="text">
      <style:text-properties fo:color="#000000" loext:opacity="100%" style:text-position="super 58%" style:font-name="Bitstream Vera Sans3" fo:font-size="10pt" officeooo:rsid="00a043ad" fo:background-color="#ffff00" loext:char-shading-value="0"/>
    </style:style>
    <style:style style:name="T74" style:family="text">
      <style:text-properties fo:color="#000000" loext:opacity="100%" style:text-position="super 58%" style:font-name="Bitstream Vera Sans3" fo:font-size="10pt" officeooo:rsid="00a10663" fo:background-color="#ffff00" loext:char-shading-value="0"/>
    </style:style>
    <style:style style:name="T75" style:family="text">
      <style:text-properties fo:color="#000000" loext:opacity="100%" style:text-position="super 58%" style:font-name="Bitstream Vera Sans3" fo:font-size="10pt" officeooo:rsid="00a2872f" fo:background-color="#ffff00" loext:char-shading-value="0"/>
    </style:style>
    <style:style style:name="T76" style:family="text">
      <style:text-properties fo:color="#000000" loext:opacity="100%" style:text-position="super 58%" style:font-name="Bitstream Vera Sans4" fo:font-size="10pt" fo:font-style="normal" officeooo:rsid="004f4957" fo:background-color="transparent" loext:char-shading-value="0"/>
    </style:style>
    <style:style style:name="T77" style:family="text">
      <style:text-properties fo:color="#000000" loext:opacity="100%" style:text-position="super 58%" style:font-name="Bitstream Vera Sans" fo:font-size="10pt" fo:font-style="normal" fo:text-shadow="none" fo:font-weight="normal" officeooo:rsid="00609d4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8" style:family="text">
      <style:text-properties fo:color="#000000" loext:opacity="100%" style:text-position="super 58%" style:font-name="Bitstream Vera Sans" fo:font-size="10pt" fo:font-style="normal" fo:text-shadow="none" fo:font-weight="normal" officeooo:rsid="0096860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9" style:family="text">
      <style:text-properties fo:color="#000000" loext:opacity="100%" style:text-position="super 58%" style:font-name="Bitstream Vera Sans" fo:font-size="10pt" fo:font-style="normal" fo:text-shadow="none" fo:font-weight="normal" officeooo:rsid="0098996d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0" style:family="text">
      <style:text-properties fo:color="#000000" loext:opacity="100%" style:text-position="super 58%" style:font-name="Bitstream Vera Sans" fo:font-size="10pt" fo:font-style="normal" fo:text-shadow="none" fo:font-weight="normal" officeooo:rsid="009b019b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1" style:family="text">
      <style:text-properties fo:color="#000000" loext:opacity="100%" style:text-position="super 58%" style:font-name="Bitstream Vera Sans" fo:font-size="10pt" fo:font-style="normal" fo:text-shadow="none" fo:font-weight="normal" officeooo:rsid="00a5f144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2" style:family="text">
      <style:text-properties fo:color="#000000" loext:opacity="100%" style:text-position="super 58%" officeooo:rsid="00a10663"/>
    </style:style>
    <style:style style:name="T83" style:family="text">
      <style:text-properties fo:color="#000000" loext:opacity="100%" style:text-position="super 58%" officeooo:rsid="0028d8f1"/>
    </style:style>
    <style:style style:name="T84" style:family="text">
      <style:text-properties fo:color="#000000" loext:opacity="100%" officeooo:rsid="00405c62"/>
    </style:style>
    <style:style style:name="T85" style:family="text">
      <style:text-properties fo:color="#000000" loext:opacity="100%" officeooo:rsid="00410d82"/>
    </style:style>
    <style:style style:name="T86" style:family="text">
      <style:text-properties fo:color="#000000" loext:opacity="100%" style:font-name="OpenSymbol2" fo:font-size="10pt" fo:font-style="normal" fo:text-shadow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7" style:family="text">
      <style:text-properties fo:color="#000000" loext:opacity="100%" style:font-name="OpenSymbol2" fo:font-style="normal" fo:text-shadow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color="#000000" loext:opacity="100%" style:font-name="Bitstream Vera Sans6" fo:font-size="10pt" fo:font-style="normal" fo:text-shadow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9" style:family="text">
      <style:text-properties fo:color="#000000" loext:opacity="100%" style:font-name="Bitstream Vera Sans6" fo:font-style="normal" fo:text-shadow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color="#000000" loext:opacity="100%" officeooo:rsid="00484b7e"/>
    </style:style>
    <style:style style:name="T91" style:family="text">
      <style:text-properties fo:color="#000000" loext:opacity="100%" officeooo:rsid="0049427e"/>
    </style:style>
    <style:style style:name="T92" style:family="text">
      <style:text-properties fo:color="#000000" loext:opacity="100%" officeooo:rsid="004db196"/>
    </style:style>
    <style:style style:name="T93" style:family="text">
      <style:text-properties fo:color="#000000" loext:opacity="100%" style:text-line-through-style="none" style:text-line-through-type="none"/>
    </style:style>
    <style:style style:name="T94" style:family="text">
      <style:text-properties fo:color="#000000" loext:opacity="100%" style:text-line-through-style="none" style:text-line-through-type="none" officeooo:rsid="002172f8"/>
    </style:style>
    <style:style style:name="T95" style:family="text">
      <style:text-properties fo:color="#000000" loext:opacity="100%" style:text-line-through-style="none" style:text-line-through-type="none" officeooo:rsid="0074fa80"/>
    </style:style>
    <style:style style:name="T96" style:family="text">
      <style:text-properties fo:color="#000000" loext:opacity="100%" style:text-line-through-style="none" style:text-line-through-type="none" style:text-position="0% 100%" officeooo:rsid="0063bc6d"/>
    </style:style>
    <style:style style:name="T97" style:family="text">
      <style:text-properties fo:color="#000000" loext:opacity="100%" style:text-line-through-style="none" style:text-line-through-type="none" style:text-position="0% 100%" officeooo:rsid="0074fa80"/>
    </style:style>
    <style:style style:name="T98" style:family="text">
      <style:text-properties fo:color="#000000" loext:opacity="100%" style:text-line-through-style="none" style:text-line-through-type="none" style:text-position="0% 100%" style:font-name="OpenSymbol3" fo:font-size="10pt" fo:font-style="normal" officeooo:rsid="004c26f5" style:font-name-asian="OpenSymbol3" style:font-size-asian="10pt" style:font-style-asian="normal" style:font-name-complex="OpenSymbol3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style:text-position="0% 100%" fo:font-size="10pt" officeooo:rsid="004b52a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text-position="0% 100%" fo:font-weight="normal" officeooo:rsid="004b52ae" style:font-size-asian="10pt" style:font-weight-asian="normal" style:font-size-complex="10pt" style:font-weight-complex="normal"/>
    </style:style>
    <style:style style:name="T101" style:family="text">
      <style:text-properties fo:color="#000000" loext:opacity="100%" style:text-line-through-style="none" style:text-line-through-type="none" style:text-position="0% 100%" style:font-name="Bitstream Vera Sans3" fo:font-size="10pt" fo:font-weight="normal" officeooo:rsid="00a48f4f" fo:background-color="#ffff00" loext:char-shading-value="0" style:font-weight-asian="normal" style:font-weight-complex="normal"/>
    </style:style>
    <style:style style:name="T102" style:family="text">
      <style:text-properties fo:color="#000000" loext:opacity="100%" style:text-line-through-style="none" style:text-line-through-type="none" style:text-position="super 58%" officeooo:rsid="0063bc6d"/>
    </style:style>
    <style:style style:name="T103" style:family="text">
      <style:text-properties fo:color="#000000" loext:opacity="100%" style:text-line-through-style="none" style:text-line-through-type="none" style:text-position="super 58%" officeooo:rsid="0074fa80"/>
    </style:style>
    <style:style style:name="T104" style:family="text">
      <style:text-properties fo:color="#000000" loext:opacity="100%" style:font-name="Bitstream Vera Sans3" fo:font-size="10pt" officeooo:rsid="0086c035"/>
    </style:style>
    <style:style style:name="T105" style:family="text">
      <style:text-properties fo:color="#000000" loext:opacity="100%" style:font-name="Bitstream Vera Sans4" fo:font-size="10pt" fo:font-style="normal" officeooo:rsid="0086c035" fo:background-color="transparent" loext:char-shading-value="0"/>
    </style:style>
    <style:style style:name="T106" style:family="text">
      <style:text-properties fo:color="#000000" loext:opacity="100%" style:font-name="Bitstream Vera Sans" fo:font-size="10pt" fo:font-style="normal" fo:text-shadow="none" fo:font-weight="normal" officeooo:rsid="00609d4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7" style:family="text">
      <style:text-properties style:font-name="OpenSymbol2"/>
    </style:style>
    <style:style style:name="T108" style:family="text">
      <style:text-properties style:font-name="OpenSymbol2" officeooo:rsid="0028d8f1"/>
    </style:style>
    <style:style style:name="T109" style:family="text">
      <style:text-properties fo:color="#ff660d" loext:opacity="100%" fo:font-weight="normal" style:font-weight-asian="normal" style:font-weight-complex="normal"/>
    </style:style>
    <style:style style:name="T110" style:family="text">
      <style:text-properties fo:font-size="10pt" style:font-size-asian="10pt" style:font-size-complex="10pt"/>
    </style:style>
    <style:style style:name="T111" style:family="text">
      <style:text-properties officeooo:rsid="0028d8f1"/>
    </style:style>
    <style:style style:name="T112" style:family="text">
      <style:text-properties fo:text-shadow="none" fo:font-weight="normal" style:font-name-asian="Times New Roman" style:font-weight-asian="normal" style:font-name-complex="Times New Roman" style:font-weight-complex="normal"/>
    </style:style>
    <style:style style:name="T113" style:family="text">
      <style:text-properties fo:text-shadow="none" fo:font-weight="normal" officeooo:rsid="00609d49" style:font-name-asian="Times New Roman" style:font-weight-asian="normal" style:font-name-complex="Times New Roman" style:font-weight-complex="normal"/>
    </style:style>
    <style:style style:name="T114" style:family="text">
      <style:text-properties officeooo:rsid="00609d49"/>
    </style:style>
    <style:style style:name="T115" style:family="text">
      <style:text-properties officeooo:rsid="0060c572"/>
    </style:style>
    <style:style style:name="T116" style:family="text">
      <style:text-properties officeooo:rsid="004db196"/>
    </style:style>
    <style:style style:name="T117" style:family="text">
      <style:text-properties officeooo:rsid="0061db6a"/>
    </style:style>
    <style:style style:name="T118" style:family="text">
      <style:text-properties officeooo:rsid="0063bc6d"/>
    </style:style>
    <style:style style:name="T119" style:family="text">
      <style:text-properties style:text-line-through-style="none" style:text-line-through-type="none"/>
    </style:style>
    <style:style style:name="T120" style:family="text">
      <style:text-properties style:text-line-through-style="none" style:text-line-through-type="none" officeooo:rsid="001fd0a7"/>
    </style:style>
    <style:style style:name="T121" style:family="text">
      <style:text-properties style:text-line-through-style="none" style:text-line-through-type="none" officeooo:rsid="002172f8"/>
    </style:style>
    <style:style style:name="T122" style:family="text">
      <style:text-properties style:text-line-through-style="none" style:text-line-through-type="none" style:text-position="0% 100%" fo:font-weight="normal" officeooo:rsid="0063bc6d" style:font-weight-asian="normal" style:font-weight-complex="normal"/>
    </style:style>
    <style:style style:name="T123" style:family="text">
      <style:text-properties style:text-line-through-style="none" style:text-line-through-type="none" style:text-position="0% 100%" fo:font-weight="normal" officeooo:rsid="0074fa80" style:font-weight-asian="normal" style:font-weight-complex="normal"/>
    </style:style>
    <style:style style:name="T124" style:family="text">
      <style:text-properties style:text-line-through-style="none" style:text-line-through-type="none" style:text-position="0% 100%" fo:font-weight="normal" officeooo:rsid="00a395db" style:font-weight-asian="normal" style:font-weight-complex="normal"/>
    </style:style>
    <style:style style:name="T125" style:family="text">
      <style:text-properties style:text-line-through-style="none" style:text-line-through-type="none" style:text-position="0% 100%" fo:font-weight="normal" officeooo:rsid="00a48f4f" style:font-weight-asian="normal" style:font-weight-complex="normal"/>
    </style:style>
    <style:style style:name="T126" style:family="text">
      <style:text-properties style:text-line-through-style="none" style:text-line-through-type="none" style:text-position="super 58%" fo:font-weight="normal" officeooo:rsid="0063bc6d" style:font-weight-asian="normal" style:font-weight-complex="normal"/>
    </style:style>
    <style:style style:name="T127" style:family="text">
      <style:text-properties style:use-window-font-color="true" loext:opacity="0%" style:text-position="0% 100%" style:font-name="Bitstream Vera Sans" fo:font-size="10pt" fo:font-style="normal" fo:text-shadow="none" fo:font-weight="normal" officeooo:rsid="00609d4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8" style:family="text">
      <style:text-properties style:use-window-font-color="true" loext:opacity="0%" style:text-position="0% 100%" style:font-name="Bitstream Vera Sans4" fo:font-size="10pt" fo:font-style="normal" fo:text-shadow="none" fo:font-weight="normal" officeooo:rsid="00609d4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9" style:family="text">
      <style:text-properties style:use-window-font-color="true" loext:opacity="0%" style:font-name="Bitstream Vera Sans" fo:font-size="10pt" fo:font-style="normal" fo:text-shadow="none" fo:font-weight="normal" officeooo:rsid="00609d4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0" style:family="text">
      <style:text-properties style:use-window-font-color="true" loext:opacity="0%" style:text-position="super 58%" style:font-name="Bitstream Vera Sans" fo:font-size="10pt" fo:font-style="normal" fo:text-shadow="none" fo:font-weight="normal" officeooo:rsid="00609d49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1" style:family="text">
      <style:text-properties style:use-window-font-color="true" loext:opacity="0%" style:text-position="super 58%" style:font-name="Bitstream Vera Sans" fo:font-size="10pt" fo:font-style="normal" fo:text-shadow="none" fo:font-weight="normal" officeooo:rsid="009b019b" fo:background-color="#ffff00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2" style:family="text">
      <style:text-properties style:use-window-font-color="true" loext:opacity="0%" style:text-position="super 58%" fo:font-style="normal" officeooo:rsid="00a043ad"/>
    </style:style>
    <style:style style:name="T133" style:family="text">
      <style:text-properties style:use-window-font-color="true" loext:opacity="0%" style:text-position="super 58%" fo:font-style="normal" officeooo:rsid="00a64308"/>
    </style:style>
    <style:style style:name="T134" style:family="text">
      <style:text-properties style:use-window-font-color="true" loext:opacity="0%" style:text-position="super 58%" style:font-name="Bitstream Vera Sans3" fo:font-size="10pt" fo:font-style="normal" officeooo:rsid="00a043ad" fo:background-color="#ffff00" loext:char-shading-value="0"/>
    </style:style>
    <style:style style:name="T135" style:family="text">
      <style:text-properties style:use-window-font-color="true" loext:opacity="0%" style:text-position="super 58%" style:font-name="Bitstream Vera Sans3" fo:font-size="10pt" fo:font-style="normal" officeooo:rsid="00a10663" fo:background-color="#ffff00" loext:char-shading-value="0"/>
    </style:style>
    <style:style style:name="T136" style:family="text">
      <style:text-properties style:use-window-font-color="true" loext:opacity="0%" fo:font-style="normal" officeooo:rsid="00a043ad"/>
    </style:style>
    <style:style style:name="T137" style:family="text">
      <style:text-properties officeooo:rsid="0063bc6d" fo:background-color="#ffff00" loext:char-shading-value="0"/>
    </style:style>
    <style:style style:name="T138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139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.199cm" fo:margin-right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72cm" fo:min-width="1.53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94cm" fo:min-width="1.2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94cm" fo:min-width="1.1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94cm" fo:min-width="1.1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94cm" fo:min-width="1.43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598cm" fo:min-width="1.4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131cm" draw:marker-end="Arrow_20_concave" draw:marker-end-width="0.18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draw:g text:anchor-type="paragraph" draw:z-index="32" draw:name="Forme5" draw:style-name="gr9"><draw:custom-shape draw:style-name="gr10" draw:text-style-name="P105" svg:width="3.964cm" svg:height="0.641cm" draw:transform="skewX (0.00279252680319092) rotate (0.0872664625997165) translate (-0.370416666666667cm -0.0934861111111111cm)"><text:p text:style-name="P104"><text:span text:style-name="T13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1"><draw:text-box fo:min-height="2.743cm"><text:section text:style-name="Sect1" text:name="Section8"><text:p text:style-name="P24"/><text:list xml:id="list3289187871" text:style-name="_5f_Numérotation_20_des_20_exercices_20_livrets"><text:list-header><text:p text:style-name="P97"><text:span text:style-name="T110">Écris </text:span><text:span text:style-name="T9">sous la forme d’une</text:span><text:span text:style-name="_5f_variable"><text:span text:style-name="T9"> puissance de 10.</text:span></text:span></text:p></text:list-header></text:list><text:section text:style-name="Sect2" text:name="Section2"><text:list xml:id="list554572459" text:style-name="liste_5f_abc"><text:list-item><text:p text:style-name="P56"><text:span text:style-name="_5f_BVS"><text:span text:style-name="T112">10³</text:span></text:span><text:span text:style-name="_5f_BVS"><text:span text:style-name="T88"> </text:span></text:span><text:span text:style-name="T86">×</text:span><text:span text:style-name="T88"> 1</text:span><text:span text:style-name="_5f_BVS"><text:span text:style-name="T112">0</text:span></text:span><text:span text:style-name="_5f_BVS"><text:span text:style-name="T28">2</text:span></text:span></text:p></text:list-item><text:list-item><text:p text:style-name="P56"><text:span text:style-name="_5f_BVS"><text:span text:style-name="T14">(10²)³</text:span></text:span></text:p></text:list-item><text:list-item><text:p text:style-name="P57"><text:span text:style-name="_5f_BVS"><text:span text:style-name="T17">10</text:span></text:span><text:span text:style-name="_5f_BVS"><text:span text:style-name="T28">4</text:span></text:span><text:span text:style-name="_5f_BVS"><text:span text:style-name="T48"> </text:span></text:span><text:span text:style-name="_5f_BVS"><text:span text:style-name="T53">×</text:span></text:span><text:span text:style-name="_5f_BVS"><text:span text:style-name="T48"> 1</text:span></text:span><text:span text:style-name="_5f_BVS"><text:span text:style-name="T17">0</text:span></text:span><text:span text:style-name="_5f_BVS"><text:span text:style-name="T29">–</text:span></text:span><text:span text:style-name="_5f_BVS"><text:span text:style-name="T28">3</text:span></text:span></text:p></text:list-item><text:list-item><text:p text:style-name="P58"><draw:frame draw:style-name="fr13" draw:name="Objet135" text:anchor-type="as-char" svg:width="0.653cm" svg:height="0.87cm" draw:z-index="52"><draw:object xlink:href="./Object 22" xlink:type="simple" xlink:show="embed" xlink:actuate="onLoad"/><draw:image xlink:href="./ObjectReplacements/Object 22" xlink:type="simple" xlink:show="embed" xlink:actuate="onLoad"/><svg:desc>formule</svg:desc></draw:frame></text:p></text:list-item></text:list></text:section><text:list xml:id="list93456365804550" text:continue-list="list3289187871" text:style-name="_5f_Numérotation_20_des_20_exercices_20_livrets"><text:list-header><text:p text:style-name="P62"><text:span text:style-name="Bold_5f_niv2">Correction</text:span></text:p></text:list-header></text:list><text:p text:style-name="P37"><text:span text:style-name="_5f_BVS"><text:span text:style-name="T114">On revient à la définition d’une puissance de 10.</text:span></text:span></text:p><text:list xml:id="list93456341693768" text:continue-list="list554572459" text:style-name="liste_5f_abc"><text:list-item text:start-value="1"><text:p text:style-name="P59"><text:span text:style-name="_5f_BVS"><text:span text:style-name="T112">10³</text:span></text:span><text:span text:style-name="_5f_BVS"><text:span text:style-name="T88"> </text:span></text:span><text:span text:style-name="T87">×</text:span><text:span text:style-name="T89"> 1</text:span><text:span text:style-name="_5f_BVS"><text:span text:style-name="T112">0</text:span></text:span><text:span text:style-name="_5f_BVS"><text:span text:style-name="T28">2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18"> 10</text:span></text:span><text:span text:style-name="_5f_BVS"><text:span text:style-name="T49"> </text:span></text:span><text:span text:style-name="_5f_BVS"><text:span text:style-name="T54">×</text:span></text:span><text:span text:style-name="_5f_BVS"><text:span text:style-name="T49"> </text:span></text:span><text:span text:style-name="_5f_BVS"><text:span text:style-name="T18">10</text:span></text:span><text:span text:style-name="_5f_BVS"><text:span text:style-name="T49"> </text:span></text:span><text:span text:style-name="_5f_BVS"><text:span text:style-name="T54">×</text:span></text:span><text:span text:style-name="_5f_BVS"><text:span text:style-name="T49"> </text:span></text:span><text:span text:style-name="_5f_BVS"><text:span text:style-name="T18">10</text:span></text:span><text:span text:style-name="_5f_BVS"><text:span text:style-name="T49"> </text:span></text:span><text:span text:style-name="_5f_BVS"><text:span text:style-name="T54">×</text:span></text:span><text:span text:style-name="_5f_BVS"><text:span text:style-name="T18">10</text:span></text:span><text:span text:style-name="_5f_BVS"><text:span text:style-name="T49"> </text:span></text:span><text:span text:style-name="_5f_BVS"><text:span text:style-name="T54">×</text:span></text:span><text:span text:style-name="_5f_BVS"><text:span text:style-name="T18">10 </text:span></text:span><text:span text:style-name="_5f_signe"><text:span text:style-name="T57">=</text:span></text:span><text:span text:style-name="_5f_BVS"><text:span text:style-name="T18"> 10</text:span></text:span><text:span text:style-name="_5f_BVS"><text:span text:style-name="T28">5</text:span></text:span></text:p></text:list-item><text:list-item><text:p text:style-name="P60"><text:span text:style-name="_5f_BVS"><text:span text:style-name="T14">(10²)³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18"> (100)</text:span></text:span><text:span text:style-name="_5f_BVS"><text:span text:style-name="T28">3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18"> 100</text:span></text:span><text:span text:style-name="_5f_BVS"><text:span text:style-name="T49"> </text:span></text:span><text:span text:style-name="_5f_BVS"><text:span text:style-name="T54">×</text:span></text:span><text:span text:style-name="_5f_BVS"><text:span text:style-name="T49"> 100 </text:span></text:span><text:span text:style-name="_5f_BVS"><text:span text:style-name="T54">×</text:span></text:span><text:span text:style-name="_5f_BVS"><text:span text:style-name="T49"> 100</text:span></text:span></text:p><text:p text:style-name="P60"><text:span text:style-name="_5f_BVS"><text:span text:style-name="T49"><text:s text:c="4"/></text:span></text:span><text:span text:style-name="_5f_BVS"><text:span text:style-name="T18">(10²)³ </text:span></text:span><text:span text:style-name="_5f_signe"><text:span text:style-name="T57">=</text:span></text:span><text:span text:style-name="_5f_BVS"><text:span text:style-name="T18"> 1 000 000</text:span></text:span></text:p><text:p text:style-name="P60"><text:span text:style-name="_5f_BVS"><text:span text:style-name="T18"><text:s text:c="4"/>(10²)³ </text:span></text:span><text:span text:style-name="_5f_signe"><text:span text:style-name="T57">=</text:span></text:span><text:span text:style-name="_5f_BVS"><text:span text:style-name="T18"> 10</text:span></text:span><text:span text:style-name="_5f_BVS"><text:span text:style-name="T28">6</text:span></text:span></text:p></text:list-item><text:list-item><text:p text:style-name="P61"><text:span text:style-name="_5f_BVS"><text:span text:style-name="T17">10</text:span></text:span><text:span text:style-name="_5f_BVS"><text:span text:style-name="T28">4</text:span></text:span><text:span text:style-name="_5f_BVS"><text:span text:style-name="T48"> </text:span></text:span><text:span text:style-name="_5f_BVS"><text:span text:style-name="T53">×</text:span></text:span><text:span text:style-name="_5f_BVS"><text:span text:style-name="T48"> 1</text:span></text:span><text:span text:style-name="_5f_BVS"><text:span text:style-name="T17">0</text:span></text:span><text:span text:style-name="_5f_BVS"><text:span text:style-name="T29">–</text:span></text:span><text:span text:style-name="_5f_BVS"><text:span text:style-name="T28">3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18"> </text:span></text:span><text:span text:style-name="_5f_BVS"><text:span text:style-name="T17">10</text:span></text:span><text:span text:style-name="_5f_BVS"><text:span text:style-name="T28">4</text:span></text:span><text:span text:style-name="_5f_BVS"><text:span text:style-name="T48"> </text:span></text:span><text:span text:style-name="_5f_BVS"><text:span text:style-name="T53">×</text:span></text:span><text:span text:style-name="_5f_BVS"><text:span text:style-name="T48"> </text:span></text:span><text:span text:style-name="_5f_BVS"><text:span text:style-name="T48"><draw:frame draw:style-name="fr13" draw:name="Objet4" text:anchor-type="as-char" svg:width="0.651cm" svg:height="0.915cm" draw:z-index="53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BVS"><text:span text:style-name="T18"> </text:span></text:span><text:span text:style-name="_5f_signe"><text:span text:style-name="T19">=</text:span></text:span><text:span text:style-name="_5f_BVS"><text:span text:style-name="T18"> </text:span></text:span><text:span text:style-name="_5f_BVS"><text:span text:style-name="T18"><draw:frame draw:style-name="fr13" draw:name="Objet5" text:anchor-type="as-char" svg:width="0.651cm" svg:height="0.96cm" draw:z-index="55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/text:p><text:p text:style-name="P59"><text:span text:style-name="_5f_BVS"><text:span text:style-name="T17">10</text:span></text:span><text:span text:style-name="_5f_BVS"><text:span text:style-name="T28">4</text:span></text:span><text:span text:style-name="_5f_BVS"><text:span text:style-name="T48"> </text:span></text:span><text:span text:style-name="_5f_BVS"><text:span text:style-name="T53">×</text:span></text:span><text:span text:style-name="_5f_BVS"><text:span text:style-name="T48"> 1</text:span></text:span><text:span text:style-name="_5f_BVS"><text:span text:style-name="T17">0</text:span></text:span><text:span text:style-name="_5f_BVS"><text:span text:style-name="T29">–</text:span></text:span><text:span text:style-name="_5f_BVS"><text:span text:style-name="T28">3</text:span></text:span><text:span text:style-name="_5f_BVS"><text:span text:style-name="T18"> </text:span></text:span><text:span text:style-name="_5f_signe"><text:span text:style-name="T15">=</text:span></text:span><text:span text:style-name="_5f_BVS"><text:span text:style-name="T20"><draw:frame draw:style-name="fr13" draw:name="Objet8" text:anchor-type="as-char" svg:width="3.034cm" svg:height="0.781cm" draw:z-index="56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signe"><text:span text:style-name="T16">=</text:span></text:span><text:span text:style-name="_5f_BVS"><text:span text:style-name="T48"> </text:span></text:span><text:span text:style-name="_5f_BVS"><text:span text:style-name="T20">10</text:span></text:span></text:p></text:list-item><text:list-item><text:p text:style-name="P59"><draw:frame draw:style-name="fr13" draw:name="Objet1" text:anchor-type="as-char" svg:width="0.751cm" svg:height="0.87cm" draw:z-index="57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_5f_signe"><text:span text:style-name="T8">=</text:span></text:span><text:span text:style-name="T115"><draw:frame draw:style-name="fr13" draw:name="Objet2" text:anchor-type="as-char" svg:width="6.195cm" svg:height="0.781cm" draw:z-index="5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<text:p text:style-name="P61"><text:span text:style-name="_5f_BVS"><text:span text:style-name="T20"><draw:frame draw:style-name="fr13" draw:name="Objet3" text:anchor-type="as-char" svg:width="0.751cm" svg:height="0.87cm" draw:z-index="5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signe"><text:span text:style-name="T16">=</text:span></text:span><text:span text:style-name="_5f_BVS"><text:span text:style-name="T20"> </text:span></text:span><text:span text:style-name="_5f_BVS"><text:span text:style-name="T18">10</text:span></text:span><text:span text:style-name="_5f_BVS"><text:span text:style-name="T49"> </text:span></text:span><text:span text:style-name="_5f_BVS"><text:span text:style-name="T54">×</text:span></text:span><text:span text:style-name="_5f_BVS"><text:span text:style-name="T49"> </text:span></text:span><text:span text:style-name="_5f_BVS"><text:span text:style-name="T18">10</text:span></text:span><text:span text:style-name="_5f_BVS"><text:span text:style-name="T49"> </text:span></text:span><text:span text:style-name="_5f_BVS"><text:span text:style-name="T54">×</text:span></text:span><text:span text:style-name="_5f_BVS"><text:span text:style-name="T49"> </text:span></text:span><text:span text:style-name="_5f_BVS"><text:span text:style-name="T18">10 </text:span></text:span><text:span text:style-name="_5f_signe"><text:span text:style-name="T15">=</text:span></text:span><text:span text:style-name="_5f_BVS"><text:span text:style-name="T20"> </text:span></text:span><text:span text:style-name="_5f_BVS"><text:span text:style-name="T18">10</text:span></text:span><text:span text:style-name="_5f_BVS"><text:span text:style-name="T30">3</text:span></text:span></text:p></text:list-item></text:list></text:section></draw:text-box></draw:frame></text:p>
      <text:list xml:id="list492339577" text:style-name="Num_5f_Exo">
        <text:list-item>
          <text:h text:style-name="P42" text:outline-level="1"> Écris <text:span text:style-name="T7">sous la forme d’une puissance de 10.</text:span></text:h>
        </text:list-item>
      </text:list>
      <text:list xml:id="list93457096864006" text:continue-list="list93456341693768" text:style-name="liste_5f_abc">
        <text:list-item text:start-value="1">
          <text:p text:style-name="P77"><text:span text:style-name="_5f_pointillés_20_gris"><text:span text:style-name="T84">1 0</text:span></text:span><text:span text:style-name="_5f_pointillés_20_gris"><text:span text:style-name="T90">00</text:span></text:span><text:span text:style-name="_5f_BVS"><text:span text:style-name="T18"> </text:span></text:span><text:span text:style-name="_5f_signe"><text:span text:style-name="T56">=</text:span></text:span><text:span text:style-name="_5f_BVS"><text:span text:style-name="T18"> </text:span></text:span><text:span text:style-name="_5f_pointillés_20_gris"><text:span text:style-name="T46">10</text:span></text:span><text:span text:style-name="_5f_pointillés_20_gris"><text:span text:style-name="T77"> </text:span></text:span><text:span text:style-name="_5f_pointillés_20_gris"><text:span text:style-name="T78">3</text:span></text:span></text:p>
        </text:list-item>
        <text:list-item>
          <text:p text:style-name="P77"><text:span text:style-name="_5f_pointillés_20_gris"><text:span text:style-name="T90">10 000 000</text:span></text:span><text:span text:style-name="_5f_BVS"><text:span text:style-name="T18"> </text:span></text:span><text:span text:style-name="_5f_signe"><text:span text:style-name="T56">=</text:span></text:span><text:span text:style-name="_5f_BVS"><text:span text:style-name="T18"> </text:span></text:span><text:span text:style-name="_5f_pointillés_20_gris"><text:span text:style-name="T46">10</text:span></text:span><text:span text:style-name="_5f_pointillés_20_gris"><text:span text:style-name="T77"> </text:span></text:span><text:span text:style-name="_5f_pointillés_20_gris"><text:span text:style-name="T81">7</text:span></text:span></text:p>
        </text:list-item>
        <text:list-item>
          <text:p text:style-name="P77"><text:span text:style-name="_5f_pointillés_20_gris"><text:span text:style-name="T91">10 000</text:span></text:span><text:span text:style-name="_5f_BVS"><text:span text:style-name="T18"> </text:span></text:span><text:span text:style-name="_5f_signe"><text:span text:style-name="T56">=</text:span></text:span><text:span text:style-name="_5f_BVS"><text:span text:style-name="T18"> </text:span></text:span><text:span text:style-name="_5f_pointillés_20_gris"><text:span text:style-name="T46">10</text:span></text:span><text:span text:style-name="_5f_pointillés_20_gris"><text:span text:style-name="T77"> </text:span></text:span><text:span text:style-name="_5f_pointillés_20_gris"><text:span text:style-name="T78">4</text:span></text:span></text:p>
        </text:list-item>
        <text:list-item>
          <text:p text:style-name="P77"><text:span text:style-name="_5f_pointillés_20_gris"><text:span text:style-name="T90">10 000 000 000 000</text:span></text:span><text:span text:style-name="_5f_BVS"><text:span text:style-name="T18"> </text:span></text:span><text:span text:style-name="_5f_signe"><text:span text:style-name="T56">=</text:span></text:span><text:span text:style-name="_5f_BVS"><text:span text:style-name="T18"> </text:span></text:span><text:span text:style-name="_5f_pointillés_20_gris"><text:span text:style-name="T46">10</text:span></text:span><text:span text:style-name="_5f_pointillés_20_gris"><text:span text:style-name="T77"> </text:span></text:span><text:span text:style-name="_5f_pointillés_20_gris"><text:span text:style-name="T78">13</text:span></text:span></text:p>
        </text:list-item>
        <text:list-item>
          <text:p text:style-name="P77"><text:span text:style-name="_5f_pointillés_20_gris"><text:span text:style-name="T91">1</text:span></text:span><text:span text:style-name="_5f_BVS"><text:span text:style-name="T18"> </text:span></text:span><text:span text:style-name="_5f_signe"><text:span text:style-name="T56">=</text:span></text:span><text:span text:style-name="_5f_BVS"><text:span text:style-name="T18"> </text:span></text:span><text:span text:style-name="_5f_pointillés_20_gris"><text:span text:style-name="T46">10</text:span></text:span><text:span text:style-name="_5f_pointillés_20_gris"><text:span text:style-name="T77"> </text:span></text:span><text:span text:style-name="_5f_pointillés_20_gris"><text:span text:style-name="T78">0</text:span></text:span></text:p>
        </text:list-item>
        <text:list-item>
          <text:p text:style-name="P77"><text:span text:style-name="_5f_BVS"><text:span text:style-name="T117">0,001</text:span></text:span><text:span text:style-name="_5f_BVS"><text:span text:style-name="T18"> </text:span></text:span><text:span text:style-name="_5f_signe"><text:span text:style-name="T56">=</text:span></text:span><text:span text:style-name="_5f_BVS"><text:span text:style-name="T18"> </text:span></text:span><text:span text:style-name="_5f_pointillés_20_gris"><text:span text:style-name="T46">10</text:span></text:span><text:span text:style-name="_5f_pointillés_20_gris"><text:span text:style-name="T77"> </text:span></text:span><text:span text:style-name="_5f_pointillés_20_gris"><text:span text:style-name="T78">– 3</text:span></text:span></text:p>
        </text:list-item>
        <text:list-item>
          <text:p text:style-name="P77"><text:span text:style-name="_5f_BVS"><text:span text:style-name="T117">0,000 000 01</text:span></text:span><text:span text:style-name="_5f_BVS"><text:span text:style-name="T18"> </text:span></text:span><text:span text:style-name="_5f_signe"><text:span text:style-name="T58">=</text:span></text:span><text:span text:style-name="_5f_BVS"><text:span text:style-name="T18"> </text:span></text:span><text:span text:style-name="_5f_pointillés_20_gris"><text:span text:style-name="T46">10</text:span></text:span><text:span text:style-name="_5f_pointillés_20_gris"><text:span text:style-name="T77"> </text:span></text:span><text:span text:style-name="_5f_pointillés_20_gris"><text:span text:style-name="T78">– 8</text:span></text:span></text:p>
        </text:list-item>
      </text:list>
      <text:list xml:id="list93456490395423" text:continue-list="list492339577" text:style-name="Num_5f_Exo">
        <text:list-item>
          <text:h text:style-name="P43" text:outline-level="1"><text:span text:style-name="_5f_pointillés_20_gris"><text:span text:style-name="T45"> Complète.</text:span></text:span><text:span text:style-name="_5f_pointillés_20_gris"><text:span text:style-name="T85"> </text:span>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36">Puissance</text:p>
            </table:table-cell>
            <table:table-cell table:style-name="Tableau1.A1" office:value-type="string">
              <text:p text:style-name="P36">Définition</text:p>
            </table:table-cell>
            <table:table-cell table:style-name="Tableau1.A1" office:value-type="string">
              <text:p text:style-name="P36">Écriture fractionnaire</text:p>
            </table:table-cell>
            <table:table-cell table:style-name="Tableau1.D1" office:value-type="string">
              <text:p text:style-name="P36">Écriture décimale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26">10<text:span text:style-name="T24">–3</text:span></text:p>
          </table:table-cell>
          <table:table-cell table:style-name="Tableau1.A2" office:value-type="string">
            <text:p text:style-name="P28"><draw:frame draw:style-name="fr4" draw:name="Objet6" text:anchor-type="as-char" svg:width="0.783cm" svg:height="0.824cm" draw:z-index="6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  <table:table-cell table:style-name="Tableau1.A2" office:value-type="string">
            <text:p text:style-name="P28"><draw:frame draw:style-name="fr4" draw:name="Objet7" text:anchor-type="as-char" svg:width="1.252cm" svg:height="0.781cm" draw:z-index="6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D2" office:value-type="string">
            <text:p text:style-name="P30"><text:span text:style-name="_5f_Correction_5f_surligné">0,001</text:span></text:p>
          </table:table-cell>
        </table:table-row>
        <table:table-row table:style-name="Tableau1.2">
          <table:table-cell table:style-name="Tableau1.A6" office:value-type="string">
            <text:p text:style-name="P26">10<text:span text:style-name="T24">–2</text:span></text:p>
          </table:table-cell>
          <table:table-cell table:style-name="Tableau1.B3" office:value-type="string">
            <text:p text:style-name="P28"><draw:frame draw:style-name="fr4" draw:name="Objet18" text:anchor-type="as-char" svg:width="0.783cm" svg:height="0.824cm" draw:z-index="62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table-cell table:style-name="Tableau1.C3" office:value-type="string">
            <text:p text:style-name="P28"><draw:frame draw:style-name="fr4" draw:name="Objet20" text:anchor-type="as-char" svg:width="0.864cm" svg:height="0.781cm" draw:z-index="63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1.D3" office:value-type="string">
            <text:p text:style-name="P30"><text:span text:style-name="_5f_Correction_5f_surligné">0,01</text:span></text:p>
          </table:table-cell>
        </table:table-row>
        <table:table-row table:style-name="Tableau1.2">
          <table:table-cell table:style-name="Tableau1.A6" office:value-type="string">
            <text:p text:style-name="P27"><text:span text:style-name="_5f_Correction_5f_surligné">10</text:span><text:span text:style-name="_5f_Correction_5f_surligné"><text:span text:style-name="T24">–</text:span></text:span><text:span text:style-name="_5f_Correction_5f_surligné"><text:span text:style-name="T33">5</text:span></text:span></text:p>
          </table:table-cell>
          <table:table-cell table:style-name="Tableau1.B4" office:value-type="string">
            <text:p text:style-name="P28"><draw:frame draw:style-name="fr8" draw:name="Objet13" text:anchor-type="as-char" svg:width="0.783cm" svg:height="0.824cm" draw:z-index="64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C4" office:value-type="string">
            <text:p text:style-name="P28"><draw:frame draw:style-name="fr4" draw:name="Objet21" text:anchor-type="as-char" svg:width="1.655cm" svg:height="0.781cm" draw:z-index="65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1.D4" office:value-type="string">
            <text:p text:style-name="P30"><text:span text:style-name="_5f_Correction_5f_surligné">0,000 01</text:span></text:p>
          </table:table-cell>
        </table:table-row>
        <table:table-row table:style-name="Tableau1.2">
          <table:table-cell table:style-name="Tableau1.A6" office:value-type="string">
            <text:p text:style-name="P27"><text:span text:style-name="_5f_Correction_5f_surligné">10</text:span><text:span text:style-name="_5f_Correction_5f_surligné"><text:span text:style-name="T24">–</text:span></text:span><text:span text:style-name="_5f_Correction_5f_surligné"><text:span text:style-name="T33">7</text:span></text:span></text:p>
          </table:table-cell>
          <table:table-cell table:style-name="Tableau1.B5" office:value-type="string">
            <text:p text:style-name="P29"><draw:frame draw:style-name="fr4" draw:name="Objet22" text:anchor-type="as-char" svg:width="0.783cm" svg:height="0.824cm" draw:z-index="66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1.C5" office:value-type="string">
            <text:p text:style-name="P29"><draw:frame draw:style-name="fr4" draw:name="Objet23" text:anchor-type="as-char" svg:width="2.242cm" svg:height="0.781cm" draw:z-index="67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  <table:table-cell table:style-name="Tableau1.D5" office:value-type="string">
            <text:p text:style-name="P28">0,000 000 1</text:p>
          </table:table-cell>
        </table:table-row>
        <table:table-row table:style-name="Tableau1.2">
          <table:table-cell table:style-name="Tableau1.A6" office:value-type="string">
            <text:p text:style-name="P27"><text:span text:style-name="_5f_Correction_5f_surligné">10</text:span><text:span text:style-name="_5f_Correction_5f_surligné"><text:span text:style-name="T24">–</text:span></text:span><text:span text:style-name="_5f_Correction_5f_surligné"><text:span text:style-name="T33">1</text:span></text:span></text:p>
          </table:table-cell>
          <table:table-cell table:style-name="Tableau1.B6" office:value-type="string">
            <text:p text:style-name="P29"><draw:frame draw:style-name="fr4" draw:name="Objet24" text:anchor-type="as-char" svg:width="0.783cm" svg:height="0.824cm" draw:z-index="68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1.C6" office:value-type="string">
            <text:p text:style-name="P29"><draw:frame draw:style-name="fr4" draw:name="Objet25" text:anchor-type="as-char" svg:width="0.663cm" svg:height="0.781cm" draw:z-index="69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1.D6" office:value-type="string">
            <text:p text:style-name="P28">0,1</text:p>
          </table:table-cell>
        </table:table-row>
        <table:table-row table:style-name="Tableau1.2">
          <table:table-cell table:style-name="Tableau1.A7" office:value-type="string">
            <text:p text:style-name="P27"><text:span text:style-name="_5f_Correction_5f_surligné">10</text:span><text:span text:style-name="_5f_Correction_5f_surligné"><text:span text:style-name="T24">–</text:span></text:span><text:span text:style-name="_5f_Correction_5f_surligné"><text:span text:style-name="T33">6</text:span></text:span></text:p>
          </table:table-cell>
          <table:table-cell table:style-name="Tableau1.B7" office:value-type="string">
            <text:p text:style-name="P29"><draw:frame draw:style-name="fr4" draw:name="Objet26" text:anchor-type="as-char" svg:width="0.783cm" svg:height="0.824cm" draw:z-index="70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1.C7" office:value-type="string">
            <text:p text:style-name="P40"><draw:frame draw:style-name="fr13" draw:name="Objet19" text:anchor-type="as-char" svg:width="1.856cm" svg:height="0.781cm" draw:z-index="71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D7" office:value-type="string">
            <text:p text:style-name="P30"><text:span text:style-name="_5f_Correction_5f_surligné">0,000 001</text:span></text:p>
          </table:table-cell>
        </table:table-row>
      </table:table>
      <text:list xml:id="list93456557448712" text:continue-numbering="true" text:style-name="Num_5f_Exo">
        <text:list-item>
          <text:h text:style-name="Exo_5f_Num" text:outline-level="1"><text:span text:style-name="_5f_pointillés_20_gris"><text:span text:style-name="T92"> </text:span></text:span><text:span text:style-name="_5f_BVS"><text:span text:style-name="T116">Écris sous la forme d’une puissance de 10.</text:span></text:span></text:h>
        </text:list-item>
      </text:list>
      <text:list xml:id="list93457233439227" text:continue-list="list93457096864006" text:style-name="liste_5f_abc">
        <text:list-item text:start-value="1">
          <text:p text:style-name="P64"><text:span text:style-name="T111">10</text:span><text:span text:style-name="T27">2</text:span><text:span text:style-name="T111"> </text:span><text:span text:style-name="T108">×</text:span><text:span text:style-name="T111"> 10</text:span><text:span text:style-name="T25">4</text:span><text:span text:style-name="T10"> </text:span><text:span text:style-name="_5f_signe"><text:span text:style-name="T10">=</text:span></text:span><text:span text:style-name="_5f_BVS"><text:span text:style-name="T18"> </text:span></text:span><text:span text:style-name="_5f_pointillés_20_gris"><text:span text:style-name="T46">10 </text:span></text:span><text:span text:style-name="_5f_pointillés_20_gris"><text:span text:style-name="T77">2 + </text:span></text:span><text:span text:style-name="_5f_pointillés_20_gris"><text:span text:style-name="T79">4</text:span></text:span><text:span text:style-name="_5f_pointillés_20_gris"><text:span text:style-name="T77">  </text:span></text:span><text:span text:style-name="_5f_pointillés_20_gris"><text:span text:style-name="T127">=</text:span></text:span><text:span text:style-name="_5f_pointillés_20_gris"><text:span text:style-name="T46"> 10 </text:span></text:span><text:span text:style-name="_5f_pointillés_20_gris"><text:span text:style-name="T79">6</text:span></text:span></text:p>
        </text:list-item>
        <text:list-item>
          <text:p text:style-name="P78">10<text:span text:style-name="T25">5</text:span> <text:span text:style-name="T107">×</text:span> 10<text:span text:style-name="T25">3</text:span><text:span text:style-name="T8"> </text:span><text:span text:style-name="_5f_signe"><text:span text:style-name="T8">=</text:span></text:span><text:span text:style-name="_5f_BVS"><text:span text:style-name="T18"> </text:span></text:span><text:span text:style-name="_5f_pointillés_20_gris"><text:span text:style-name="T46">10 </text:span></text:span><text:span text:style-name="_5f_pointillés_20_gris"><text:span text:style-name="T79">5</text:span></text:span><text:span text:style-name="_5f_pointillés_20_gris"><text:span text:style-name="T77"> + </text:span></text:span><text:span text:style-name="_5f_pointillés_20_gris"><text:span text:style-name="T79">3</text:span></text:span><text:span text:style-name="_5f_pointillés_20_gris"><text:span text:style-name="T77">  </text:span></text:span><text:span text:style-name="_5f_pointillés_20_gris"><text:span text:style-name="T127">=</text:span></text:span><text:span text:style-name="_5f_pointillés_20_gris"><text:span text:style-name="T46"> 10 </text:span></text:span><text:span text:style-name="_5f_pointillés_20_gris"><text:span text:style-name="T77">8</text:span></text:span></text:p>
        </text:list-item>
        <text:list-item>
          <text:p text:style-name="P84">10<text:span text:style-name="T24">7</text:span> <text:span text:style-name="T107">×</text:span> 10<text:span text:style-name="T24">–3</text:span> <text:span text:style-name="_5f_signe">=</text:span><text:span text:style-name="_5f_BVS"><text:span text:style-name="T113"> </text:span></text:span><text:span text:style-name="_5f_pointillés_20_gris"><text:span text:style-name="T106">10 </text:span></text:span><text:span text:style-name="_5f_pointillés_20_gris"><text:span text:style-name="T79">7</text:span></text:span><text:span text:style-name="_5f_pointillés_20_gris"><text:span text:style-name="T77"> – <text:s/></text:span></text:span><text:span text:style-name="_5f_pointillés_20_gris"><text:span text:style-name="T79">3</text:span></text:span><text:span text:style-name="_5f_pointillés_20_gris"><text:span text:style-name="T77">  </text:span></text:span><text:span text:style-name="_5f_pointillés_20_gris"><text:span text:style-name="T129">=</text:span></text:span><text:span text:style-name="_5f_pointillés_20_gris"><text:span text:style-name="T106"> 10 </text:span></text:span><text:span text:style-name="_5f_pointillés_20_gris"><text:span text:style-name="T79">4</text:span></text:span></text:p>
        </text:list-item>
        <text:list-item>
          <text:p text:style-name="P78">10<text:span text:style-name="T68">6</text:span> <text:span text:style-name="T107">×</text:span> 10<text:span text:style-name="T69">0</text:span><text:span text:style-name="T8"> </text:span><text:span text:style-name="_5f_signe"><text:span text:style-name="T8">=</text:span></text:span><text:span text:style-name="_5f_BVS"><text:span text:style-name="T18"> </text:span></text:span><text:span text:style-name="_5f_pointillés_20_gris"><text:span text:style-name="T46">10 </text:span></text:span><text:span text:style-name="_5f_pointillés_20_gris"><text:span text:style-name="T79">6</text:span></text:span><text:span text:style-name="_5f_pointillés_20_gris"><text:span text:style-name="T77"> + </text:span></text:span><text:span text:style-name="_5f_pointillés_20_gris"><text:span text:style-name="T79">0</text:span></text:span><text:span text:style-name="_5f_pointillés_20_gris"><text:span text:style-name="T77">  </text:span></text:span><text:span text:style-name="_5f_pointillés_20_gris"><text:span text:style-name="T127">=</text:span></text:span><text:span text:style-name="_5f_pointillés_20_gris"><text:span text:style-name="T46"> 10 </text:span></text:span><text:span text:style-name="_5f_pointillés_20_gris"><text:span text:style-name="T79">6</text:span></text:span></text:p>
        </text:list-item>
        <text:list-item>
          <text:p text:style-name="P78"><text:span text:style-name="_5f_pointillés_20_gris"><text:span text:style-name="T52">10</text:span></text:span><text:span text:style-name="_5f_pointillés_20_gris"><text:span text:style-name="T76">8</text:span></text:span><text:span text:style-name="_5f_pointillés_20_gris"><text:span text:style-name="T52"> </text:span></text:span><text:span text:style-name="_5f_pointillés_20_gris"><text:span text:style-name="T55">×</text:span></text:span><text:span text:style-name="_5f_pointillés_20_gris"><text:span text:style-name="T52"> 10</text:span></text:span><text:span text:style-name="_5f_pointillés_20_gris"><text:span text:style-name="T67">–5</text:span></text:span><text:span text:style-name="_5f_pointillés_20_gris"><text:span text:style-name="T52"> </text:span></text:span><text:span text:style-name="_5f_signe"><text:span text:style-name="T52">=</text:span></text:span><text:span text:style-name="_5f_BVS"><text:span text:style-name="T18"> </text:span></text:span><text:span text:style-name="_5f_pointillés_20_gris"><text:span text:style-name="T46">10 </text:span></text:span><text:span text:style-name="_5f_pointillés_20_gris"><text:span text:style-name="T79">8</text:span></text:span><text:span text:style-name="_5f_pointillés_20_gris"><text:span text:style-name="T77"> – <text:s/></text:span></text:span><text:span text:style-name="_5f_pointillés_20_gris"><text:span text:style-name="T79">5</text:span></text:span><text:span text:style-name="_5f_pointillés_20_gris"><text:span text:style-name="T77">  </text:span></text:span><text:span text:style-name="_5f_pointillés_20_gris"><text:span text:style-name="T127">=</text:span></text:span><text:span text:style-name="_5f_pointillés_20_gris"><text:span text:style-name="T46"> 10 </text:span></text:span><text:span text:style-name="_5f_pointillés_20_gris"><text:span text:style-name="T79">3</text:span></text:span></text:p>
        </text:list-item>
        <text:list-item>
          <text:p text:style-name="P78"><text:span text:style-name="_5f_pointillés_20_gris"><text:span text:style-name="T52">10</text:span></text:span><text:span text:style-name="_5f_pointillés_20_gris"><text:span text:style-name="T67">–2</text:span></text:span><text:span text:style-name="_5f_pointillés_20_gris"><text:span text:style-name="T52"> </text:span></text:span><text:span text:style-name="_5f_pointillés_20_gris"><text:span text:style-name="T55">×</text:span></text:span><text:span text:style-name="_5f_pointillés_20_gris"><text:span text:style-name="T52"> 10</text:span></text:span><text:span text:style-name="_5f_pointillés_20_gris"><text:span text:style-name="T67">–5</text:span></text:span><text:span text:style-name="_5f_pointillés_20_gris"><text:span text:style-name="T52"> </text:span></text:span><text:span text:style-name="_5f_signe"><text:span text:style-name="T52">=</text:span></text:span><text:span text:style-name="_5f_BVS"><text:span text:style-name="T18"> </text:span></text:span><text:span text:style-name="_5f_pointillés_20_gris"><text:span text:style-name="T46">10 </text:span></text:span><text:span text:style-name="_5f_pointillés_20_gris"><text:span text:style-name="T79">– 2</text:span></text:span><text:span text:style-name="_5f_pointillés_20_gris"><text:span text:style-name="T77"> – <text:s/></text:span></text:span><text:span text:style-name="_5f_pointillés_20_gris"><text:span text:style-name="T79">5 </text:span></text:span><text:span text:style-name="_5f_pointillés_20_gris"><text:span text:style-name="T127">=</text:span></text:span><text:span text:style-name="_5f_pointillés_20_gris"><text:span text:style-name="T46"> 10 </text:span></text:span><text:span text:style-name="_5f_pointillés_20_gris"><text:span text:style-name="T79">– 7</text:span></text:span></text:p>
        </text:list-item>
      </text:list>
      <text:list xml:id="list93455828897519" text:continue-list="list93456557448712" text:style-name="Num_5f_Exo">
        <text:list-item>
          <text:h text:style-name="P44" text:outline-level="1"> Complète par une puissance de 10.</text:h>
        </text:list-item>
      </text:list>
      <table:table table:name="Tableau13" table:style-name="Tableau13">
        <table:table-column table:style-name="Tableau13.A" table:number-columns-repeated="5"/>
        <table:table-header-rows>
          <table:table-row table:style-name="Tableau13.1">
            <table:table-cell table:style-name="Tableau13.A1" office:value-type="string">
              <text:p text:style-name="P25">×</text:p>
            </table:table-cell>
            <table:table-cell table:style-name="Tableau13.A1" office:value-type="string">
              <text:list xml:id="list93456791456830" text:continue-list="list93457233439227" text:style-name="liste_5f_abc">
                <text:list-header>
                  <text:p text:style-name="P65"><draw:frame draw:style-name="fr8" draw:name="Objet93" text:anchor-type="as-char" svg:width="0.773cm" svg:height="0.411cm" draw:z-index="72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  </text:list-header>
              </text:list>
            </table:table-cell>
            <table:table-cell table:style-name="Tableau13.A1" office:value-type="string">
              <text:list xml:id="list93457510026543" text:continue-numbering="true" text:style-name="liste_5f_abc">
                <text:list-header>
                  <text:p text:style-name="P65"><draw:frame draw:style-name="fr8" draw:name="Objet94" text:anchor-type="as-char" svg:width="0.917cm" svg:height="0.411cm" draw:z-index="73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  </text:list-header>
              </text:list>
            </table:table-cell>
            <table:table-cell table:style-name="Tableau13.A1" office:value-type="string">
              <text:list xml:id="list93456638635841" text:continue-numbering="true" text:style-name="liste_5f_abc">
                <text:list-header>
                  <text:p text:style-name="P65"><draw:frame draw:style-name="fr8" draw:name="Objet95" text:anchor-type="as-char" svg:width="0.905cm" svg:height="0.411cm" draw:z-index="74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  </text:list-header>
              </text:list>
            </table:table-cell>
            <table:table-cell table:style-name="Tableau13.E1" office:value-type="string">
              <text:list xml:id="list93456618703202" text:continue-numbering="true" text:style-name="liste_5f_abc">
                <text:list-header>
                  <text:p text:style-name="P65"><draw:frame draw:style-name="fr8" draw:name="Objet96" text:anchor-type="as-char" svg:width="1.05cm" svg:height="0.411cm" draw:z-index="75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  </text:list-header>
              </text:list>
            </table:table-cell>
          </table:table-row>
        </table:table-header-rows>
        <table:table-row table:style-name="Tableau13.1">
          <table:table-cell table:style-name="Tableau13.A2" office:value-type="string">
            <text:list xml:id="list93457018518798" text:continue-numbering="true" text:style-name="liste_5f_abc">
              <text:list-header>
                <text:p text:style-name="P66"><draw:frame draw:style-name="fr8" draw:name="Objet97" text:anchor-type="as-char" svg:width="0.905cm" svg:height="0.411cm" draw:z-index="76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</text:list-header>
            </text:list>
          </table:table-cell>
          <table:table-cell table:style-name="Tableau13.B2" office:value-type="string">
            <text:p text:style-name="P32"><draw:frame draw:style-name="fr8" draw:name="Objet160" text:anchor-type="as-char" svg:width="0.924cm" svg:height="0.496cm" draw:z-index="77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13.D5" office:value-type="string">
            <text:p text:style-name="P35"><text:span text:style-name="_5f_correction_20_surlignée"><text:span text:style-name="T24"><draw:frame draw:style-name="fr4" draw:name="Objet226" text:anchor-type="as-char" svg:width="0.783cm" svg:height="0.453cm" draw:z-index="78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/text:p>
          </table:table-cell>
          <table:table-cell table:style-name="Tableau13.D5" office:value-type="string">
            <text:p text:style-name="P31"><draw:frame draw:style-name="fr4" draw:name="Objet227" text:anchor-type="as-char" svg:width="0.914cm" svg:height="0.455cm" draw:z-index="79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13.E5" office:value-type="string">
            <text:p text:style-name="P31"><draw:frame draw:style-name="fr4" draw:name="Objet228" text:anchor-type="as-char" svg:width="0.938cm" svg:height="0.455cm" draw:z-index="80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</table:table-row>
        <table:table-row table:style-name="Tableau13.1">
          <table:table-cell table:style-name="Tableau13.A2" office:value-type="string">
            <text:list xml:id="list93457501315240" text:continue-numbering="true" text:style-name="liste_5f_abc">
              <text:list-header>
                <text:p text:style-name="P66"><draw:frame draw:style-name="fr8" draw:name="Objet98" text:anchor-type="as-char" svg:width="0.773cm" svg:height="0.411cm" draw:z-index="8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  </text:list-header>
            </text:list>
          </table:table-cell>
          <table:table-cell table:style-name="Tableau13.D5" office:value-type="string">
            <text:p text:style-name="P31"><draw:frame draw:style-name="fr4" draw:name="Objet224" text:anchor-type="as-char" svg:width="0.914cm" svg:height="0.455cm" draw:z-index="82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13.D5" office:value-type="string">
            <text:p text:style-name="P31"><draw:frame draw:style-name="fr4" draw:name="Objet225" text:anchor-type="as-char" svg:width="0.78cm" svg:height="0.455cm" draw:z-index="83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  <table:table-cell table:style-name="Tableau13.D5" office:value-type="string">
            <text:p text:style-name="P31"><draw:frame draw:style-name="fr4" draw:name="Objet234" text:anchor-type="as-char" svg:width="0.914cm" svg:height="0.455cm" draw:z-index="84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  <table:table-cell table:style-name="Tableau13.E5" office:value-type="string">
            <text:p text:style-name="P31"><draw:frame draw:style-name="fr4" draw:name="Objet229" text:anchor-type="as-char" svg:width="0.938cm" svg:height="0.455cm" draw:z-index="85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</table:table-cell>
        </table:table-row>
        <table:table-row table:style-name="Tableau13.1">
          <table:table-cell table:style-name="Tableau13.A2" office:value-type="string">
            <text:list xml:id="list93456146685583" text:continue-numbering="true" text:style-name="liste_5f_abc">
              <text:list-header>
                <text:p text:style-name="P66"><draw:frame draw:style-name="fr8" draw:name="Objet99" text:anchor-type="as-char" svg:width="1.05cm" svg:height="0.411cm" draw:z-index="8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/text:list-header>
            </text:list>
          </table:table-cell>
          <table:table-cell table:style-name="Tableau13.D5" office:value-type="string">
            <text:p text:style-name="P31"><draw:frame draw:style-name="fr12" draw:name="Objet238" text:anchor-type="as-char" svg:width="0.815cm" svg:height="0.432cm" draw:z-index="87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  <table:table-cell table:style-name="Tableau13.D5" office:value-type="string">
            <text:p text:style-name="P31"><draw:frame draw:style-name="fr4" draw:name="Objet235" text:anchor-type="as-char" svg:width="1.072cm" svg:height="0.455cm" draw:z-index="88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</table:table-cell>
          <table:table-cell table:style-name="Tableau13.D5" office:value-type="string">
            <text:p text:style-name="P31"><draw:frame draw:style-name="fr4" draw:name="Objet233" text:anchor-type="as-char" svg:width="0.938cm" svg:height="0.455cm" draw:z-index="89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</table:table-cell>
          <table:table-cell table:style-name="Tableau13.E5" office:value-type="string">
            <text:p text:style-name="P31"><draw:frame draw:style-name="fr4" draw:name="Objet230" text:anchor-type="as-char" svg:width="1.072cm" svg:height="0.455cm" draw:z-index="90"><draw:object xlink:href="./Object 90" xlink:type="simple" xlink:show="embed" xlink:actuate="onLoad"/><draw:image xlink:href="./ObjectReplacements/Object 90" xlink:type="simple" xlink:show="embed" xlink:actuate="onLoad"/><svg:desc>formule</svg:desc></draw:frame></text:p>
          </table:table-cell>
        </table:table-row>
        <table:table-row table:style-name="Tableau13.1">
          <table:table-cell table:style-name="Tableau13.A2" office:value-type="string">
            <text:list xml:id="list93456266506545" text:continue-numbering="true" text:style-name="liste_5f_abc">
              <text:list-header>
                <text:p text:style-name="P66"><draw:frame draw:style-name="fr8" draw:name="Objet100" text:anchor-type="as-char" svg:width="0.773cm" svg:height="0.411cm" draw:z-index="9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</text:list-header>
            </text:list>
          </table:table-cell>
          <table:table-cell table:style-name="Tableau13.D5" office:value-type="string">
            <text:p text:style-name="P31"><draw:frame draw:style-name="fr4" draw:name="Objet237" text:anchor-type="as-char" svg:width="0.783cm" svg:height="0.453cm" draw:z-index="92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</table:table-cell>
          <table:table-cell table:style-name="Tableau13.D5" office:value-type="string">
            <text:p text:style-name="P31"><draw:frame draw:style-name="fr4" draw:name="Objet236" text:anchor-type="as-char" svg:width="0.78cm" svg:height="0.455cm" draw:z-index="93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  <table:table-cell table:style-name="Tableau13.D5" office:value-type="string">
            <text:p text:style-name="P31"><draw:frame draw:style-name="fr4" draw:name="Objet232" text:anchor-type="as-char" svg:width="0.914cm" svg:height="0.455cm" draw:z-index="94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</table:table-cell>
          <table:table-cell table:style-name="Tableau13.E5" office:value-type="string">
            <text:p text:style-name="P31"><draw:frame draw:style-name="fr4" draw:name="Objet231" text:anchor-type="as-char" svg:width="1.072cm" svg:height="0.455cm" draw:z-index="95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</table:table-cell>
        </table:table-row>
      </table:table>
      <text:list xml:id="list93456986493074" text:continue-list="list93455828897519" text:style-name="Num_5f_Exo">
        <text:list-item>
          <text:h text:style-name="P45" text:outline-level="1"><text:span text:style-name="_5f_pointillés_20_gris"><text:span text:style-name="T43"> Écris </text:span></text:span><text:span text:style-name="_5f_pointillés_20_gris"><text:span text:style-name="T44">sous la forme d’une</text:span></text:span><text:span text:style-name="_5f_variable"><text:span text:style-name="T44"> puissance de 10</text:span></text:span><text:span text:style-name="_5f_pointillés_20_gris"><text:span text:style-name="T44">.</text:span></text:span></text:h>
        </text:list-item>
      </text:list>
      <text:list xml:id="list93456050875217" text:continue-list="list93456266506545" text:style-name="liste_5f_abc">
        <text:list-item>
          <text:list>
            <text:list-item>
              <text:p text:style-name="P86"><text:span text:style-name="_5f_pointillés_20_gris"><text:span text:style-name="T44"><draw:frame draw:style-name="fr11" draw:name="Objet37" text:anchor-type="as-char" svg:y="-0.515cm" svg:width="0.743cm" svg:height="0.954cm" draw:z-index="96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signe"><text:span text:style-name="T51">=</text:span></text:span><text:span text:style-name="_5f_BVS"><text:span text:style-name="T18"> </text:span></text:span><text:span text:style-name="_5f_pointillés_20_gris"><text:span text:style-name="T46">10 </text:span></text:span><text:span text:style-name="_5f_pointillés_20_gris"><text:span text:style-name="T130">7</text:span></text:span><text:span text:style-name="_5f_pointillés_20_gris"><text:span text:style-name="T77"> <text:s/>– </text:span></text:span><text:span text:style-name="_5f_pointillés_20_gris"><text:span text:style-name="T130"> 4</text:span></text:span><text:span text:style-name="_5f_pointillés_20_gris"><text:span text:style-name="T77"> </text:span></text:span><text:span text:style-name="_5f_pointillés_20_gris"><text:span text:style-name="T46">= </text:span></text:span><text:span text:style-name="_5f_pointillés_20_gris"><text:span text:style-name="T128">10 </text:span></text:span><text:span text:style-name="_5f_pointillés_20_gris"><text:span text:style-name="T77"><text:s/>3</text:span></text:span></text:p>
            </text:list-item>
            <text:list-item>
              <text:p text:style-name="P86"><text:span text:style-name="_5f_pointillés_20_gris"><text:span text:style-name="T44"><draw:frame draw:style-name="fr7" draw:name="Objet35" text:anchor-type="as-char" svg:width="0.75cm" svg:height="0.96cm" draw:z-index="97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_5f_signe"><text:span text:style-name="T50">=</text:span></text:span><text:span text:style-name="_5f_BVS"><text:span text:style-name="T18"> </text:span></text:span><text:span text:style-name="_5f_pointillés_20_gris"><text:span text:style-name="T46">10 </text:span></text:span><text:span text:style-name="_5f_pointillés_20_gris"><text:span text:style-name="T131">4</text:span></text:span><text:span text:style-name="_5f_pointillés_20_gris"><text:span text:style-name="T77"> <text:s/>– </text:span></text:span><text:span text:style-name="_5f_pointillés_20_gris"><text:span text:style-name="T130"> </text:span></text:span><text:span text:style-name="_5f_pointillés_20_gris"><text:span text:style-name="T131">3</text:span></text:span><text:span text:style-name="_5f_pointillés_20_gris"><text:span text:style-name="T77"> </text:span></text:span><text:span text:style-name="_5f_pointillés_20_gris"><text:span text:style-name="T46">= </text:span></text:span><text:span text:style-name="_5f_pointillés_20_gris"><text:span text:style-name="T128">10 </text:span></text:span><text:span text:style-name="_5f_pointillés_20_gris"><text:span text:style-name="T77"><text:s/></text:span></text:span><text:span text:style-name="_5f_pointillés_20_gris"><text:span text:style-name="T80">1</text:span></text:span></text:p>
            </text:list-item>
            <text:list-item>
              <text:p text:style-name="P86"><text:span text:style-name="_5f_pointillés_20_gris"><text:span text:style-name="T44"><draw:frame draw:style-name="fr7" draw:name="Objet54" text:anchor-type="as-char" svg:width="0.884cm" svg:height="0.96cm" draw:z-index="9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signe"><text:span text:style-name="T50">=</text:span></text:span><text:span text:style-name="_5f_BVS"><text:span text:style-name="T18"> </text:span></text:span><text:span text:style-name="_5f_pointillés_20_gris"><text:span text:style-name="T46">10 </text:span></text:span><text:span text:style-name="_5f_pointillés_20_gris"><text:span text:style-name="T131">12</text:span></text:span><text:span text:style-name="_5f_pointillés_20_gris"><text:span text:style-name="T77"> <text:s/>– </text:span></text:span><text:span text:style-name="_5f_pointillés_20_gris"><text:span text:style-name="T130"> </text:span></text:span><text:span text:style-name="_5f_pointillés_20_gris"><text:span text:style-name="T131">9</text:span></text:span><text:span text:style-name="_5f_pointillés_20_gris"><text:span text:style-name="T77"> </text:span></text:span><text:span text:style-name="_5f_pointillés_20_gris"><text:span text:style-name="T46">= </text:span></text:span><text:span text:style-name="_5f_pointillés_20_gris"><text:span text:style-name="T128">10 </text:span></text:span><text:span text:style-name="_5f_pointillés_20_gris"><text:span text:style-name="T77"><text:s/></text:span></text:span><text:span text:style-name="_5f_pointillés_20_gris"><text:span text:style-name="T80">3</text:span></text:span></text:p>
            </text:list-item>
            <text:list-item>
              <text:p text:style-name="P86"><text:span text:style-name="_5f_pointillés_20_gris"><text:span text:style-name="T44"><draw:frame draw:style-name="fr7" draw:name="Objet34" text:anchor-type="as-char" svg:width="0.75cm" svg:height="0.96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signe"><text:span text:style-name="T50">=</text:span></text:span><text:span text:style-name="_5f_BVS"><text:span text:style-name="T18"> </text:span></text:span><text:span text:style-name="_5f_pointillés_20_gris"><text:span text:style-name="T46">10 </text:span></text:span><text:span text:style-name="_5f_pointillés_20_gris"><text:span text:style-name="T131">2</text:span></text:span><text:span text:style-name="_5f_pointillés_20_gris"><text:span text:style-name="T77"> <text:s/>– </text:span></text:span><text:span text:style-name="_5f_pointillés_20_gris"><text:span text:style-name="T130"> </text:span></text:span><text:span text:style-name="_5f_pointillés_20_gris"><text:span text:style-name="T131">7</text:span></text:span><text:span text:style-name="_5f_pointillés_20_gris"><text:span text:style-name="T77"> </text:span></text:span><text:span text:style-name="_5f_pointillés_20_gris"><text:span text:style-name="T46">= </text:span></text:span><text:span text:style-name="_5f_pointillés_20_gris"><text:span text:style-name="T128">10 </text:span></text:span><text:span text:style-name="_5f_pointillés_20_gris"><text:span text:style-name="T77"><text:s/></text:span></text:span><text:span text:style-name="_5f_pointillés_20_gris"><text:span text:style-name="T80">– 5</text:span></text:span></text:p>
            </text:list-item>
          </text:list>
        </text:list-item>
      </text:list>
      <text:list xml:id="list93456039716686" text:continue-list="list93456986493074" text:style-name="Num_5f_Exo">
        <text:list-item>
          <text:h text:style-name="P46" text:outline-level="1"> Complète par une puissance de 10.</text:h>
        </text:list-item>
      </text:list>
      <table:table table:name="Tableau16" table:style-name="Tableau16">
        <table:table-column table:style-name="Tableau16.A" table:number-columns-repeated="5"/>
        <table:table-header-rows>
          <table:table-row table:style-name="Tableau16.1">
            <table:table-cell table:style-name="Tableau16.A1" office:value-type="string">
              <text:list xml:id="list93456854359937" text:continue-list="list93456050875217" text:style-name="liste_5f_abc">
                <text:list-header>
                  <text:p text:style-name="P67"><draw:line text:anchor-type="paragraph" draw:z-index="33" draw:name="Forme4" draw:style-name="gr8" draw:text-style-name="P103" svg:x1="1.101cm" svg:y1="0.199cm" svg:x2="2.001cm" svg:y2="0.199cm"><text:p/></draw:line><draw:line text:anchor-type="paragraph" draw:z-index="34" draw:name="Forme5" draw:style-name="gr8" draw:text-style-name="P103" svg:x1="0.801cm" svg:y1="0.815cm" svg:x2="0.801cm" svg:y2="0.349cm"><text:p/></draw:line>÷</text:p>
                </text:list-header>
              </text:list>
            </table:table-cell>
            <table:table-cell table:style-name="Tableau16.A1" office:value-type="string">
              <text:list xml:id="list93456563059847" text:continue-numbering="true" text:style-name="liste_5f_abc">
                <text:list-header>
                  <text:p text:style-name="P66"><draw:frame draw:style-name="fr8" draw:name="Objet101" text:anchor-type="as-char" svg:width="0.905cm" svg:height="0.411cm" draw:z-index="100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    </text:list-header>
              </text:list>
            </table:table-cell>
            <table:table-cell table:style-name="Tableau16.A1" office:value-type="string">
              <text:list xml:id="list93457194383331" text:continue-numbering="true" text:style-name="liste_5f_abc">
                <text:list-header>
                  <text:p text:style-name="P66"><draw:frame draw:style-name="fr8" draw:name="Objet102" text:anchor-type="as-char" svg:width="0.773cm" svg:height="0.411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    </text:list-header>
              </text:list>
            </table:table-cell>
            <table:table-cell table:style-name="Tableau16.A1" office:value-type="string">
              <text:list xml:id="list93456662512206" text:continue-numbering="true" text:style-name="liste_5f_abc">
                <text:list-header>
                  <text:p text:style-name="P66"><draw:frame draw:style-name="fr8" draw:name="Objet103" text:anchor-type="as-char" svg:width="0.773cm" svg:height="0.411cm" draw:z-index="102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  </text:list-header>
              </text:list>
            </table:table-cell>
            <table:table-cell table:style-name="Tableau16.E1" office:value-type="string">
              <text:list xml:id="list93455795430620" text:continue-numbering="true" text:style-name="liste_5f_abc">
                <text:list-header>
                  <text:p text:style-name="P66"><draw:frame draw:style-name="fr8" draw:name="Objet105" text:anchor-type="as-char" svg:width="0.917cm" svg:height="0.411cm" draw:z-index="103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      </text:list-header>
              </text:list>
            </table:table-cell>
          </table:table-row>
        </table:table-header-rows>
        <table:table-row table:style-name="Tableau16.1">
          <table:table-cell table:style-name="Tableau16.A2" office:value-type="string">
            <text:list xml:id="list93456437045848" text:continue-numbering="true" text:style-name="liste_5f_abc">
              <text:list-header>
                <text:p text:style-name="P66"><draw:frame draw:style-name="fr8" draw:name="Objet106" text:anchor-type="as-char" svg:width="0.905cm" svg:height="0.411cm" draw:z-index="104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    </text:list-header>
            </text:list>
          </table:table-cell>
          <table:table-cell table:style-name="Tableau16.B2" office:value-type="string">
            <text:p text:style-name="P33"><draw:frame draw:style-name="fr7" draw:name="Objet108" text:anchor-type="as-char" svg:width="0.788cm" svg:height="0.496cm" draw:z-index="105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16.D2" office:value-type="string">
            <text:p text:style-name="P31"><text:span text:style-name="_5f_correction_20_surlignée">10</text:span><text:span text:style-name="_5f_correction_20_surlignée"><text:span text:style-name="T40">11</text:span></text:span></text:p>
          </table:table-cell>
          <table:table-cell table:style-name="Tableau16.D2" office:value-type="string">
            <text:p text:style-name="P31"><text:span text:style-name="_5f_correction_20_surlignée">10</text:span><text:span text:style-name="_5f_correction_20_surlignée"><text:span text:style-name="T40">10</text:span></text:span></text:p>
          </table:table-cell>
          <table:table-cell table:style-name="Tableau16.E2" office:value-type="string">
            <text:p text:style-name="P31"><text:span text:style-name="_5f_correction_20_surlignée">10</text:span><text:span text:style-name="_5f_correction_20_surlignée"><text:span text:style-name="T40">27</text:span></text:span></text:p>
          </table:table-cell>
        </table:table-row>
        <table:table-row table:style-name="Tableau16.1">
          <table:table-cell table:style-name="Tableau16.A2" office:value-type="string">
            <text:list xml:id="list93457693342741" text:continue-numbering="true" text:style-name="liste_5f_abc">
              <text:list-header>
                <text:p text:style-name="P66"><draw:frame draw:style-name="fr8" draw:name="Objet109" text:anchor-type="as-char" svg:width="0.905cm" svg:height="0.411cm" draw:z-index="108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  </text:list-header>
            </text:list>
          </table:table-cell>
          <table:table-cell table:style-name="Tableau16.D4" office:value-type="string">
            <text:p text:style-name="P31"><text:span text:style-name="_5f_correction_20_surlignée">10</text:span><text:span text:style-name="_5f_correction_20_surlignée"><text:span text:style-name="T34"> </text:span></text:span><text:span text:style-name="_5f_correction_20_surlignée"><text:span text:style-name="T35">1</text:span></text:span></text:p>
          </table:table-cell>
          <table:table-cell table:style-name="Tableau16.D4" office:value-type="string">
            <text:p text:style-name="P31"><text:span text:style-name="_5f_correction_20_surlignée">10</text:span><text:span text:style-name="_5f_correction_20_surlignée"><text:span text:style-name="T34">  6</text:span></text:span></text:p>
          </table:table-cell>
          <table:table-cell table:style-name="Tableau16.D4" office:value-type="string">
            <text:p text:style-name="P31"><text:span text:style-name="_5f_correction_20_surlignée">10</text:span><text:span text:style-name="_5f_correction_20_surlignée"><text:span text:style-name="T34">  5</text:span></text:span></text:p>
          </table:table-cell>
          <table:table-cell table:style-name="Tableau16.E4" office:value-type="string">
            <text:p text:style-name="P31"><text:span text:style-name="_5f_correction_20_surlignée">10</text:span><text:span text:style-name="_5f_correction_20_surlignée"><text:span text:style-name="T34">  22</text:span></text:span></text:p>
          </table:table-cell>
        </table:table-row>
        <table:table-row table:style-name="Tableau16.1">
          <table:table-cell table:style-name="Tableau16.A2" office:value-type="string">
            <text:list xml:id="list93457293885777" text:continue-numbering="true" text:style-name="liste_5f_abc">
              <text:list-header>
                <text:p text:style-name="P66"><draw:frame draw:style-name="fr8" draw:name="Objet110" text:anchor-type="as-char" svg:width="1.05cm" svg:height="0.411cm" draw:z-index="109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  </text:list-header>
            </text:list>
          </table:table-cell>
          <table:table-cell table:style-name="Tableau16.D4" office:value-type="string">
            <text:p text:style-name="P31"><text:span text:style-name="_5f_correction_20_surlignée">10 </text:span><text:span text:style-name="_5f_correction_20_surlignée"><text:span text:style-name="T24">– </text:span></text:span><text:span text:style-name="_5f_correction_20_surlignée"><text:span text:style-name="T36">33</text:span></text:span></text:p>
          </table:table-cell>
          <table:table-cell table:style-name="Tableau16.D4" office:value-type="string">
            <text:p text:style-name="P31"><text:span text:style-name="_5f_correction_20_surlignée">10 </text:span><text:span text:style-name="_5f_correction_20_surlignée"><text:span text:style-name="T24">–</text:span></text:span><text:span text:style-name="_5f_correction_20_surlignée"> </text:span><text:span text:style-name="_5f_correction_20_surlignée"><text:span text:style-name="T24">28</text:span></text:span></text:p>
          </table:table-cell>
          <table:table-cell table:style-name="Tableau16.D4" office:value-type="string">
            <text:p text:style-name="P31"><text:span text:style-name="_5f_correction_20_surlignée">10 </text:span><text:span text:style-name="_5f_correction_20_surlignée"><text:span text:style-name="T24">– </text:span></text:span><text:span text:style-name="_5f_correction_20_surlignée"><text:span text:style-name="T36">2</text:span></text:span><text:span text:style-name="_5f_correction_20_surlignée"><text:span text:style-name="T24">9</text:span></text:span></text:p>
          </table:table-cell>
          <table:table-cell table:style-name="Tableau16.E4" office:value-type="string">
            <text:p text:style-name="P31"><text:span text:style-name="_5f_correction_20_surlignée">10 </text:span><text:span text:style-name="_5f_correction_20_surlignée"><text:span text:style-name="T24">– 12</text:span></text:span></text:p>
          </table:table-cell>
        </table:table-row>
        <table:table-row table:style-name="Tableau16.1">
          <table:table-cell table:style-name="Tableau16.A2" office:value-type="string">
            <text:list xml:id="list93457469886875" text:continue-numbering="true" text:style-name="liste_5f_abc">
              <text:list-header>
                <text:p text:style-name="P66"><draw:frame draw:style-name="fr8" draw:name="Objet111" text:anchor-type="as-char" svg:width="0.905cm" svg:height="0.411cm" draw:z-index="110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  </text:list-header>
            </text:list>
          </table:table-cell>
          <table:table-cell table:style-name="Tableau16.D5" office:value-type="string">
            <text:p text:style-name="P31"><text:span text:style-name="_5f_correction_20_surlignée">10</text:span><text:span text:style-name="_5f_correction_20_surlignée"><text:span text:style-name="T34"> − </text:span></text:span><text:span text:style-name="_5f_correction_20_surlignée"><text:span text:style-name="T24">2</text:span></text:span></text:p>
          </table:table-cell>
          <table:table-cell table:style-name="Tableau16.D5" office:value-type="string">
            <text:p text:style-name="P31"><text:span text:style-name="_5f_correction_20_surlignée">10</text:span><text:span text:style-name="_5f_correction_20_surlignée"><text:span text:style-name="T34">  3</text:span></text:span></text:p>
          </table:table-cell>
          <table:table-cell table:style-name="Tableau16.D5" office:value-type="string">
            <text:p text:style-name="P31"><text:span text:style-name="_5f_correction_20_surlignée">10</text:span><text:span text:style-name="_5f_correction_20_surlignée"><text:span text:style-name="T34">  </text:span></text:span><text:span text:style-name="_5f_correction_20_surlignée"><text:span text:style-name="T24">2</text:span></text:span></text:p>
          </table:table-cell>
          <table:table-cell table:style-name="Tableau16.E5" office:value-type="string">
            <text:p text:style-name="P31"><text:span text:style-name="_5f_correction_20_surlignée">10</text:span><text:span text:style-name="_5f_correction_20_surlignée"><text:span text:style-name="T34">  19</text:span></text:span></text:p>
          </table:table-cell>
        </table:table-row>
      </table:table>
      <text:list xml:id="list93456481928599" text:continue-list="list93456039716686" text:style-name="Num_5f_Exo">
        <text:list-item>
          <text:h text:style-name="P47" text:outline-level="1"><text:span text:style-name="_5f_pointillés_20_gris"><text:span text:style-name="T43"> Écris </text:span></text:span><text:span text:style-name="_5f_pointillés_20_gris"><text:span text:style-name="T44">sous la forme d’une</text:span></text:span><text:span text:style-name="_5f_variable"><text:span text:style-name="T44"> puissance de 10</text:span></text:span><text:span text:style-name="_5f_pointillés_20_gris"><text:span text:style-name="T44">.</text:span></text:span></text:h>
        </text:list-item>
      </text:list>
      <text:list xml:id="list93456404939082" text:continue-list="list93457469886875" text:style-name="liste_5f_abc">
        <text:list-item>
          <text:list>
            <text:list-item text:start-value="1">
              <text:p text:style-name="P53"><text:span text:style-name="_5f_BVS">(10</text:span><text:span text:style-name="_5f_BVS"><text:span text:style-name="T26">4</text:span></text:span><text:span text:style-name="_5f_BVS">)</text:span><text:span text:style-name="_5f_BVS"><text:span text:style-name="T26">3</text:span></text:span><text:span text:style-name="_5f_BVS"><text:span text:style-name="T8"> </text:span></text:span><text:span text:style-name="_5f_signe"><text:span text:style-name="T50">=</text:span></text:span><text:span text:style-name="_5f_pointillés_20_gris"><text:span text:style-name="T44"> </text:span></text:span><text:span text:style-name="_5f_correction_20_surlignée"><text:span text:style-name="T47"> </text:span></text:span><text:span text:style-name="_5f_correction_20_surlignée"><text:span text:style-name="T61">10 </text:span></text:span><text:span text:style-name="_5f_correction_20_surlignée"><text:span text:style-name="T72">4</text:span></text:span><text:span text:style-name="_5f_correction_20_surlignée"><text:span text:style-name="T70"> × 3</text:span></text:span><text:span text:style-name="_5f_correction_20_surlignée"><text:span text:style-name="T61"> = 10</text:span></text:span><text:span text:style-name="_5f_correction_20_surlignée"><text:span text:style-name="T70"> </text:span></text:span><text:span text:style-name="_5f_correction_20_surlignée"><text:span text:style-name="T71">12</text:span></text:span></text:p>
            </text:list-item>
            <text:list-item>
              <text:p text:style-name="P53"><text:span text:style-name="_5f_pointillés_20_gris"><text:span text:style-name="T50">(10</text:span></text:span><text:span text:style-name="_5f_pointillés_20_gris"><text:span text:style-name="T66">5</text:span></text:span><text:span text:style-name="_5f_pointillés_20_gris"><text:span text:style-name="T50">)</text:span></text:span><text:span text:style-name="_5f_pointillés_20_gris"><text:span text:style-name="T66">2</text:span></text:span><text:span text:style-name="_5f_pointillés_20_gris"><text:span text:style-name="T50"> </text:span></text:span><text:span text:style-name="_5f_signe"><text:span text:style-name="T50">=</text:span></text:span><text:span text:style-name="_5f_pointillés_20_gris"><text:span text:style-name="T44"> </text:span></text:span><text:span text:style-name="_5f_correction_20_surlignée"><text:span text:style-name="T47"> </text:span></text:span><text:span text:style-name="_5f_correction_20_surlignée"><text:span text:style-name="T61">10 </text:span></text:span><text:span text:style-name="_5f_correction_20_surlignée"><text:span text:style-name="T72">5</text:span></text:span><text:span text:style-name="_5f_correction_20_surlignée"><text:span text:style-name="T70"> × </text:span></text:span><text:span text:style-name="_5f_correction_20_surlignée"><text:span text:style-name="T71">2</text:span></text:span><text:span text:style-name="_5f_correction_20_surlignée"><text:span text:style-name="T61"> = 10</text:span></text:span><text:span text:style-name="_5f_correction_20_surlignée"><text:span text:style-name="T70"> </text:span></text:span><text:span text:style-name="_5f_correction_20_surlignée"><text:span text:style-name="T71">10</text:span></text:span></text:p>
            </text:list-item>
            <text:list-item>
              <text:p text:style-name="P53"><text:span text:style-name="_5f_pointillés_20_gris"><text:span text:style-name="T50">(10</text:span></text:span><text:span text:style-name="_5f_pointillés_20_gris"><text:span text:style-name="T66">4</text:span></text:span><text:span text:style-name="_5f_pointillés_20_gris"><text:span text:style-name="T50">)</text:span></text:span><text:span text:style-name="_5f_pointillés_20_gris"><text:span text:style-name="T65">–</text:span></text:span><text:span text:style-name="_5f_pointillés_20_gris"><text:span text:style-name="T66">5</text:span></text:span><text:span text:style-name="_5f_pointillés_20_gris"><text:span text:style-name="T50"> </text:span></text:span><text:span text:style-name="_5f_signe"><text:span text:style-name="T50">=</text:span></text:span><text:span text:style-name="_5f_pointillés_20_gris"><text:span text:style-name="T44"> </text:span></text:span><text:span text:style-name="_5f_correction_20_surlignée"><text:span text:style-name="T47"> </text:span></text:span><text:span text:style-name="_5f_correction_20_surlignée"><text:span text:style-name="T61">10 </text:span></text:span><text:span text:style-name="_5f_correction_20_surlignée"><text:span text:style-name="T72">4</text:span></text:span><text:span text:style-name="_5f_correction_20_surlignée"><text:span text:style-name="T70"> × </text:span></text:span><text:span text:style-name="_5f_correction_20_surlignée"><text:span text:style-name="T71">(– 5)</text:span></text:span><text:span text:style-name="_5f_correction_20_surlignée"><text:span text:style-name="T61"> = 10</text:span></text:span><text:span text:style-name="_5f_correction_20_surlignée"><text:span text:style-name="T70"> – </text:span></text:span><text:span text:style-name="_5f_correction_20_surlignée"><text:span text:style-name="T71">20</text:span></text:span></text:p>
            </text:list-item>
            <text:list-item>
              <text:p text:style-name="P53"><text:span text:style-name="_5f_pointillés_20_gris"><text:span text:style-name="T50">(10</text:span></text:span><text:span text:style-name="_5f_pointillés_20_gris"><text:span text:style-name="T65">–3</text:span></text:span><text:span text:style-name="_5f_pointillés_20_gris"><text:span text:style-name="T50">)</text:span></text:span><text:span text:style-name="_5f_pointillés_20_gris"><text:span text:style-name="T66">6</text:span></text:span><text:span text:style-name="_5f_pointillés_20_gris"><text:span text:style-name="T50"> </text:span></text:span><text:span text:style-name="_5f_signe"><text:span text:style-name="T50">=</text:span></text:span><text:span text:style-name="_5f_pointillés_20_gris"><text:span text:style-name="T44"> </text:span></text:span><text:span text:style-name="_5f_correction_20_surlignée"><text:span text:style-name="T47"> </text:span></text:span><text:span text:style-name="_5f_correction_20_surlignée"><text:span text:style-name="T61">10 </text:span></text:span><text:span text:style-name="_5f_correction_20_surlignée"><text:span text:style-name="T71">(– 3) x 6</text:span></text:span><text:span text:style-name="_5f_correction_20_surlignée"><text:span text:style-name="T61"> = 10</text:span></text:span><text:span text:style-name="_5f_correction_20_surlignée"><text:span text:style-name="T70"> – </text:span></text:span><text:span text:style-name="_5f_correction_20_surlignée"><text:span text:style-name="T71">18</text:span></text:span></text:p>
            </text:list-item>
          </text:list>
        </text:list-item>
      </text:list>
      <text:list xml:id="list93456470501028" text:continue-list="list93456481928599" text:style-name="Num_5f_Exo">
        <text:list-item>
          <text:h text:style-name="P41" text:outline-level="1"><text:soft-page-break/><text:span text:style-name="T109"> </text:span><text:span text:style-name="Bold_5f_niv2"><text:span text:style-name="T118">Nombres égaux</text:span></text:span></text:h>
        </text:list-item>
      </text:list>
      <text:list xml:id="list93456200950081" text:continue-list="list93456404939082" text:style-name="liste_5f_abc">
        <text:list-item text:start-value="1">
          <text:p text:style-name="P52"><draw:custom-shape text:anchor-type="paragraph" draw:z-index="49" draw:name="Forme6_8" draw:style-name="gr2" draw:text-style-name="P102" svg:width="1.773cm" svg:height="1.4cm" svg:x="6.809cm" svg:y="0.6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Entoure les expressions égales à </text:span><text:span text:style-name="_5f_BVS"><draw:frame draw:style-name="fr11" draw:name="Objet70" text:anchor-type="as-char" svg:y="-0.397cm" svg:width="0.58cm" svg:height="0.455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_5f_BVS">.</text:span></text:p>
        </text:list-item>
      </text:list>
      <text:p text:style-name="P39"><draw:custom-shape text:anchor-type="paragraph" draw:z-index="35" draw:name="Forme6" draw:style-name="gr7" draw:text-style-name="P102" svg:width="2.167cm" svg:height="0.913cm" svg:x="2.963cm" svg:y="0.2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7" draw:name="Objet71" text:anchor-type="as-char" svg:width="1.609cm" svg:height="0.455cm" draw:z-index="111"><draw:object xlink:href="./Object 25" xlink:type="simple" xlink:show="embed" xlink:actuate="onLoad"/><draw:image xlink:href="./ObjectReplacements/Object 25" xlink:type="simple" xlink:show="embed" xlink:actuate="onLoad"/><svg:desc>formule</svg:desc></draw:frame><text:s text:c="2"/><text:span text:style-name="_5f_BVS"><text:s text:c="3"/></text:span><text:s/><draw:frame draw:style-name="fr7" draw:name="Objet72" text:anchor-type="as-char" svg:width="1.593cm" svg:height="0.455cm" draw:z-index="112"><draw:object xlink:href="./Object 26" xlink:type="simple" xlink:show="embed" xlink:actuate="onLoad"/><draw:image xlink:href="./ObjectReplacements/Object 26" xlink:type="simple" xlink:show="embed" xlink:actuate="onLoad"/><svg:desc>formule</svg:desc></draw:frame><text:s/><text:span text:style-name="_5f_BVS"><text:s/></text:span><text:s/><text:span text:style-name="_5f_BVS"><text:s text:c="2"/></text:span><text:s/><draw:frame draw:style-name="fr7" draw:name="Objet73" text:anchor-type="as-char" svg:width="1.057cm" svg:height="0.455cm" draw:z-index="113"><draw:object xlink:href="./Object 27" xlink:type="simple" xlink:show="embed" xlink:actuate="onLoad"/><draw:image xlink:href="./ObjectReplacements/Object 27" xlink:type="simple" xlink:show="embed" xlink:actuate="onLoad"/><svg:desc>formule</svg:desc></draw:frame><text:s/><text:span text:style-name="_5f_BVS"><text:s text:c="3"/></text:span><text:s text:c="2"/><text:span text:style-name="_5f_BVS"><draw:frame draw:style-name="fr7" draw:name="Objet74" text:anchor-type="as-char" svg:width="0.808cm" svg:height="0.96cm" draw:z-index="114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list xml:id="list93457914051202" text:continue-numbering="true" text:style-name="liste_5f_abc">
        <text:list-item>
          <text:p text:style-name="P54"><draw:custom-shape text:anchor-type="paragraph" draw:z-index="36" draw:name="Forme6_0" draw:style-name="gr2" draw:text-style-name="P102" svg:width="1.773cm" svg:height="1.4cm" svg:x="1.923cm" svg:y="0.6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Entoure les expressions égales à </text:span><text:span text:style-name="_5f_BVS"><draw:frame draw:style-name="fr11" draw:name="Objet75" text:anchor-type="as-char" svg:y="-0.397cm" svg:width="0.737cm" svg:height="0.455cm" draw:z-index="115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_5f_BVS">.</text:span></text:p>
        </text:list-item>
      </text:list>
      <text:p text:style-name="P39"><draw:custom-shape text:anchor-type="paragraph" draw:z-index="50" draw:name="Forme6_9" draw:style-name="gr1" draw:text-style-name="P102" svg:width="2.239cm" svg:height="1.087cm" svg:x="6.223cm" svg:y="0.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<draw:frame draw:style-name="fr7" draw:name="Objet9" text:anchor-type="as-char" svg:width="0.808cm" svg:height="0.96cm" draw:z-index="11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BVS"><text:s text:c="6"/></text:span><text:span text:style-name="_5f_BVS"><draw:frame draw:style-name="fr11" draw:name="Objet10" text:anchor-type="as-char" svg:y="-0.601cm" svg:width="0.808cm" svg:height="0.96cm" draw:z-index="117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_5f_BVS"><text:s text:c="6"/></text:span><text:span text:style-name="_5f_BVS"><draw:frame draw:style-name="fr11" draw:name="Objet11" text:anchor-type="as-char" svg:y="-0.372cm" svg:width="1.75cm" svg:height="0.455cm" draw:z-index="11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_5f_BVS"><text:s text:c="6"/></text:span><text:span text:style-name="_5f_BVS"><draw:frame draw:style-name="fr7" draw:name="Objet12" text:anchor-type="as-char" svg:width="1.909cm" svg:height="0.455cm" draw:z-index="119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<text:list xml:id="list93456006344903" text:continue-numbering="true" text:style-name="liste_5f_abc">
        <text:list-item>
          <text:p text:style-name="P52"><draw:custom-shape text:anchor-type="paragraph" draw:z-index="37" draw:name="Forme6_1" draw:style-name="gr2" draw:text-style-name="P102" svg:width="1.773cm" svg:height="1.4cm" svg:x="0.083cm" svg:y="0.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e6_2" draw:style-name="gr2" draw:text-style-name="P102" svg:width="1.773cm" svg:height="1.4cm" svg:x="3.776cm" svg:y="0.5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Forme6_3" draw:style-name="gr2" draw:text-style-name="P102" svg:width="1.773cm" svg:height="1.4cm" svg:x="5.717cm" svg:y="0.6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Entoure les expressions égales à </text:span><text:span text:style-name="_5f_BVS"><draw:frame draw:style-name="fr11" draw:name="Objet80" text:anchor-type="as-char" svg:y="-0.397cm" svg:width="0.58cm" svg:height="0.455cm" draw:z-index="12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_5f_BVS">.</text:span></text:p>
        </text:list-item>
      </text:list>
      <text:p text:style-name="P38"><draw:frame draw:style-name="fr7" draw:name="Objet81" text:anchor-type="as-char" svg:width="0.651cm" svg:height="0.915cm" draw:z-index="121"><draw:object xlink:href="./Object 48" xlink:type="simple" xlink:show="embed" xlink:actuate="onLoad"/><draw:image xlink:href="./ObjectReplacements/Object 48" xlink:type="simple" xlink:show="embed" xlink:actuate="onLoad"/><svg:desc>formule</svg:desc></draw:frame><text:s/><text:span text:style-name="_5f_BVS"><text:s text:c="3"/></text:span><text:s text:c="2"/><draw:frame draw:style-name="fr7" draw:name="Objet82" text:anchor-type="as-char" svg:width="1.593cm" svg:height="0.455cm" draw:z-index="122"><draw:object xlink:href="./Object 49" xlink:type="simple" xlink:show="embed" xlink:actuate="onLoad"/><draw:image xlink:href="./ObjectReplacements/Object 49" xlink:type="simple" xlink:show="embed" xlink:actuate="onLoad"/><svg:desc>formule</svg:desc></draw:frame><text:s text:c="2"/><text:span text:style-name="_5f_BVS"><text:s text:c="3"/></text:span><text:s/><draw:frame draw:style-name="fr7" draw:name="Objet83" text:anchor-type="as-char" svg:width="1.057cm" svg:height="0.455cm" draw:z-index="123"><draw:object xlink:href="./Object 50" xlink:type="simple" xlink:show="embed" xlink:actuate="onLoad"/><draw:image xlink:href="./ObjectReplacements/Object 50" xlink:type="simple" xlink:show="embed" xlink:actuate="onLoad"/><svg:desc>formule</svg:desc></draw:frame><text:s/><text:span text:style-name="_5f_BVS"><text:s text:c="3"/></text:span><text:s text:c="2"/><draw:frame draw:style-name="fr7" draw:name="Objet86" text:anchor-type="as-char" svg:width="1.372cm" svg:height="0.455cm" draw:z-index="124"><draw:object xlink:href="./Object 51" xlink:type="simple" xlink:show="embed" xlink:actuate="onLoad"/><draw:image xlink:href="./ObjectReplacements/Object 51" xlink:type="simple" xlink:show="embed" xlink:actuate="onLoad"/><svg:desc>formule</svg:desc></draw:frame><text:s text:c="3"/><text:span text:style-name="_5f_BVS"><text:s text:c="3"/></text:span><text:span text:style-name="_5f_BVS"><draw:frame draw:style-name="fr7" draw:name="Objet87" text:anchor-type="as-char" svg:width="0.651cm" svg:height="0.96cm" draw:z-index="12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list xml:id="list93457003898500" text:continue-numbering="true" text:style-name="liste_5f_abc">
        <text:list-item>
          <text:p text:style-name="P55"><draw:custom-shape text:anchor-type="paragraph" draw:z-index="40" draw:name="Forme6_4" draw:style-name="gr6" draw:text-style-name="P102" svg:width="2.102cm" svg:height="1.4cm" svg:x="1.513cm" svg:y="0.6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Entoure les expressions égales à 1.</text:span></text:p>
          <text:p text:style-name="P76"><draw:custom-shape text:anchor-type="paragraph" draw:z-index="41" draw:name="Forme6_7" draw:style-name="gr5" draw:text-style-name="P102" svg:width="1.694cm" svg:height="1.4cm" svg:x="5.715cm" svg:y="0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e6_6" draw:style-name="gr4" draw:text-style-name="P102" svg:width="1.743cm" svg:height="1.4cm" svg:x="7.521cm" svg:y="0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BVS"><draw:frame draw:style-name="fr7" draw:name="Objet89" text:anchor-type="as-char" svg:width="0.808cm" svg:height="0.96cm" draw:z-index="126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_5f_BVS"><text:s text:c="6"/></text:span><text:span text:style-name="_5f_BVS"><draw:frame draw:style-name="fr7" draw:name="Objet14" text:anchor-type="as-char" svg:width="1.75cm" svg:height="0.455cm" draw:z-index="127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_5f_BVS"><text:s text:c="6"/></text:span><text:span text:style-name="_5f_BVS"><draw:frame draw:style-name="fr7" draw:name="Objet15" text:anchor-type="as-char" svg:width="1.215cm" svg:height="0.455cm" draw:z-index="128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_5f_BVS"><text:s text:c="6"/></text:span><text:span text:style-name="_5f_BVS"><draw:frame draw:style-name="fr7" draw:name="Objet16" text:anchor-type="as-char" svg:width="1.127cm" svg:height="0.96cm" draw:z-index="129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_5f_BVS"><text:s text:c="6"/></text:span><text:span text:style-name="_5f_BVS"><draw:frame draw:style-name="fr7" draw:name="Objet17" text:anchor-type="as-char" svg:width="1.191cm" svg:height="0.455cm" draw:z-index="130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  </text:list-item>
      </text:list>
      <text:list xml:id="list93456444793311" text:continue-list="list93456470501028" text:style-name="Num_5f_Exo">
        <text:list-item>
          <text:h text:style-name="P48" text:outline-level="1"> Relie les expressions égales.</text:h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 table:style-name="Tableau17.1">
            <table:table-cell table:style-name="Tableau17.A1" office:value-type="string">
              <text:list xml:id="list93455844664567" text:continue-list="list93457003898500" text:style-name="liste_5f_abc">
                <text:list-header>
                  <text:p text:style-name="P73"><draw:frame draw:style-name="fr10" draw:name="Objet112" text:anchor-type="as-char" svg:width="2.083cm" svg:height="0.455cm" draw:z-index="135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      </text:list-header>
              </text:list>
            </table:table-cell>
            <table:table-cell table:style-name="Tableau17.A1" office:value-type="string">
              <text:list xml:id="list93456568351798" text:continue-numbering="true" text:style-name="liste_5f_abc">
                <text:list-header>
                  <text:p text:style-name="P68"><draw:line text:anchor-type="paragraph" draw:z-index="45" draw:name="Forme7_1" draw:style-name="gr3" draw:text-style-name="P103" svg:x1="0.079cm" svg:y1="2.459cm" svg:x2="3.288cm" svg:y2="0.037cm"><text:p/></draw:line></text:p>
                </text:list-header>
              </text:list>
            </table:table-cell>
            <table:table-cell table:style-name="Tableau17.A1" office:value-type="string">
              <text:list xml:id="list93456351764295" text:continue-numbering="true" text:style-name="liste_5f_abc">
                <text:list-header>
                  <text:p text:style-name="P75"/>
                </text:list-header>
              </text:list>
            </table:table-cell>
            <table:table-cell table:style-name="Tableau17.A1" office:value-type="string">
              <text:list xml:id="list93456816185368" text:continue-numbering="true" text:style-name="liste_5f_abc">
                <text:list-header>
                  <text:p text:style-name="P69"><draw:line text:anchor-type="paragraph" draw:z-index="43" draw:name="Forme7" draw:style-name="gr3" draw:text-style-name="P103" svg:x1="-2.219cm" svg:y1="0.136cm" svg:x2="1.037cm" svg:y2="4.923cm"><text:p/></draw:line></text:p>
                </text:list-header>
              </text:list>
            </table:table-cell>
            <table:table-cell table:style-name="Tableau17.E1" office:value-type="string">
              <text:list xml:id="list93456724961342" text:continue-numbering="true" text:style-name="liste_5f_abc">
                <text:list-header>
                  <text:p text:style-name="P74"><draw:frame draw:style-name="fr10" draw:name="Objet113" text:anchor-type="as-char" svg:width="0.914cm" svg:height="0.455cm" draw:z-index="17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      </text:list-header>
              </text:list>
            </table:table-cell>
          </table:table-row>
        </table:table-header-rows>
        <table:table-row table:style-name="Tableau17.1">
          <table:table-cell table:style-name="Tableau17.A1" office:value-type="string">
            <text:list xml:id="list93457618925049" text:continue-numbering="true" text:style-name="liste_5f_abc">
              <text:list-header>
                <text:p text:style-name="P70"><draw:frame draw:style-name="fr8" draw:name="Objet114" text:anchor-type="as-char" svg:width="1.792cm" svg:height="0.455cm" draw:z-index="18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93456584584382" text:continue-numbering="true" text:style-name="liste_5f_abc">
              <text:list-header>
                <text:p text:style-name="P68"><draw:line text:anchor-type="paragraph" draw:z-index="44" draw:name="Forme7_0" draw:style-name="gr3" draw:text-style-name="P103" svg:x1="0.079cm" svg:y1="0.108cm" svg:x2="3.335cm" svg:y2="4.895cm"><text:p/></draw:line><draw:line text:anchor-type="paragraph" draw:z-index="46" draw:name="Forme7_2" draw:style-name="gr3" draw:text-style-name="P103" svg:x1="0.079cm" svg:y1="2.53cm" svg:x2="3.288cm" svg:y2="0.108cm"><text:p/></draw:line></text:p>
              </text:list-header>
            </text:list>
          </table:table-cell>
          <table:table-cell table:style-name="Tableau17.A1" office:value-type="string">
            <text:list xml:id="list93456448825685" text:continue-numbering="true" text:style-name="liste_5f_abc">
              <text:list-header>
                <text:p text:style-name="P72"/>
              </text:list-header>
            </text:list>
          </table:table-cell>
          <table:table-cell table:style-name="Tableau17.A1" office:value-type="string">
            <text:list xml:id="list93456824005892" text:continue-numbering="true" text:style-name="liste_5f_abc">
              <text:list-header>
                <text:p text:style-name="P69"></text:p>
              </text:list-header>
            </text:list>
          </table:table-cell>
          <table:table-cell table:style-name="Tableau17.A1" office:value-type="string">
            <text:list xml:id="list93455827541792" text:continue-numbering="true" text:style-name="liste_5f_abc">
              <text:list-header>
                <text:p text:style-name="P71"><draw:frame draw:style-name="fr8" draw:name="Objet115" text:anchor-type="as-char" svg:width="0.938cm" svg:height="0.455cm" draw:z-index="19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7.1">
          <table:table-cell table:style-name="Tableau17.A1" office:value-type="string">
            <text:list xml:id="list93457938549111" text:continue-numbering="true" text:style-name="liste_5f_abc">
              <text:list-header>
                <text:p text:style-name="P70"><draw:frame draw:style-name="fr8" draw:name="Objet116" text:anchor-type="as-char" svg:width="1.258cm" svg:height="0.455cm" draw:z-index="20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93456737468207" text:continue-numbering="true" text:style-name="liste_5f_abc">
              <text:list-header>
                <text:p text:style-name="P68"><draw:line text:anchor-type="paragraph" draw:z-index="48" draw:name="Forme7_4" draw:style-name="gr3" draw:text-style-name="P103" svg:x1="0.079cm" svg:y1="3.769cm" svg:x2="3.335cm" svg:y2="0.06cm"><text:p/></draw:line></text:p>
              </text:list-header>
            </text:list>
          </table:table-cell>
          <table:table-cell table:style-name="Tableau17.A1" office:value-type="string">
            <text:list xml:id="list93456418488666" text:continue-numbering="true" text:style-name="liste_5f_abc">
              <text:list-header>
                <text:p text:style-name="P72"/>
              </text:list-header>
            </text:list>
          </table:table-cell>
          <table:table-cell table:style-name="Tableau17.A1" office:value-type="string">
            <text:list xml:id="list93457747326913" text:continue-numbering="true" text:style-name="liste_5f_abc">
              <text:list-header>
                <text:p text:style-name="P69"></text:p>
              </text:list-header>
            </text:list>
          </table:table-cell>
          <table:table-cell table:style-name="Tableau17.A1" office:value-type="string">
            <text:list xml:id="list93457196704005" text:continue-numbering="true" text:style-name="liste_5f_abc">
              <text:list-header>
                <text:p text:style-name="P71"><draw:frame draw:style-name="fr8" draw:name="Objet170" text:anchor-type="as-char" svg:width="1.072cm" svg:height="0.455cm" draw:z-index="21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7.1">
          <table:table-cell table:style-name="Tableau17.A1" office:value-type="string">
            <text:list xml:id="list93457319235025" text:continue-numbering="true" text:style-name="liste_5f_abc">
              <text:list-header>
                <text:p text:style-name="P70"><draw:frame draw:style-name="fr8" draw:name="Objet117" text:anchor-type="as-char" svg:width="0.984cm" svg:height="0.96cm" draw:z-index="22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93456843529484" text:continue-numbering="true" text:style-name="liste_5f_abc">
              <text:list-header>
                <text:p text:style-name="P68"><draw:line text:anchor-type="paragraph" draw:z-index="47" draw:name="Forme7_3" draw:style-name="gr3" draw:text-style-name="P103" svg:x1="0.127cm" svg:y1="1.282cm" svg:x2="3.336cm" svg:y2="0.037cm"><text:p/></draw:line></text:p>
              </text:list-header>
            </text:list>
          </table:table-cell>
          <table:table-cell table:style-name="Tableau17.A1" office:value-type="string">
            <text:list xml:id="list93456842093096" text:continue-numbering="true" text:style-name="liste_5f_abc">
              <text:list-header>
                <text:p text:style-name="P72"/>
              </text:list-header>
            </text:list>
          </table:table-cell>
          <table:table-cell table:style-name="Tableau17.A1" office:value-type="string">
            <text:list xml:id="list93456015702768" text:continue-numbering="true" text:style-name="liste_5f_abc">
              <text:list-header>
                <text:p text:style-name="P69"></text:p>
              </text:list-header>
            </text:list>
          </table:table-cell>
          <table:table-cell table:style-name="Tableau17.A1" office:value-type="string">
            <text:list xml:id="list93456964506684" text:continue-numbering="true" text:style-name="liste_5f_abc">
              <text:list-header>
                <text:p text:style-name="P71"><draw:frame draw:style-name="fr8" draw:name="Objet118" text:anchor-type="as-char" svg:width="1.072cm" svg:height="0.455cm" draw:z-index="23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7.1">
          <table:table-cell table:style-name="Tableau17.A1" office:value-type="string">
            <text:list xml:id="list93457733254877" text:continue-numbering="true" text:style-name="liste_5f_abc">
              <text:list-header>
                <text:p text:style-name="P70"><draw:frame draw:style-name="fr10" draw:name="Objet119" text:anchor-type="as-char" svg:width="1.141cm" svg:height="0.96cm" draw:z-index="107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93456159144278" text:continue-numbering="true" text:style-name="liste_5f_abc">
              <text:list-header>
                <text:p text:style-name="P68"></text:p>
              </text:list-header>
            </text:list>
          </table:table-cell>
          <table:table-cell table:style-name="Tableau17.A1" office:value-type="string">
            <text:list xml:id="list93456873057544" text:continue-numbering="true" text:style-name="liste_5f_abc">
              <text:list-header>
                <text:p text:style-name="P72"/>
              </text:list-header>
            </text:list>
          </table:table-cell>
          <table:table-cell table:style-name="Tableau17.A1" office:value-type="string">
            <text:list xml:id="list93457606808214" text:continue-numbering="true" text:style-name="liste_5f_abc">
              <text:list-header>
                <text:p text:style-name="P69"></text:p>
              </text:list-header>
            </text:list>
          </table:table-cell>
          <table:table-cell table:style-name="Tableau17.A1" office:value-type="string">
            <text:list xml:id="list93455947992770" text:continue-numbering="true" text:style-name="liste_5f_abc">
              <text:list-header>
                <text:p text:style-name="P71"><draw:frame draw:style-name="fr8" draw:name="Objet120" text:anchor-type="as-char" svg:width="0.78cm" svg:height="0.455cm" draw:z-index="24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7.1">
          <table:table-cell table:style-name="Tableau17.A1" office:value-type="string">
            <text:list xml:id="list93457900189674" text:continue-numbering="true" text:style-name="liste_5f_abc">
              <text:list-header>
                <text:p text:style-name="P70"><draw:frame draw:style-name="fr9" draw:name="Objet150" text:anchor-type="as-char" svg:width="3.254cm" svg:height="0.455cm" draw:z-index="25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    </text:list-header>
            </text:list>
          </table:table-cell>
          <table:table-cell table:style-name="Tableau17.A1" office:value-type="string">
            <text:list xml:id="list93457866690556" text:continue-numbering="true" text:style-name="liste_5f_abc">
              <text:list-header>
                <text:p text:style-name="P68"></text:p>
              </text:list-header>
            </text:list>
          </table:table-cell>
          <table:table-cell table:style-name="Tableau17.A1" office:value-type="string">
            <text:list xml:id="list93457813170937" text:continue-numbering="true" text:style-name="liste_5f_abc">
              <text:list-header>
                <text:p text:style-name="P72"/>
              </text:list-header>
            </text:list>
          </table:table-cell>
          <table:table-cell table:style-name="Tableau17.A1" office:value-type="string">
            <text:list xml:id="list93457875654662" text:continue-numbering="true" text:style-name="liste_5f_abc">
              <text:list-header>
                <text:p text:style-name="P69"></text:p>
              </text:list-header>
            </text:list>
          </table:table-cell>
          <table:table-cell table:style-name="Tableau17.A1" office:value-type="string">
            <text:list xml:id="list93457311849880" text:continue-numbering="true" text:style-name="liste_5f_abc">
              <text:list-header>
                <text:p text:style-name="P71"><draw:frame draw:style-name="fr8" draw:name="Objet151" text:anchor-type="as-char" svg:width="0.914cm" svg:height="0.455cm" draw:z-index="26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93456076596655" text:continue-list="list93456444793311" text:style-name="Num_5f_Exo">
        <text:list-header>
          <text:h text:style-name="P49" text:outline-level="1"/>
        </text:list-header>
        <text:list-item>
          <text:h text:style-name="P50" text:outline-level="1"> Écris les expressions suivantes sous la forme d’une puissance de 10.</text:h>
        </text:list-item>
      </text:list>
      <text:list xml:id="list93457554516083" text:continue-list="list93457311849880" text:style-name="liste_5f_abc">
        <text:list-header>
          <text:p text:style-name="P87"><text:span text:style-name="T21">A </text:span><text:span text:style-name="_5f_Symbole"><text:span text:style-name="T21">=</text:span></text:span><text:span text:style-name="T21"> 10</text:span><text:span text:style-name="T31">5</text:span><text:span text:style-name="T10"> </text:span><text:span text:style-name="T12">×</text:span><text:span text:style-name="T10"> </text:span><text:span text:style-name="T21">(10</text:span><text:span text:style-name="T31">–3</text:span><text:span text:style-name="T118">)</text:span><text:span text:style-name="T31">4</text:span></text:p>
          <text:p text:style-name="P89"><text:span text:style-name="T21">A </text:span><text:span text:style-name="_5f_Symbole"><text:span text:style-name="T21">=</text:span></text:span><text:span text:style-name="T21"> 10</text:span><text:span text:style-name="T118">5</text:span><text:span text:style-name="T10"> </text:span><text:span text:style-name="T12">×</text:span><text:span text:style-name="T10"> </text:span><text:span text:style-name="T21">(10 </text:span><text:span text:style-name="T137">-</text:span><text:span text:style-name="_5f_Correction_5f_surligné"><text:span text:style-name="T136">12</text:span></text:span><text:span text:style-name="_5f_BVS"><text:span text:style-name="T10">)</text:span></text:span></text:p>
          <text:p text:style-name="P88"><text:span text:style-name="_5f_BVS"><text:span text:style-name="T21">A </text:span></text:span><text:span text:style-name="_5f_Symbole"><text:span text:style-name="T21">=</text:span></text:span><text:span text:style-name="_5f_BVS"><text:span text:style-name="T21"> 10</text:span></text:span><text:span text:style-name="_5f_pointillés_20_gris"><text:span text:style-name="T31">.</text:span></text:span><text:span text:style-name="_5f_Correction_5f_surligné"><text:span text:style-name="T132">-</text:span></text:span><text:span text:style-name="_5f_Correction_5f_surligné"><text:span text:style-name="T133">7</text:span></text:span></text:p>
          <text:p text:style-name="P90"><text:span text:style-name="T8">B </text:span><text:span text:style-name="_5f_signe"><text:span text:style-name="T8">=</text:span></text:span><text:span text:style-name="T8"> 10 </text:span><text:span text:style-name="T11">×</text:span> (10<text:span text:style-name="T24">–7</text:span><text:span text:style-name="T8">)</text:span><text:span text:style-name="T24">3</text:span><text:span text:style-name="T8"> </text:span><text:span text:style-name="T11">×</text:span> 10<text:span text:style-name="T24">9</text:span></text:p>
          <text:p text:style-name="P79">B <text:span text:style-name="_5f_signe">=</text:span> <text:span text:style-name="_5f_Correction_5f_surligné"><text:span text:style-name="T21">10</text:span></text:span><text:span text:style-name="_5f_Correction_5f_surligné"><text:span text:style-name="T41">1</text:span></text:span><text:span text:style-name="_5f_Correction_5f_surligné"><text:span text:style-name="T10"> × 10 </text:span></text:span><text:span text:style-name="_5f_Correction_5f_surligné"><text:span text:style-name="T27">-</text:span></text:span><text:span text:style-name="_5f_Correction_5f_surligné"><text:span text:style-name="T41">21</text:span></text:span><text:span text:style-name="_5f_Correction_5f_surligné"><text:span text:style-name="T10">× 10</text:span></text:span><text:span text:style-name="_5f_Correction_5f_surligné"><text:span text:style-name="T27"> </text:span></text:span><text:span text:style-name="_5f_Correction_5f_surligné"><text:span text:style-name="T37">9</text:span></text:span></text:p>
          <text:p text:style-name="P79"><text:span text:style-name="_5f_pointillés_20_gris"><text:span text:style-name="T42">B </text:span></text:span><text:span text:style-name="_5f_signe"><text:span text:style-name="T42">=</text:span></text:span><text:span text:style-name="_5f_pointillés_20_gris">  </text:span><text:span text:style-name="_5f_Correction_5f_surligné"><text:span text:style-name="T10">10 </text:span></text:span><text:span text:style-name="_5f_Correction_5f_surligné"><text:span text:style-name="T27">– </text:span></text:span><text:span text:style-name="_5f_Correction_5f_surligné"><text:span text:style-name="T37">1</text:span></text:span><text:span text:style-name="_5f_Correction_5f_surligné"><text:span text:style-name="T134">1</text:span></text:span></text:p>
          <text:p text:style-name="P90"><text:span text:style-name="T60">C</text:span><text:span text:style-name="T8"> </text:span><text:span text:style-name="_5f_signe"><text:span text:style-name="T8">=</text:span></text:span><text:span text:style-name="T8"><draw:frame draw:style-name="fr7" draw:name="Objet121" text:anchor-type="as-char" svg:width="2.178cm" svg:height="0.96cm" draw:z-index="27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<text:p text:style-name="P91"><text:span text:style-name="T60">C</text:span><text:span text:style-name="T8"> </text:span><text:span text:style-name="_5f_signe"><text:span text:style-name="T8">=</text:span></text:span><text:span text:style-name="T8"> </text:span><text:span text:style-name="_5f_Correction_5f_surligné"><text:span text:style-name="T21">10 </text:span></text:span><text:span text:style-name="_5f_Correction_5f_surligné"><text:span text:style-name="T73">– </text:span></text:span><text:span text:style-name="_5f_Correction_5f_surligné"><text:span text:style-name="T74">2 </text:span></text:span><text:span text:style-name="_5f_Correction_5f_surligné"><text:span text:style-name="T10">× 10 </text:span></text:span><text:span text:style-name="_5f_Correction_5f_surligné"><text:span text:style-name="T27">– </text:span></text:span><text:span text:style-name="_5f_Correction_5f_surligné"><text:span text:style-name="T135">7 </text:span></text:span><text:span text:style-name="_5f_Correction_5f_surligné"><text:span text:style-name="T10">× 10</text:span></text:span><text:span text:style-name="_5f_Correction_5f_surligné"><text:span text:style-name="T27"> </text:span></text:span><text:span text:style-name="_5f_Correction_5f_surligné"><text:span text:style-name="T73">– </text:span></text:span><text:span text:style-name="_5f_Correction_5f_surligné"><text:span text:style-name="T74">6</text:span></text:span></text:p>
          <text:p text:style-name="P91"><text:span text:style-name="_5f_pointillés_20_gris"><text:span text:style-name="T62">C</text:span></text:span><text:span text:style-name="_5f_pointillés_20_gris"><text:span text:style-name="T43"> </text:span></text:span><text:span text:style-name="_5f_signe"><text:span text:style-name="T43">=</text:span></text:span><text:span text:style-name="_5f_pointillés_20_gris"><text:span text:style-name="T8"> </text:span></text:span><text:span text:style-name="_5f_Correction_5f_surligné"><text:span text:style-name="T10">10 </text:span></text:span><text:span text:style-name="_5f_Correction_5f_surligné"><text:span text:style-name="T27">– </text:span></text:span><text:span text:style-name="_5f_Correction_5f_surligné"><text:span text:style-name="T38">9</text:span></text:span><text:span text:style-name="_5f_Correction_5f_surligné"><text:span text:style-name="T135"> </text:span></text:span><text:span text:style-name="_5f_Correction_5f_surligné"><text:span text:style-name="T10">× 10</text:span></text:span><text:span text:style-name="_5f_Correction_5f_surligné"><text:span text:style-name="T27"> </text:span></text:span><text:span text:style-name="_5f_Correction_5f_surligné"><text:span text:style-name="T73">– </text:span></text:span><text:span text:style-name="_5f_Correction_5f_surligné"><text:span text:style-name="T74">6</text:span></text:span></text:p>
          <text:p text:style-name="P91"><text:span text:style-name="T60">C</text:span><text:span text:style-name="T8"> </text:span><text:span text:style-name="_5f_signe"><text:span text:style-name="T8">=</text:span></text:span><text:span text:style-name="T8"> </text:span><text:span text:style-name="_5f_Correction_5f_surligné"><text:span text:style-name="T10">10 </text:span></text:span><text:span text:style-name="_5f_Correction_5f_surligné"><text:span text:style-name="T27">– </text:span></text:span><text:span text:style-name="_5f_Correction_5f_surligné"><text:span text:style-name="T38">15</text:span></text:span><text:span text:style-name="_5f_Correction_5f_surligné"><text:span text:style-name="T135"> </text:span></text:span></text:p>
        </text:list-header>
      </text:list>
      <text:p text:style-name="P34"><text:span text:style-name="_5f_pointillés_20_gris"><text:span text:style-name="T62"/></text:span></text:p>
      <text:list xml:id="list93457715339979" text:continue-numbering="true" text:style-name="liste_5f_abc">
        <text:list-header>
          <text:p text:style-name="P93"><text:span text:style-name="T60">D</text:span><text:span text:style-name="T8"> </text:span><text:span text:style-name="_5f_signe"><text:span text:style-name="T8">=</text:span></text:span><text:span text:style-name="T8"><draw:frame draw:style-name="fr7" draw:name="Objet124" text:anchor-type="as-char" svg:width="2.02cm" svg:height="0.96cm" draw:z-index="28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    <text:p text:style-name="P91"><text:span text:style-name="T104">D</text:span> <text:span text:style-name="_5f_signe">=</text:span> <text:span text:style-name="_5f_Correction_5f_surligné"><text:span text:style-name="T21">10 </text:span></text:span><text:span text:style-name="_5f_Correction_5f_surligné"><text:span text:style-name="T73">– </text:span></text:span><text:span text:style-name="_5f_Correction_5f_surligné"><text:span text:style-name="T74">4 </text:span></text:span><text:span text:style-name="_5f_Correction_5f_surligné"><text:span text:style-name="T10">× 10 </text:span></text:span><text:span text:style-name="_5f_Correction_5f_surligné"><text:span text:style-name="T74">9</text:span></text:span><text:span text:style-name="_5f_Correction_5f_surligné"><text:span text:style-name="T135"> </text:span></text:span><text:span text:style-name="_5f_Correction_5f_surligné"><text:span text:style-name="T10">× </text:span></text:span><text:span text:style-name="_5f_Correction_5f_surligné"><text:span text:style-name="T23">(</text:span></text:span><text:span text:style-name="_5f_Correction_5f_surligné"><text:span text:style-name="T10">10</text:span></text:span><text:span text:style-name="_5f_Correction_5f_surligné"><text:span text:style-name="T27"> </text:span></text:span><text:span text:style-name="_5f_Correction_5f_surligné"><text:span text:style-name="T73">– </text:span></text:span><text:span text:style-name="_5f_Correction_5f_surligné"><text:span text:style-name="T74">5 </text:span></text:span><text:span text:style-name="_5f_Correction_5f_surligné"><text:span text:style-name="T63">× 10</text:span></text:span><text:span text:style-name="_5f_Correction_5f_surligné"><text:span text:style-name="T83"> </text:span></text:span><text:span text:style-name="_5f_Correction_5f_surligné"><text:span text:style-name="T82">7</text:span></text:span><text:span text:style-name="_5f_Correction_5f_surligné"><text:span text:style-name="T64">)</text:span></text:span></text:p>
          <text:p text:style-name="P91"><text:span text:style-name="T104">D</text:span> <text:span text:style-name="_5f_signe">=</text:span> <text:span text:style-name="_5f_Correction_5f_surligné"><text:span text:style-name="T10">10 </text:span></text:span><text:span text:style-name="_5f_Correction_5f_surligné"><text:span text:style-name="T74">5</text:span></text:span><text:span text:style-name="_5f_Correction_5f_surligné"><text:span text:style-name="T135"> </text:span></text:span><text:span text:style-name="_5f_Correction_5f_surligné"><text:span text:style-name="T10">× </text:span></text:span><text:span text:style-name="_5f_Correction_5f_surligné"><text:span text:style-name="T23">(</text:span></text:span><text:span text:style-name="_5f_Correction_5f_surligné"><text:span text:style-name="T63">10</text:span></text:span><text:span text:style-name="_5f_Correction_5f_surligné"><text:span text:style-name="T83"> </text:span></text:span><text:span text:style-name="_5f_Correction_5f_surligné"><text:span text:style-name="T74">2</text:span></text:span><text:span text:style-name="_5f_Correction_5f_surligné"><text:span text:style-name="T64">)</text:span></text:span></text:p>
          <text:p text:style-name="P91"><text:span text:style-name="T104">D</text:span> <text:span text:style-name="_5f_signe">=</text:span> <text:span text:style-name="_5f_Correction_5f_surligné"><text:span text:style-name="T10">10 </text:span></text:span><text:span text:style-name="_5f_Correction_5f_surligné"><text:span text:style-name="T74">7</text:span></text:span><text:span text:style-name="_5f_Correction_5f_surligné"><text:span text:style-name="T135"> </text:span></text:span></text:p>
          <text:p text:style-name="P80"><text:span text:style-name="_5f_pointillés_20_gris"/></text:p>
          <text:p text:style-name="P93"><text:span text:style-name="T60">E</text:span><text:span text:style-name="T8"> </text:span><text:span text:style-name="_5f_signe"><text:span text:style-name="T8">=</text:span></text:span><text:span text:style-name="T8"><draw:frame draw:style-name="fr7" draw:name="Objet123" text:anchor-type="as-char" svg:width="2.364cm" svg:height="0.96cm" draw:z-index="29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    <text:p text:style-name="P91"><text:span text:style-name="T104">E</text:span> <text:span text:style-name="_5f_signe">=</text:span> <draw:frame draw:style-name="fr4" draw:name="Objet27" text:anchor-type="as-char" svg:width="1.746cm" svg:height="0.96cm" draw:z-index="134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text:p text:style-name="P92"><text:span text:style-name="T104">E</text:span> <text:span text:style-name="_5f_signe">=</text:span> <text:span text:style-name="_5f_Correction_5f_surligné"><text:span text:style-name="T21">10 </text:span></text:span><text:span text:style-name="_5f_Correction_5f_surligné"><text:span text:style-name="T31">– </text:span></text:span><text:span text:style-name="_5f_Correction_5f_surligné"><text:span text:style-name="T39">8</text:span></text:span><text:span text:style-name="_5f_Correction_5f_surligné"><text:span text:style-name="T74"> </text:span></text:span><text:span text:style-name="_5f_Correction_5f_surligné"><text:span text:style-name="T10">× 10 </text:span></text:span><text:span text:style-name="_5f_Correction_5f_surligné"><text:span text:style-name="T75">1</text:span></text:span><text:span text:style-name="_5f_Correction_5f_surligné"><text:span text:style-name="T135"> </text:span></text:span><text:span text:style-name="_5f_Correction_5f_surligné"><text:span text:style-name="T10">× 10</text:span></text:span><text:span text:style-name="_5f_Correction_5f_surligné"><text:span text:style-name="T27"> </text:span></text:span><text:span text:style-name="_5f_Correction_5f_surligné"><text:span text:style-name="T75">3 </text:span></text:span></text:p>
          <text:p text:style-name="P81"><text:span text:style-name="_5f_pointillés_20_gris"><text:span text:style-name="T105">E</text:span></text:span><text:span text:style-name="_5f_pointillés_20_gris"><text:span text:style-name="T42"> </text:span></text:span><text:span text:style-name="_5f_signe"><text:span text:style-name="T42">=</text:span></text:span><text:span text:style-name="_5f_pointillés_20_gris"> </text:span><text:span text:style-name="_5f_Correction_5f_surligné"><text:span text:style-name="T10">10</text:span></text:span><text:span text:style-name="_5f_Correction_5f_surligné"><text:span text:style-name="T27"> </text:span></text:span><text:span text:style-name="_5f_Correction_5f_surligné"><text:span text:style-name="T73">– </text:span></text:span><text:span text:style-name="_5f_Correction_5f_surligné"><text:span text:style-name="T75">4</text:span></text:span></text:p>
          <text:p text:style-name="P81"><text:span text:style-name="_5f_Correction_5f_surligné"><text:span text:style-name="T75"/></text:span></text:p>
        </text:list-header>
      </text:list>
      <text:list xml:id="list93456612904027" text:continue-list="list93456076596655" text:style-name="Num_5f_Exo">
        <text:list-item>
          <text:h text:style-name="P51" text:outline-level="1"><text:span text:style-name="_5f_pointillés_20_gris"> </text:span>Calcule les expressions suivantes.</text:h>
        </text:list-item>
      </text:list>
      <text:list xml:id="list93456404344825" text:continue-list="list93457715339979" text:style-name="liste_5f_abc">
        <text:list-header>
          <text:p text:style-name="P85"><text:span text:style-name="T21">A </text:span><text:span text:style-name="_5f_Symbole"><text:span text:style-name="T21">=</text:span></text:span><text:span text:style-name="T21"> 10</text:span><text:span text:style-name="T31">5</text:span><text:span text:style-name="T21"> </text:span><text:span text:style-name="_5f_Symbole"><text:span text:style-name="T59"></text:span></text:span><text:span text:style-name="T22"> 1</text:span><text:span text:style-name="T21">0</text:span><text:span text:style-name="T32">2</text:span><text:span text:style-name="T21"> </text:span><text:span text:style-name="_5f_Symbole"><text:span text:style-name="T59"></text:span></text:span><text:span text:style-name="T22"> 1</text:span><text:span text:style-name="T21">0</text:span><text:span text:style-name="T32">3</text:span><text:span text:style-name="T21"> </text:span><text:span text:style-name="_5f_opensymbol"><text:span text:style-name="T13">×</text:span></text:span><text:span text:style-name="T22"> 1</text:span><text:span text:style-name="T21">0</text:span><text:span text:style-name="T32">0</text:span></text:p>
          <text:p text:style-name="P82"><text:span text:style-name="T120">A</text:span><text:span text:style-name="T119"> </text:span><text:span text:style-name="_5f_signe"><text:span text:style-name="T119">=</text:span></text:span><text:span text:style-name="T119"> </text:span><text:span text:style-name="_5f_correction_20_surlignée"><text:span text:style-name="T122">10</text:span></text:span><text:span text:style-name="_5f_correction_20_surlignée"><text:span text:style-name="T125">0</text:span></text:span><text:span text:style-name="_5f_correction_20_surlignée"><text:span text:style-name="T126"> </text:span></text:span><text:span text:style-name="_5f_correction_20_surlignée"><text:span text:style-name="T125">000</text:span></text:span><text:span text:style-name="_5f_correction_20_surlignée"><text:span text:style-name="T122"> </text:span></text:span><text:span text:style-name="_5f_correction_20_surlignée"><text:span text:style-name="T100"></text:span></text:span><text:span text:style-name="_5f_correction_20_surlignée"><text:span text:style-name="T123"> 1</text:span></text:span><text:span text:style-name="_5f_correction_20_surlignée"><text:span text:style-name="T125">00</text:span></text:span><text:span text:style-name="_5f_correction_20_surlignée"><text:span text:style-name="T122"> </text:span></text:span><text:span text:style-name="_5f_correction_20_surlignée"><text:span text:style-name="T100"></text:span></text:span><text:span text:style-name="_5f_correction_20_surlignée"><text:span text:style-name="T123"> 1 </text:span></text:span><text:span text:style-name="_5f_correction_20_surlignée"><text:span text:style-name="T125">000</text:span></text:span></text:p>
          <text:p text:style-name="P82"><text:span text:style-name="_5f_pointillés_20_gris"><text:span text:style-name="T93">A </text:span></text:span><text:span text:style-name="_5f_signe"><text:span text:style-name="T93">=</text:span></text:span><text:span text:style-name="_5f_pointillés_20_gris"><text:span text:style-name="T119"> </text:span></text:span><text:span text:style-name="_5f_correction_20_surlignée"><text:span text:style-name="T122">10</text:span></text:span><text:span text:style-name="_5f_correction_20_surlignée"><text:span text:style-name="T124">1 100</text:span></text:span></text:p>
          <text:p text:style-name="P94"><text:span text:style-name="_5f_pointillés_20_gris"><text:span text:style-name="T95">B</text:span></text:span><text:span text:style-name="_5f_pointillés_20_gris"><text:span text:style-name="T96"> </text:span></text:span><text:span text:style-name="_5f_Symbole"><text:span text:style-name="T96">=</text:span></text:span><text:span text:style-name="_5f_pointillés_20_gris"><text:span text:style-name="T96"> 10</text:span></text:span><text:span text:style-name="_5f_pointillés_20_gris"><text:span text:style-name="T103">4</text:span></text:span><text:span text:style-name="_5f_pointillés_20_gris"><text:span text:style-name="T96"> </text:span></text:span><text:span text:style-name="_5f_opensymbol"><text:span text:style-name="T98">─</text:span></text:span><text:span text:style-name="_5f_pointillés_20_gris"><text:span text:style-name="T97"> 1</text:span></text:span><text:span text:style-name="_5f_pointillés_20_gris"><text:span text:style-name="T96">0</text:span></text:span><text:span text:style-name="_5f_pointillés_20_gris"><text:span text:style-name="T103">3</text:span></text:span><text:span text:style-name="_5f_pointillés_20_gris"><text:span text:style-name="T96"> </text:span></text:span><text:span text:style-name="_5f_Symbole"><text:span text:style-name="T99"></text:span></text:span><text:span text:style-name="_5f_pointillés_20_gris"><text:span text:style-name="T97"> 1</text:span></text:span><text:span text:style-name="_5f_pointillés_20_gris"><text:span text:style-name="T96">0</text:span></text:span><text:span text:style-name="_5f_pointillés_20_gris"><text:span text:style-name="T102">–</text:span></text:span><text:span text:style-name="_5f_pointillés_20_gris"><text:span text:style-name="T103">1</text:span></text:span></text:p>
          <text:p text:style-name="P83"><text:span text:style-name="T119">B </text:span><text:span text:style-name="_5f_signe"><text:span text:style-name="T119">=</text:span></text:span><text:span text:style-name="T119"> </text:span><text:span text:style-name="_5f_correction_20_surlignée"><text:span text:style-name="T122">10</text:span></text:span><text:span text:style-name="_5f_correction_20_surlignée"><text:span text:style-name="T126"> </text:span></text:span><text:span text:style-name="_5f_correction_20_surlignée"><text:span text:style-name="T125">000</text:span></text:span><text:span text:style-name="_5f_correction_20_surlignée"><text:span text:style-name="T122"> -</text:span></text:span><text:span text:style-name="_5f_correction_20_surlignée"><text:span text:style-name="T123"> 1 </text:span></text:span><text:span text:style-name="_5f_correction_20_surlignée"><text:span text:style-name="T125">000</text:span></text:span><text:span text:style-name="_5f_correction_20_surlignée"><text:span text:style-name="T122"> </text:span></text:span><text:span text:style-name="_5f_correction_20_surlignée"><text:span text:style-name="T100"></text:span></text:span><text:span text:style-name="_5f_correction_20_surlignée"><text:span text:style-name="T123"> </text:span></text:span><text:span text:style-name="_5f_correction_20_surlignée"><text:span text:style-name="T101">0,1</text:span></text:span></text:p>
          <text:p text:style-name="P83"><text:span text:style-name="_5f_pointillés_20_gris"><text:span text:style-name="T93">B </text:span></text:span><text:span text:style-name="_5f_signe"><text:span text:style-name="T93">=</text:span></text:span><text:span text:style-name="_5f_pointillés_20_gris"><text:span text:style-name="T119">  </text:span></text:span><text:span text:style-name="_5f_correction_20_surlignée"><text:span text:style-name="T101">9</text:span></text:span><text:span text:style-name="_5f_correction_20_surlignée"><text:span text:style-name="T126"> </text:span></text:span><text:span text:style-name="_5f_correction_20_surlignée"><text:span text:style-name="T125">000,1</text:span></text:span></text:p>
          <text:p text:style-name="P95"><text:span text:style-name="_5f_pointillés_20_gris"><text:span text:style-name="T95">C </text:span></text:span><text:span text:style-name="_5f_signe"><text:span text:style-name="T95">=</text:span></text:span><text:span text:style-name="_5f_pointillés_20_gris"><text:span text:style-name="T95"><draw:frame draw:style-name="fr6" draw:name="Objet42" text:anchor-type="as-char" svg:y="-0.637cm" svg:width="2.595cm" svg:height="0.96cm" draw:z-index="5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/text:p>
          <text:p text:style-name="P96"><text:span text:style-name="T121">C</text:span><text:span text:style-name="T119"> </text:span><text:span text:style-name="_5f_signe"><text:span text:style-name="T119">=</text:span></text:span><text:span text:style-name="T119"> </text:span><text:span text:style-name="_5f_pointillés_20_gris"><text:span text:style-name="T119"><draw:frame draw:style-name="fr4" draw:name="Objet28" text:anchor-type="as-char" svg:width="3.955cm" svg:height="0.907cm" draw:z-index="133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span></text:p>
          <text:p text:style-name="P96"><text:span text:style-name="_5f_pointillés_20_gris"><text:span text:style-name="T94">C</text:span></text:span><text:span text:style-name="_5f_pointillés_20_gris"><text:span text:style-name="T93"> </text:span></text:span><text:span text:style-name="_5f_signe"><text:span text:style-name="T93">=</text:span></text:span><text:span text:style-name="_5f_pointillés_20_gris"><text:span text:style-name="T119"> </text:span></text:span><text:span text:style-name="_5f_pointillés_20_gris"><text:span text:style-name="T119"><draw:frame draw:style-name="fr4" draw:name="Objet29" text:anchor-type="as-char" svg:width="1.596cm" svg:height="0.87cm" draw:z-index="136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/text:p>
          <text:p text:style-name="P83"><text:span text:style-name="_5f_pointillés_20_gris"><text:span text:style-name="T94">C</text:span></text:span><text:span text:style-name="_5f_pointillés_20_gris"><text:span text:style-name="T93"> </text:span></text:span><text:span text:style-name="_5f_signe"><text:span text:style-name="T93">=</text:span></text:span><text:span text:style-name="_5f_pointillés_20_gris"><text:span text:style-name="T119"> </text:span></text:span><text:span text:style-name="_5f_correction_20_surlignée"><text:span text:style-name="T101">0,89</text:span></text:span></text:p>
          <text:p text:style-name="P94"><text:span text:style-name="_5f_pointillés_20_gris"><text:span text:style-name="T95">D </text:span></text:span><text:span text:style-name="_5f_signe"><text:span text:style-name="T95">=</text:span></text:span><text:span text:style-name="_5f_pointillés_20_gris"><text:span text:style-name="T119"><draw:frame draw:style-name="fr5" draw:name="Objet43" text:anchor-type="as-char" svg:y="-0.609cm" svg:width="2.905cm" svg:height="0.96cm" draw:z-index="30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/text:p>
          <text:p text:style-name="P96"><text:span text:style-name="T121">D</text:span><text:span text:style-name="T119"> </text:span><text:span text:style-name="_5f_signe"><text:span text:style-name="T119">=</text:span></text:span><text:span text:style-name="T119"> </text:span><text:span text:style-name="_5f_pointillés_20_gris"><text:span text:style-name="T119"><draw:frame draw:style-name="fr4" draw:name="Objet30" text:anchor-type="as-char" svg:width="4.551cm" svg:height="0.87cm" draw:z-index="131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/text:p>
          <text:p text:style-name="P96"><text:span text:style-name="_5f_pointillés_20_gris"><text:span text:style-name="T94">D</text:span></text:span><text:span text:style-name="_5f_pointillés_20_gris"><text:span text:style-name="T93"> </text:span></text:span><text:span text:style-name="_5f_signe"><text:span text:style-name="T93">=</text:span></text:span><text:span text:style-name="_5f_pointillés_20_gris"><text:span text:style-name="T119"> </text:span></text:span><text:span text:style-name="_5f_pointillés_20_gris"><text:span text:style-name="T119"><draw:frame draw:style-name="fr4" draw:name="Objet31" text:anchor-type="as-char" svg:width="1.596cm" svg:height="0.87cm" draw:z-index="132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/text:p>
          <text:p text:style-name="P83"><text:span text:style-name="T121">D</text:span><text:span text:style-name="T119"> </text:span><text:span text:style-name="_5f_signe"><text:span text:style-name="T119">=</text:span></text:span><text:span text:style-name="T119"> </text:span><text:span text:style-name="_5f_correction_20_surlignée"><text:span text:style-name="T101">111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adornments="Oblique" style:font-family-generic="roman" style:font-pitch="variable" style:font-charset="x-symbol"/>
    <style:font-face style:name="OpenSymbol3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style:contextual-spacing="false" style:page-number="auto" style:writing-mode="lr-tb">
        <style:tab-stops/>
      </style:paragraph-properties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correction_20_surlignée" style:display-name="_correction surlignée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484b7e" officeooo:paragraph-rsid="001a9295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08c81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75b6ad"/>
    </style:style>
    <style:style style:name="MT7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8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31" draw:name="Forme3" draw:style-name="Mgr3" draw:text-style-name="MP24" svg:x1="14.658cm" svg:y1="0.36cm" svg:x2="20.496cm" svg:y2="0.36cm"><text:p/></draw:line>Calculer avec des puissances de 10</text:p>
      </style:header>
      <style:footer>
        <text:p text:style-name="MP26"><draw:frame draw:style-name="Mfr1" draw:name="Cadre1" text:anchor-type="paragraph" svg:y="-0.06cm" draw:z-index="2"><draw:text-box fo:min-height="0.499cm" fo:min-width="2cm"><draw:frame draw:style-name="Mfr2" draw:name="Cadre2" text:anchor-type="frame" svg:x="0.45cm" svg:y="0.079cm" svg:width="0.817cm" draw:z-index="5"><draw:text-box fo:min-height="0.355cm"><text:p text:style-name="MP27"><draw:g text:anchor-type="paragraph" draw:z-index="14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31</text:page-number></text:p></draw:text-box></draw:frame><text:p text:style-name="MP29"><text:span text:style-name="MT6">Puissances</text:span>• <text:span text:style-name="MT7">A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0T09:34:55.311000000</dc:date>
    <meta:editing-duration>P1DT23H39M6S</meta:editing-duration>
    <meta:editing-cycles>132</meta:editing-cycles>
    <meta:generator>LibreOffice/7.1.1.2$Windows_X86_64 LibreOffice_project/fe0b08f4af1bacafe4c7ecc87ce55bb426164676</meta:generator>
    <dc:subject>fraction-nombre </dc:subject>
    <dc:title>A3_5 série 1 </dc:title>
    <meta:document-statistic meta:table-count="5" meta:image-count="0" meta:object-count="99" meta:page-count="3" meta:paragraph-count="230" meta:word-count="803" meta:character-count="3307" meta:non-whitespace-character-count="2165"/>
  </office:meta>
</office:document-meta>
</file>

<file path=Object 1/content.xml><?xml version="1.0" encoding="utf-8"?>
<math xmlns="http://www.w3.org/1998/Math/MathML" display="block">
  <semantics>
    <mstyle mathsize="9pt">
      <mfrac>
        <mn>1</mn>
        <msup>
          <mn>10</mn>
          <mstyle mathcolor="red">
            <mn>3</mn>
          </mstyle>
        </msup>
      </mfrac>
    </mstyle>
    <annotation encoding="StarMath 5.0">size 9{{1} over 10^color red{3}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up>
          <math:mn>10</math:mn>
          <math:mn>21</math:mn>
        </math:msup>
      </math:mrow>
    </math:mstyle>
    <math:annotation math:encoding="StarMath 5.0">size 10{{10}^21 }</math:annotation>
  </math:semantics>
</math:math>
</file>

<file path=Object 11/content.xml><?xml version="1.0" encoding="utf-8"?>
<math xmlns="http://www.w3.org/1998/Math/MathML" display="block">
  <semantics>
    <mfrac>
      <mn>10⁸</mn>
      <mn>10⁵</mn>
    </mfrac>
    <annotation encoding="StarMath 5.0">{10⁸}over{10⁵}
 
 </annotation>
  </semantics>
</math>
</file>

<file path=Object 12/content.xml><?xml version="1.0" encoding="utf-8"?>
<math xmlns="http://www.w3.org/1998/Math/MathML" display="block">
  <semantics>
    <mstyle mathvariant="bold">
      <mstyle mathsize="9pt">
        <msup>
          <mn>10</mn>
          <mn>9</mn>
        </msup>
      </mstyle>
    </mstyle>
    <annotation encoding="StarMath 5.0">bold size 9{{10}^{9} }</annotation>
  </semantics>
</math>
</file>

<file path=Object 13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15</mn>
          </mrow>
        </msup>
      </mstyle>
    </mstyle>
    <annotation encoding="StarMath 5.0">bold size 9{{10}^{-15} }</annotation>
  </semantics>
</math>
</file>

<file path=Object 14/content.xml><?xml version="1.0" encoding="utf-8"?>
<math xmlns="http://www.w3.org/1998/Math/MathML" display="block">
  <semantics>
    <mstyle mathvariant="bold">
      <mstyle mathsize="9pt">
        <msup>
          <mn>10</mn>
          <mn>8</mn>
        </msup>
      </mstyle>
    </mstyle>
    <annotation encoding="StarMath 5.0">bold size 9{{10}^{8} }</annotation>
  </semantics>
</math>
</file>

<file path=Object 15/content.xml><?xml version="1.0" encoding="utf-8"?>
<math xmlns="http://www.w3.org/1998/Math/MathML" display="block">
  <semantics>
    <mfrac>
      <mn>10⁸</mn>
      <mn>10⁵</mn>
    </mfrac>
    <annotation encoding="StarMath 5.0">{10⁸}over{10⁵}
 
 </annotation>
  </semantics>
</math>
</file>

<file path=Object 16/content.xml><?xml version="1.0" encoding="utf-8"?>
<math xmlns="http://www.w3.org/1998/Math/MathML" display="block">
  <semantics>
    <mstyle mathsize="10pt">
      <mfrac>
        <msup>
          <mn>10</mn>
          <mn>7</mn>
        </msup>
        <msup>
          <mn>10</mn>
          <mn>4</mn>
        </msup>
      </mfrac>
    </mstyle>
    <annotation encoding="StarMath 5.0">size 10{{10}^{7} over {10}^{4}}</annotation>
  </semantics>
</math>
</file>

<file path=Object 17/content.xml><?xml version="1.0" encoding="utf-8"?>
<math xmlns="http://www.w3.org/1998/Math/MathML" display="block">
  <semantics>
    <mfrac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0`times`10`times`10`times`10`times`10`times`10`times`10`times`10}over{10`times`10`times`10`times`10`times`10}
 
 </annotation>
  </semantics>
</math>
</file>

<file path=Object 18/content.xml><?xml version="1.0" encoding="utf-8"?>
<math xmlns="http://www.w3.org/1998/Math/MathML" display="block">
  <semantics>
    <mfrac>
      <mn>1</mn>
      <msup>
        <mn>10</mn>
        <mn>3</mn>
      </msup>
    </mfrac>
    <annotation encoding="StarMath 5.0">{1}over{10^3}
 
 </annotation>
  </semantics>
</math>
</file>

<file path=Object 19/content.xml><?xml version="1.0" encoding="utf-8"?>
<math xmlns="http://www.w3.org/1998/Math/MathML" display="block">
  <semantics>
    <mfrac>
      <msup>
        <mn>10</mn>
        <mn>4</mn>
      </msup>
      <msup>
        <mn>10</mn>
        <mn>3</mn>
      </msup>
    </mfrac>
    <annotation encoding="StarMath 5.0">{10^4}over{10^3}
 
 </annotation>
  </semantics>
</math>
</file>

<file path=Object 2/content.xml><?xml version="1.0" encoding="utf-8"?>
<math xmlns="http://www.w3.org/1998/Math/MathML" display="block">
  <semantics>
    <mstyle mathsize="9pt">
      <mfrac>
        <mn>1</mn>
        <mstyle mathcolor="red">
          <mrow>
            <mn>1</mn>
            <mspace width="2em"/>
            <mn>000</mn>
          </mrow>
        </mstyle>
      </mfrac>
    </mstyle>
    <annotation encoding="StarMath 5.0">size 9 {{1} over color red{1~000}}</annotation>
  </semantics>
</math>
</file>

<file path=Object 20/content.xml><?xml version="1.0" encoding="utf-8"?>
<math xmlns="http://www.w3.org/1998/Math/MathML" display="block">
  <semantics>
    <mfrac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0`times`10`times`10`times`10}over{10`times`10`times`10}
 
 </annotation>
  </semantics>
</math>
</file>

<file path=Object 21/content.xml><?xml version="1.0" encoding="utf-8"?>
<math xmlns="http://www.w3.org/1998/Math/MathML" display="block">
  <semantics>
    <mfrac>
      <mrow>
        <msup>
          <mn>10</mn>
          <mrow>
            <mo stretchy="false">−</mo>
            <mn>2</mn>
          </mrow>
        </msup>
        <mrow>
          <mspace width="0.5em"/>
          <mo stretchy="false">×</mo>
          <mspace width="0.5em"/>
        </mrow>
        <msup>
          <mn>10</mn>
          <mrow>
            <mo stretchy="false">−</mo>
            <mn>7</mn>
          </mrow>
        </msup>
      </mrow>
      <msup>
        <mn>10</mn>
        <mn>6</mn>
      </msup>
    </mfrac>
    <annotation encoding="StarMath 5.0">{{10}^{-2} `times `{10}^{-7}} over {{10}^6}</annotation>
  </semantics>
</math>
</file>

<file path=Object 22/content.xml><?xml version="1.0" encoding="utf-8"?>
<math xmlns="http://www.w3.org/1998/Math/MathML" display="block">
  <semantics>
    <mfrac>
      <mn>10⁸</mn>
      <mn>10⁵</mn>
    </mfrac>
    <annotation encoding="StarMath 5.0">{10⁸}over{10⁵}
 
 </annotation>
  </semantics>
</math>
</file>

<file path=Object 23/content.xml><?xml version="1.0" encoding="utf-8"?>
<math xmlns="http://www.w3.org/1998/Math/MathML" display="block">
  <semantics>
    <mfrac>
      <mrow>
        <msup>
          <mn>10</mn>
          <mn>4</mn>
        </msup>
        <mo stretchy="false">−</mo>
        <msup>
          <mn>10</mn>
          <mn>3</mn>
        </msup>
        <mo stretchy="false">−</mo>
        <msup>
          <mn>10</mn>
          <mn>2</mn>
        </msup>
      </mrow>
      <mrow>
        <mspace width="0.5em"/>
        <msup>
          <mrow>
            <mtext>(</mtext>
            <msup>
              <mn>10</mn>
              <mn>2</mn>
            </msup>
            <mtext>)</mtext>
          </mrow>
          <mn>2</mn>
        </msup>
      </mrow>
    </mfrac>
    <annotation encoding="StarMath 5.0">{10^4-10^3-10^2}over{ `{"("10^2")"}^2}</annotation>
  </semantics>
</math>
</file>

<file path=Object 24/content.xml><?xml version="1.0" encoding="utf-8"?>
<math xmlns="http://www.w3.org/1998/Math/MathML" display="block">
  <semantics>
    <mstyle mathsize="10pt">
      <mfrac>
        <msup>
          <mn>10</mn>
          <mn>6</mn>
        </msup>
        <msup>
          <mn>10</mn>
          <mrow>
            <mo stretchy="false">−</mo>
            <mn>3</mn>
          </mrow>
        </msup>
      </mfrac>
    </mstyle>
    <annotation encoding="StarMath 5.0">size 10{{10}^6 over {10}^{-3} }</annotation>
  </semantics>
</math>
</file>

<file path=Object 25/content.xml><?xml version="1.0" encoding="utf-8"?>
<math xmlns="http://www.w3.org/1998/Math/MathML" display="block">
  <semantics>
    <mstyle mathsize="10pt">
      <mrow>
        <msup>
          <mn>10</mn>
          <mn>6</mn>
        </msup>
        <mspace width="0.5em"/>
        <mi mathvariant="normal">@</mi>
        <mspace width="0.5em"/>
        <msup>
          <mn>10</mn>
          <mn>3</mn>
        </msup>
      </mrow>
    </mstyle>
    <annotation encoding="StarMath 5.0">size 10{{10}^6` %UxE083 `{10}^3 }</annotation>
  </semantics>
</math>
</file>

<file path=Object 26/content.xml><?xml version="1.0" encoding="utf-8"?>
<math xmlns="http://www.w3.org/1998/Math/MathML" display="block">
  <semantics>
    <mstyle mathsize="10pt">
      <mrow>
        <msup>
          <mn>10</mn>
          <mn>3</mn>
        </msup>
        <mrow>
          <mspace width="0.5em"/>
          <mo stretchy="false">×</mo>
          <mspace width="0.5em"/>
        </mrow>
        <msup>
          <mn>10</mn>
          <mn>6</mn>
        </msup>
      </mrow>
    </mstyle>
    <annotation encoding="StarMath 5.0">size 10{{10}^3 `times` {10}^6 }</annotation>
  </semantics>
</math>
</file>

<file path=Object 27/content.xml><?xml version="1.0" encoding="utf-8"?>
<math xmlns="http://www.w3.org/1998/Math/MathML" display="block">
  <semantics>
    <mstyle mathsize="10pt">
      <mrow>
        <mtext>(</mtext>
        <msup>
          <mn>10</mn>
          <mn>6</mn>
        </msup>
        <msup>
          <mtext>)</mtext>
          <mn>3</mn>
        </msup>
      </mrow>
    </mstyle>
    <annotation encoding="StarMath 5.0">size 10{"("{10}^6")"^3 }</annotation>
  </semantics>
</math>
</file>

<file path=Object 28/content.xml><?xml version="1.0" encoding="utf-8"?>
<math xmlns="http://www.w3.org/1998/Math/MathML" display="block">
  <semantics>
    <mstyle mathsize="10pt">
      <mfrac>
        <msup>
          <mn>10</mn>
          <mrow>
            <mo stretchy="false">−</mo>
            <mn>4</mn>
          </mrow>
        </msup>
        <msup>
          <mn>10</mn>
          <mrow>
            <mo stretchy="false">−</mo>
            <mn>3</mn>
          </mrow>
        </msup>
      </mfrac>
    </mstyle>
    <annotation encoding="StarMath 5.0">size 10{{10}^{-4} over 10^{-3} }</annotation>
  </semantics>
</math>
</file>

<file path=Object 29/content.xml><?xml version="1.0" encoding="utf-8"?>
<math xmlns="http://www.w3.org/1998/Math/MathML" display="block">
  <semantics>
    <mstyle mathsize="10pt">
      <mfrac>
        <msup>
          <mn>10</mn>
          <mn>4</mn>
        </msup>
        <msup>
          <mn>10</mn>
          <mn>3</mn>
        </msup>
      </mfrac>
    </mstyle>
    <annotation encoding="StarMath 5.0">size 10{{10}^{4} over {10}^{3}}</annotation>
  </semantics>
</math>
</file>

<file path=Object 3/content.xml><?xml version="1.0" encoding="utf-8"?>
<math xmlns="http://www.w3.org/1998/Math/MathML" display="block">
  <semantics>
    <mstyle mathsize="9pt">
      <mfrac>
        <mn>1</mn>
        <msup>
          <mn>10</mn>
          <mn>5</mn>
        </msup>
      </mfrac>
    </mstyle>
    <annotation encoding="StarMath 5.0">size 9{{1} over 10^5}</annotation>
  </semantics>
</math>
</file>

<file path=Object 30/content.xml><?xml version="1.0" encoding="utf-8"?>
<math xmlns="http://www.w3.org/1998/Math/MathML" display="block">
  <semantics>
    <mstyle mathsize="10pt">
      <mfrac>
        <msup>
          <mn>10</mn>
          <mn>12</mn>
        </msup>
        <msup>
          <mn>10</mn>
          <mn>9</mn>
        </msup>
      </mfrac>
    </mstyle>
    <annotation encoding="StarMath 5.0">size 10{{10}^{12} over {10}^{9}}</annotation>
  </semantics>
</math>
</file>

<file path=Object 31/content.xml><?xml version="1.0" encoding="utf-8"?>
<math xmlns="http://www.w3.org/1998/Math/MathML" display="block">
  <semantics>
    <mstyle mathsize="10pt">
      <mfrac>
        <msup>
          <mn>10</mn>
          <mn>2</mn>
        </msup>
        <msup>
          <mn>10</mn>
          <mn>7</mn>
        </msup>
      </mfrac>
    </mstyle>
    <annotation encoding="StarMath 5.0">size 10{{10}^{2} over {10}^{7}}</annotation>
  </semantics>
</math>
</file>

<file path=Object 32/content.xml><?xml version="1.0" encoding="utf-8"?>
<math xmlns="http://www.w3.org/1998/Math/MathML" display="block">
  <semantics>
    <mstyle mathvariant="bold">
      <mstyle mathsize="9pt">
        <msup>
          <mn>10</mn>
          <mn>12</mn>
        </msup>
      </mstyle>
    </mstyle>
    <annotation encoding="StarMath 5.0">bold size 9{{10}^12 }</annotation>
  </semantics>
</math>
</file>

<file path=Object 33/content.xml><?xml version="1.0" encoding="utf-8"?>
<math xmlns="http://www.w3.org/1998/Math/MathML" display="block">
  <semantics>
    <mstyle mathvariant="bold">
      <mstyle mathsize="9pt">
        <msup>
          <mn>10</mn>
          <mn>7</mn>
        </msup>
      </mstyle>
    </mstyle>
    <annotation encoding="StarMath 5.0">bold size 9{{10}^{7} }</annotation>
  </semantics>
</math>
</file>

<file path=Object 34/content.xml><?xml version="1.0" encoding="utf-8"?>
<math xmlns="http://www.w3.org/1998/Math/MathML" display="block">
  <semantics>
    <mstyle mathvariant="bold">
      <mstyle mathsize="9pt">
        <msup>
          <mn>10</mn>
          <mn>8</mn>
        </msup>
      </mstyle>
    </mstyle>
    <annotation encoding="StarMath 5.0">bold size 9{{10}^{8} }</annotation>
  </semantics>
</math>
</file>

<file path=Object 35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9</mn>
          </mrow>
        </msup>
      </mstyle>
    </mstyle>
    <annotation encoding="StarMath 5.0">bold size 9{{10}^{-9} }</annotation>
  </semantics>
</math>
</file>

<file path=Object 36/content.xml><?xml version="1.0" encoding="utf-8"?>
<math xmlns="http://www.w3.org/1998/Math/MathML" display="block">
  <semantics>
    <mstyle mathvariant="bold">
      <mstyle mathsize="9pt">
        <msup>
          <mn>10</mn>
          <mn>18</mn>
        </msup>
      </mstyle>
    </mstyle>
    <annotation encoding="StarMath 5.0">bold size 9{{10}^18 }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up>
          <math:mn>10</math:mn>
          <math:mn>6</math:mn>
        </math:msup>
      </math:mrow>
    </math:mstyle>
    <math:annotation math:encoding="StarMath 5.0">size 10{{10}^6 }</math:annotation>
  </math:semantics>
</math:math>
</file>

<file path=Object 38/content.xml><?xml version="1.0" encoding="utf-8"?>
<math xmlns="http://www.w3.org/1998/Math/MathML" display="block">
  <semantics>
    <mstyle mathvariant="bold">
      <mstyle mathsize="9pt">
        <msup>
          <mn>10</mn>
          <mn>13</mn>
        </msup>
      </mstyle>
    </mstyle>
    <annotation encoding="StarMath 5.0">bold size 9{{10}^{13} }</annotation>
  </semantics>
</math>
</file>

<file path=Object 39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21</mn>
          </mrow>
        </msup>
      </mstyle>
    </mstyle>
    <annotation encoding="StarMath 5.0">bold size 9{{10}^{-21} }</annotation>
  </semantics>
</math>
</file>

<file path=Object 4/content.xml><?xml version="1.0" encoding="utf-8"?>
<math xmlns="http://www.w3.org/1998/Math/MathML" display="block">
  <semantics>
    <mstyle mathsize="9pt">
      <mfrac>
        <mn>1</mn>
        <mrow>
          <mn>1</mn>
          <mspace width="0.5em"/>
          <mn>000</mn>
          <mspace width="0.5em"/>
          <mn>000</mn>
        </mrow>
      </mfrac>
    </mstyle>
    <annotation encoding="StarMath 5.0">size 9 {{1} over {{1}`{000}`{000}}}</annotation>
  </semantics>
</math>
</file>

<file path=Object 40/content.xml><?xml version="1.0" encoding="utf-8"?>
<math xmlns="http://www.w3.org/1998/Math/MathML" display="block">
  <semantics>
    <mstyle mathvariant="bold">
      <mstyle mathsize="9pt">
        <msup>
          <mn>10</mn>
          <mn>10</mn>
        </msup>
      </mstyle>
    </mstyle>
    <annotation encoding="StarMath 5.0">bold size 9{{10}^{10} }</annotation>
  </semantics>
</math>
</file>

<file path=Object 41/content.xml><?xml version="1.0" encoding="utf-8"?>
<math xmlns="http://www.w3.org/1998/Math/MathML" display="block">
  <semantics>
    <mstyle mathsize="10pt">
      <msup>
        <mn>10</mn>
        <mn>9</mn>
      </msup>
    </mstyle>
    <annotation encoding="StarMath 5.0">size 10{{10}^9}</annotation>
  </semantics>
</math>
</file>

<file path=Object 42/content.xml><?xml version="1.0" encoding="utf-8"?>
<math xmlns="http://www.w3.org/1998/Math/MathML" display="block">
  <semantics>
    <mstyle mathsize="10pt">
      <mfrac>
        <msup>
          <mn>10</mn>
          <mrow>
            <mo stretchy="false">−</mo>
            <mn>3</mn>
          </mrow>
        </msup>
        <msup>
          <mn>10</mn>
          <mn>4</mn>
        </msup>
      </mfrac>
    </mstyle>
    <annotation encoding="StarMath 5.0">size 10{{10}^{-3} over 10^4}</annotation>
  </semantics>
</math>
</file>

<file path=Object 43/content.xml><?xml version="1.0" encoding="utf-8"?>
<math xmlns="http://www.w3.org/1998/Math/MathML" display="block">
  <semantics>
    <mstyle mathsize="10pt">
      <mrow>
        <msup>
          <mn>10</mn>
          <mrow>
            <mo stretchy="false">−</mo>
            <mn>4</mn>
          </mrow>
        </msup>
        <mrow>
          <mspace width="0.5em"/>
          <mo stretchy="false">×</mo>
          <mspace width="0.5em"/>
        </mrow>
        <msup>
          <mn>10</mn>
          <mn>3</mn>
        </msup>
      </mrow>
    </mstyle>
    <annotation encoding="StarMath 5.0">size 10{{10}^{-4} `times` {10}^3 }</annotation>
  </semantics>
</math>
</file>

<file path=Object 44/content.xml><?xml version="1.0" encoding="utf-8"?>
<math xmlns="http://www.w3.org/1998/Math/MathML" display="block">
  <semantics>
    <mstyle mathsize="10pt">
      <mrow>
        <msup>
          <mn>10</mn>
          <mrow>
            <mo stretchy="false">−</mo>
            <mn>2</mn>
          </mrow>
        </msup>
        <mrow>
          <mspace width="0.5em"/>
          <mo stretchy="false">×</mo>
          <mspace width="0.5em"/>
        </mrow>
        <msup>
          <mn>10</mn>
          <mrow>
            <mo stretchy="false">−</mo>
            <mn>5</mn>
          </mrow>
        </msup>
      </mrow>
    </mstyle>
    <annotation encoding="StarMath 5.0">size 10{{10}^{-2} `times` {10}^{-5} }</annotation>
  </semantics>
</math>
</file>

<file path=Object 45/content.xml><?xml version="1.0" encoding="utf-8"?>
<math xmlns="http://www.w3.org/1998/Math/MathML" display="block">
  <semantics>
    <mstyle mathsize="10pt">
      <mfrac>
        <msup>
          <mn>10</mn>
          <mn>4</mn>
        </msup>
        <msup>
          <mn>10</mn>
          <mn>4</mn>
        </msup>
      </mfrac>
    </mstyle>
    <annotation encoding="StarMath 5.0">size 10{{10}^4 over 10^4 }</annotation>
  </semantics>
</math>
</file>

<file path=Object 46/content.xml><?xml version="1.0" encoding="utf-8"?>
<math xmlns="http://www.w3.org/1998/Math/MathML" display="block">
  <semantics>
    <mstyle mathsize="10pt">
      <msup>
        <mn>10</mn>
        <mrow>
          <mo stretchy="false">−</mo>
          <mn>7</mn>
        </mrow>
      </msup>
    </mstyle>
    <annotation encoding="StarMath 5.0">size 10{{10}^{-7}}</annotation>
  </semantics>
</math>
</file>

<file path=Object 47/content.xml><?xml version="1.0" encoding="utf-8"?>
<math xmlns="http://www.w3.org/1998/Math/MathML" display="block">
  <semantics>
    <mstyle mathsize="10pt">
      <mrow>
        <msup>
          <mn>10</mn>
          <mn>10</mn>
        </msup>
        <mrow>
          <mspace width="0.5em"/>
          <mo stretchy="false">×</mo>
          <mspace width="0.5em"/>
        </mrow>
        <msup>
          <mn>10</mn>
          <mrow>
            <mo stretchy="false">−</mo>
            <mn>3</mn>
          </mrow>
        </msup>
      </mrow>
    </mstyle>
    <annotation encoding="StarMath 5.0">size 10{{10}^{10}`times` {10}^{-3}}</annotation>
  </semantics>
</math>
</file>

<file path=Object 48/content.xml><?xml version="1.0" encoding="utf-8"?>
<math xmlns="http://www.w3.org/1998/Math/MathML" display="block">
  <semantics>
    <mstyle mathsize="10pt">
      <mfrac>
        <msup>
          <mn>10</mn>
          <mn>9</mn>
        </msup>
        <mn>10</mn>
      </mfrac>
    </mstyle>
    <annotation encoding="StarMath 5.0">size 10{{10}^9 over 10}</annotation>
  </semantics>
</math>
</file>

<file path=Object 49/content.xml><?xml version="1.0" encoding="utf-8"?>
<math xmlns="http://www.w3.org/1998/Math/MathML" display="block">
  <semantics>
    <mstyle mathsize="10pt">
      <mrow>
        <msup>
          <mn>10</mn>
          <mn>4</mn>
        </msup>
        <mrow>
          <mspace width="0.5em"/>
          <mo stretchy="false">×</mo>
          <mspace width="0.5em"/>
        </mrow>
        <msup>
          <mn>10</mn>
          <mn>2</mn>
        </msup>
      </mrow>
    </mstyle>
    <annotation encoding="StarMath 5.0">size 10{{10}^4 `times` {10}^2 }</annotation>
  </semantics>
</math>
</file>

<file path=Object 5/content.xml><?xml version="1.0" encoding="utf-8"?>
<math xmlns="http://www.w3.org/1998/Math/MathML" display="block">
  <semantics>
    <mstyle mathvariant="bold">
      <mstyle mathsize="9pt">
        <msup>
          <mn>10</mn>
          <mn>9</mn>
        </msup>
      </mstyle>
    </mstyle>
    <annotation encoding="StarMath 5.0">bold size 9{{10}^9 }</annotation>
  </semantics>
</math>
</file>

<file path=Object 50/content.xml><?xml version="1.0" encoding="utf-8"?>
<math xmlns="http://www.w3.org/1998/Math/MathML" display="block">
  <semantics>
    <mstyle mathsize="10pt">
      <mrow>
        <mtext>(</mtext>
        <msup>
          <mn>10</mn>
          <mn>4</mn>
        </msup>
        <msup>
          <mtext>)</mtext>
          <mn>2</mn>
        </msup>
      </mrow>
    </mstyle>
    <annotation encoding="StarMath 5.0">size 10{"("{10}^4")"^2 }</annotation>
  </semantics>
</math>
</file>

<file path=Object 51/content.xml><?xml version="1.0" encoding="utf-8"?>
<math xmlns="http://www.w3.org/1998/Math/MathML" display="block">
  <semantics>
    <mstyle mathsize="10pt">
      <mrow>
        <mtext>(</mtext>
        <msup>
          <mn>10</mn>
          <mrow>
            <mo stretchy="false">−</mo>
            <mn>2</mn>
          </mrow>
        </msup>
        <msup>
          <mtext>)</mtext>
          <mrow>
            <mo stretchy="false">−</mo>
            <mn>4</mn>
          </mrow>
        </msup>
      </mrow>
    </mstyle>
    <annotation encoding="StarMath 5.0">size 10{"("{10}^{-2}")"^{-4} }</annotation>
  </semantics>
</math>
</file>

<file path=Object 52/content.xml><?xml version="1.0" encoding="utf-8"?>
<math xmlns="http://www.w3.org/1998/Math/MathML" display="block">
  <semantics>
    <mstyle mathsize="10pt">
      <msup>
        <mn>10</mn>
        <mn>8</mn>
      </msup>
    </mstyle>
    <annotation encoding="StarMath 5.0">size 10{{10}^8}</annotation>
  </semantics>
</math>
</file>

<file path=Object 53/content.xml><?xml version="1.0" encoding="utf-8"?>
<math xmlns="http://www.w3.org/1998/Math/MathML" display="block">
  <semantics>
    <mstyle mathsize="10pt">
      <mfrac>
        <msup>
          <mn>10</mn>
          <mn>9</mn>
        </msup>
        <msup>
          <mn>10</mn>
          <mrow>
            <mo stretchy="false">−</mo>
            <mn>9</mn>
          </mrow>
        </msup>
      </mfrac>
    </mstyle>
    <annotation encoding="StarMath 5.0">size 10{{10}^9 over 10^{-9} }</annotation>
  </semantics>
</math>
</file>

<file path=Object 54/content.xml><?xml version="1.0" encoding="utf-8"?>
<math xmlns="http://www.w3.org/1998/Math/MathML" display="block">
  <semantics>
    <mstyle mathsize="10pt">
      <mrow>
        <msup>
          <mn>10</mn>
          <mn>7</mn>
        </msup>
        <mrow>
          <mspace width="0.5em"/>
          <mo stretchy="false">×</mo>
          <mspace width="0.5em"/>
        </mrow>
        <msup>
          <mn>10</mn>
          <mrow>
            <mo stretchy="false">−</mo>
            <mn>7</mn>
          </mrow>
        </msup>
      </mrow>
    </mstyle>
    <annotation encoding="StarMath 5.0">size 10{{10}^7 `times` {10}^{-7}  }</annotation>
  </semantics>
</math>
</file>

<file path=Object 55/content.xml><?xml version="1.0" encoding="utf-8"?>
<math xmlns="http://www.w3.org/1998/Math/MathML" display="block">
  <semantics>
    <mstyle mathsize="10pt">
      <mrow>
        <mtext>(</mtext>
        <msup>
          <mn>10</mn>
          <mn>8</mn>
        </msup>
        <msup>
          <mtext>)</mtext>
          <mrow>
            <mo stretchy="false">−</mo>
            <mn>8</mn>
          </mrow>
        </msup>
      </mrow>
    </mstyle>
    <annotation encoding="StarMath 5.0">size 10{"("{10}^{8}")"^{-8} }</annotation>
  </semantics>
</math>
</file>

<file path=Object 56/content.xml><?xml version="1.0" encoding="utf-8"?>
<math xmlns="http://www.w3.org/1998/Math/MathML" display="block">
  <semantics>
    <mstyle mathsize="10pt">
      <mfrac>
        <msup>
          <mn>10</mn>
          <mn>14</mn>
        </msup>
        <mrow>
          <mtext>(</mtext>
          <msup>
            <mn>10</mn>
            <mn>2</mn>
          </msup>
          <msup>
            <mtext>)</mtext>
            <mn>7</mn>
          </msup>
        </mrow>
      </mfrac>
    </mstyle>
    <annotation encoding="StarMath 5.0">size 10{{10}^14 over {"("10^2")"^7 }}</annotation>
  </semantics>
</math>
</file>

<file path=Object 57/content.xml><?xml version="1.0" encoding="utf-8"?>
<math xmlns="http://www.w3.org/1998/Math/MathML" display="block">
  <semantics>
    <mstyle mathsize="10pt">
      <mrow>
        <mtext>(</mtext>
        <msup>
          <mn>10</mn>
          <mn>0</mn>
        </msup>
        <msup>
          <mtext>)</mtext>
          <mn>12</mn>
        </msup>
      </mrow>
    </mstyle>
    <annotation encoding="StarMath 5.0">size 10{"("{10}^0")"^12 }</annotation>
  </semantics>
</math>
</file>

<file path=Object 58/content.xml><?xml version="1.0" encoding="utf-8"?>
<math xmlns="http://www.w3.org/1998/Math/MathML" display="block">
  <semantics>
    <mstyle mathsize="9pt">
      <mfrac>
        <mn>1</mn>
        <msup>
          <mn>10</mn>
          <mstyle mathcolor="red">
            <mn>2</mn>
          </mstyle>
        </msup>
      </mfrac>
    </mstyle>
    <annotation encoding="StarMath 5.0">size 9{{1} over 10^color red{2}}</annotation>
  </semantics>
</math>
</file>

<file path=Object 59/content.xml><?xml version="1.0" encoding="utf-8"?>
<math xmlns="http://www.w3.org/1998/Math/MathML" display="block">
  <semantics>
    <mstyle mathsize="9pt">
      <mfrac>
        <mn>1</mn>
        <mstyle mathcolor="red">
          <mn>100</mn>
        </mstyle>
      </mfrac>
    </mstyle>
    <annotation encoding="StarMath 5.0">size 9 {{1} over color red{100}}</annotation>
  </semantics>
</math>
</file>

<file path=Object 6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7</mn>
          </mrow>
        </msup>
      </mstyle>
    </mstyle>
    <annotation encoding="StarMath 5.0">bold size 9{{10}^{-7} }</annotation>
  </semantics>
</math>
</file>

<file path=Object 60/content.xml><?xml version="1.0" encoding="utf-8"?>
<math xmlns="http://www.w3.org/1998/Math/MathML" display="block">
  <semantics>
    <mstyle mathsize="9pt">
      <mfrac>
        <mn>1</mn>
        <mstyle mathcolor="red">
          <mrow>
            <mn>100</mn>
            <mspace width="2em"/>
            <mn>000</mn>
          </mrow>
        </mstyle>
      </mfrac>
    </mstyle>
    <annotation encoding="StarMath 5.0">size 9 {{1} over color red{100~000}}</annotation>
  </semantics>
</math>
</file>

<file path=Object 61/content.xml><?xml version="1.0" encoding="utf-8"?>
<math xmlns="http://www.w3.org/1998/Math/MathML" display="block">
  <semantics>
    <mstyle mathsize="9pt">
      <mfrac>
        <mn>1</mn>
        <msup>
          <mn>10</mn>
          <mstyle mathcolor="red">
            <mn>7</mn>
          </mstyle>
        </msup>
      </mfrac>
    </mstyle>
    <annotation encoding="StarMath 5.0">size 9{{1} over 10^color red{7}}</annotation>
  </semantics>
</math>
</file>

<file path=Object 62/content.xml><?xml version="1.0" encoding="utf-8"?>
<math xmlns="http://www.w3.org/1998/Math/MathML" display="block">
  <semantics>
    <mstyle mathsize="9pt">
      <mfrac>
        <mn>1</mn>
        <mstyle mathcolor="red">
          <mrow>
            <mn>10</mn>
            <mspace width="2em"/>
            <mn>000</mn>
            <mspace width="2em"/>
            <mn>000</mn>
          </mrow>
        </mstyle>
      </mfrac>
    </mstyle>
    <annotation encoding="StarMath 5.0">size 9 {{1} over color red{10~000~000}}</annotation>
  </semantics>
</math>
</file>

<file path=Object 63/content.xml><?xml version="1.0" encoding="utf-8"?>
<math xmlns="http://www.w3.org/1998/Math/MathML" display="block">
  <semantics>
    <mstyle mathsize="10pt">
      <mfrac>
        <msup>
          <mn>10</mn>
          <mrow>
            <mo stretchy="false">−</mo>
            <mn>10</mn>
          </mrow>
        </msup>
        <msup>
          <mn>10</mn>
          <mn>4</mn>
        </msup>
      </mfrac>
    </mstyle>
    <annotation encoding="StarMath 5.0">size 10{{10}^{-10} over {10^{4}}}</annotation>
  </semantics>
</math>
</file>

<file path=Object 64/content.xml><?xml version="1.0" encoding="utf-8"?>
<math xmlns="http://www.w3.org/1998/Math/MathML" display="block">
  <semantics>
    <mstyle mathsize="10pt">
      <msup>
        <mn>10</mn>
        <mn>10</mn>
      </msup>
    </mstyle>
    <annotation encoding="StarMath 5.0">size 10{{10}^10}</annotation>
  </semantics>
</math>
</file>

<file path=Object 65/content.xml><?xml version="1.0" encoding="utf-8"?>
<math xmlns="http://www.w3.org/1998/Math/MathML" display="block">
  <semantics>
    <mstyle mathsize="10pt">
      <mrow>
        <msup>
          <mn>10</mn>
          <mn>9</mn>
        </msup>
        <mrow>
          <mspace width="0.5em"/>
          <mo stretchy="false">×</mo>
          <mspace width="0.5em"/>
        </mrow>
        <msup>
          <mn>10</mn>
          <mn>5</mn>
        </msup>
      </mrow>
    </mstyle>
    <annotation encoding="StarMath 5.0">size 10{{10}^9 `times `{10}^5}</annotation>
  </semantics>
</math>
</file>

<file path=Object 66/content.xml><?xml version="1.0" encoding="utf-8"?>
<math xmlns="http://www.w3.org/1998/Math/MathML" display="block">
  <semantics>
    <mstyle mathsize="10pt">
      <msup>
        <mn>10</mn>
        <mrow>
          <mo stretchy="false">−</mo>
          <mn>9</mn>
        </mrow>
      </msup>
    </mstyle>
    <annotation encoding="StarMath 5.0">size 10{{10}^{-9} }</annotation>
  </semantics>
</math>
</file>

<file path=Object 67/content.xml><?xml version="1.0" encoding="utf-8"?>
<math xmlns="http://www.w3.org/1998/Math/MathML" display="block">
  <semantics>
    <mstyle mathsize="10pt">
      <mrow>
        <mtext>(</mtext>
        <msup>
          <mn>10</mn>
          <mn>2</mn>
        </msup>
        <msup>
          <mtext>)</mtext>
          <mn>5</mn>
        </msup>
      </mrow>
    </mstyle>
    <annotation encoding="StarMath 5.0">size 10{"("{10}^2")"^5}</annotation>
  </semantics>
</math>
</file>

<file path=Object 68/content.xml><?xml version="1.0" encoding="utf-8"?>
<math xmlns="http://www.w3.org/1998/Math/MathML" display="block">
  <semantics>
    <mstyle mathsize="10pt">
      <msup>
        <mn>10</mn>
        <mrow>
          <mo stretchy="false">−</mo>
          <mn>12</mn>
        </mrow>
      </msup>
    </mstyle>
    <annotation encoding="StarMath 5.0">size 10{{10}^{-12} }</annotation>
  </semantics>
</math>
</file>

<file path=Object 69/content.xml><?xml version="1.0" encoding="utf-8"?>
<math xmlns="http://www.w3.org/1998/Math/MathML" display="block">
  <semantics>
    <mstyle mathsize="10pt">
      <mfrac>
        <msup>
          <mn>10</mn>
          <mn>8</mn>
        </msup>
        <msup>
          <mn>10</mn>
          <mn>17</mn>
        </msup>
      </mfrac>
    </mstyle>
    <annotation encoding="StarMath 5.0">size 10{{10}^8 over 10^17 }</annotation>
  </semantics>
</math>
</file>

<file path=Object 7/content.xml><?xml version="1.0" encoding="utf-8"?>
<math xmlns="http://www.w3.org/1998/Math/MathML" display="block">
  <semantics>
    <mstyle mathvariant="bold">
      <mstyle mathsize="9pt">
        <msup>
          <mn>10</mn>
          <mn>14</mn>
        </msup>
      </mstyle>
    </mstyle>
    <annotation encoding="StarMath 5.0">bold size 9{{10}^{14} }</annotation>
  </semantics>
</math>
</file>

<file path=Object 70/content.xml><?xml version="1.0" encoding="utf-8"?>
<math xmlns="http://www.w3.org/1998/Math/MathML" display="block">
  <semantics>
    <mstyle mathsize="10pt">
      <msup>
        <mn>10</mn>
        <mrow>
          <mo stretchy="false">−</mo>
          <mn>14</mn>
        </mrow>
      </msup>
    </mstyle>
    <annotation encoding="StarMath 5.0">size 10{{10^{-14}} }</annotation>
  </semantics>
</math>
</file>

<file path=Object 71/content.xml><?xml version="1.0" encoding="utf-8"?>
<math xmlns="http://www.w3.org/1998/Math/MathML" display="block">
  <semantics>
    <mstyle mathsize="10pt">
      <mfrac>
        <mrow>
          <msup>
            <mn>10</mn>
            <mrow>
              <mo stretchy="false">−</mo>
              <mn>4</mn>
            </mrow>
          </msup>
          <mrow>
            <mspace width="0.5em"/>
            <mo stretchy="false">×</mo>
            <mspace width="0.5em"/>
          </mrow>
          <msup>
            <mn>10</mn>
            <mn>9</mn>
          </msup>
        </mrow>
        <mrow>
          <msup>
            <mn>10</mn>
            <mn>5</mn>
          </msup>
          <mrow>
            <mspace width="0.5em"/>
            <mo stretchy="false">×</mo>
            <mspace width="0.5em"/>
          </mrow>
          <msup>
            <mn>10</mn>
            <mrow>
              <mo stretchy="false">−</mo>
              <mn>7</mn>
            </mrow>
          </msup>
        </mrow>
      </mfrac>
    </mstyle>
    <annotation encoding="StarMath 5.0">size 10{{{10}^{-4} `times` {10}^9} over {{10}^5` times `{10^{-7}}}}</annotation>
  </semantics>
</math>
</file>

<file path=Object 72/content.xml><?xml version="1.0" encoding="utf-8"?>
<math xmlns="http://www.w3.org/1998/Math/MathML" display="block">
  <semantics>
    <mstyle mathsize="10pt">
      <msup>
        <mn>10</mn>
        <mn>7</mn>
      </msup>
    </mstyle>
    <annotation encoding="StarMath 5.0">size 10{{10}^7 }</annotation>
  </semantics>
</math>
</file>

<file path=Object 73/content.xml><?xml version="1.0" encoding="utf-8"?>
<math xmlns="http://www.w3.org/1998/Math/MathML" display="block">
  <semantics>
    <mstyle mathsize="10pt">
      <mrow>
        <msup>
          <mn>10</mn>
          <mn>5</mn>
        </msup>
        <mrow>
          <mspace width="0.5em"/>
          <mo stretchy="false">×</mo>
          <mspace width="0.5em"/>
        </mrow>
        <msup>
          <mn>10</mn>
          <mrow>
            <mo stretchy="false">−</mo>
            <mn>14</mn>
          </mrow>
        </msup>
        <mrow>
          <mspace width="0.5em"/>
          <mo stretchy="false">×</mo>
          <mspace width="0.5em"/>
        </mrow>
        <msup>
          <mn>10</mn>
          <mrow>
            <mo stretchy="false">−</mo>
            <mn>3</mn>
          </mrow>
        </msup>
      </mrow>
    </mstyle>
    <annotation encoding="StarMath 5.0">size 10{{10}^{5} `times` {10}^{-14} `times` {10}^{-3}}</annotation>
  </semantics>
</math>
</file>

<file path=Object 74/content.xml><?xml version="1.0" encoding="utf-8"?>
<math xmlns="http://www.w3.org/1998/Math/MathML" display="block">
  <semantics>
    <mstyle mathsize="10pt">
      <msup>
        <mn>10</mn>
        <mn>14</mn>
      </msup>
    </mstyle>
    <annotation encoding="StarMath 5.0">size 10{ {10}^14}</annotation>
  </semantics>
</math>
</file>

<file path=Object 75/content.xml><?xml version="1.0" encoding="utf-8"?>
<math xmlns="http://www.w3.org/1998/Math/MathML" display="block">
  <semantics>
    <mstyle mathsize="9pt">
      <mfrac>
        <mn>1</mn>
        <msup>
          <mn>10</mn>
          <mstyle mathcolor="red">
            <mn>1</mn>
          </mstyle>
        </msup>
      </mfrac>
    </mstyle>
    <annotation encoding="StarMath 5.0">size 9{{1} over 10^color red{1}}</annotation>
  </semantics>
</math>
</file>

<file path=Object 76/content.xml><?xml version="1.0" encoding="utf-8"?>
<math xmlns="http://www.w3.org/1998/Math/MathML" display="block">
  <semantics>
    <mstyle mathsize="9pt">
      <mfrac>
        <mn>1</mn>
        <mstyle mathcolor="red">
          <mn>10</mn>
        </mstyle>
      </mfrac>
    </mstyle>
    <annotation encoding="StarMath 5.0">size 9 {{1} over color red{10}}</annotation>
  </semantics>
</math>
</file>

<file path=Object 77/content.xml><?xml version="1.0" encoding="utf-8"?>
<math xmlns="http://www.w3.org/1998/Math/MathML" display="block">
  <semantics>
    <mstyle mathsize="9pt">
      <mfrac>
        <mn>1</mn>
        <msup>
          <mn>10</mn>
          <mstyle mathcolor="red">
            <mn>6</mn>
          </mstyle>
        </msup>
      </mfrac>
    </mstyle>
    <annotation encoding="StarMath 5.0">size 9{{1} over 10^color red{6}}</annotation>
  </semantics>
</math>
</file>

<file path=Object 7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up>
          <math:mn>10</math:mn>
          <math:mn>5</math:mn>
        </math:msup>
      </math:mrow>
    </math:mstyle>
    <math:annotation math:encoding="StarMath 5.0">size 10{{10^5}}</math:annotation>
  </math:semantics>
</math:math>
</file>

<file path=Object 79/content.xml><?xml version="1.0" encoding="utf-8"?>
<math xmlns="http://www.w3.org/1998/Math/MathML" display="block">
  <semantics>
    <mstyle mathsize="10pt">
      <msup>
        <mn>10</mn>
        <mn>26</mn>
      </msup>
    </mstyle>
    <annotation encoding="StarMath 5.0">size 10{{10^{26}}}</annotation>
  </semantics>
</math>
</file>

<file path=Object 8/content.xml><?xml version="1.0" encoding="utf-8"?>
<math xmlns="http://www.w3.org/1998/Math/MathML" display="block">
  <semantics>
    <mstyle mathvariant="bold">
      <mstyle mathsize="9pt">
        <msup>
          <mn>10</mn>
          <mrow>
            <mo stretchy="false">−</mo>
            <mn>18</mn>
          </mrow>
        </msup>
      </mstyle>
    </mstyle>
    <annotation encoding="StarMath 5.0">bold size 9{{10}^{-18} }</annotation>
  </semantics>
</math>
</file>

<file path=Object 80/content.xml><?xml version="1.0" encoding="utf-8"?>
<math xmlns="http://www.w3.org/1998/Math/MathML" display="block">
  <semantics>
    <mstyle mathsize="10pt">
      <mfrac>
        <mrow>
          <mtext>(</mtext>
          <msup>
            <mn>10</mn>
            <mn>4</mn>
          </msup>
          <msup>
            <mtext>)</mtext>
            <mrow>
              <mo stretchy="false">−</mo>
              <mn>2</mn>
            </mrow>
          </msup>
          <mrow>
            <mspace width="0.5em"/>
            <mo stretchy="false">×</mo>
            <mspace width="0.5em"/>
          </mrow>
          <mn>10</mn>
        </mrow>
        <msup>
          <mn>10</mn>
          <mrow>
            <mo stretchy="false">−</mo>
            <mn>3</mn>
          </mrow>
        </msup>
      </mfrac>
    </mstyle>
    <annotation encoding="StarMath 5.0">size 10{{{"("{10}^4")"^{-2}` times `{10}} over {{10}^{-3}}}}</annotation>
  </semantics>
</math>
</file>

<file path=Object 81/content.xml><?xml version="1.0" encoding="utf-8"?>
<math xmlns="http://www.w3.org/1998/Math/MathML" display="block">
  <semantics>
    <mstyle mathsize="10pt">
      <msup>
        <mn>10</mn>
        <mrow>
          <mo stretchy="false">−</mo>
          <mn>6</mn>
        </mrow>
      </msup>
    </mstyle>
    <annotation encoding="StarMath 5.0">size 10{{10^-6}}</annotation>
  </semantics>
</math>
</file>

<file path=Object 82/content.xml><?xml version="1.0" encoding="utf-8"?>
<math xmlns="http://www.w3.org/1998/Math/MathML" display="block">
  <semantics>
    <mstyle mathsize="10pt">
      <msup>
        <mn>10</mn>
        <mn>18</mn>
      </msup>
    </mstyle>
    <annotation encoding="StarMath 5.0">size 10{{10^18}}</annotation>
  </semantics>
</math>
</file>

<file path=Object 83/content.xml><?xml version="1.0" encoding="utf-8"?>
<math xmlns="http://www.w3.org/1998/Math/MathML" display="block">
  <semantics>
    <mstyle mathsize="10pt">
      <msup>
        <mn>10</mn>
        <mn>2</mn>
      </msup>
    </mstyle>
    <annotation encoding="StarMath 5.0">size 10{{10^{2}}}</annotation>
  </semantics>
</math>
</file>

<file path=Object 84/content.xml><?xml version="1.0" encoding="utf-8"?>
<math xmlns="http://www.w3.org/1998/Math/MathML" display="block">
  <semantics>
    <mfrac>
      <mrow>
        <msup>
          <mn>10</mn>
          <mn>4</mn>
        </msup>
        <mspace width="0.5em"/>
        <mi mathvariant="normal">@</mi>
        <mspace width="0.5em"/>
        <msup>
          <mn>10</mn>
          <mn>3</mn>
        </msup>
        <mspace width="0.5em"/>
        <mi mathvariant="normal">@</mi>
        <mspace width="0.5em"/>
        <msup>
          <mn>10</mn>
          <mn>2</mn>
        </msup>
      </mrow>
      <msup>
        <mn>10</mn>
        <mn>2</mn>
      </msup>
    </mfrac>
    <annotation encoding="StarMath 5.0">{  10^4` %UxE083 `10^3` %UxE083 `10^2 } over {   10^2 }
</annotation>
  </semantics>
</math>
</file>

<file path=Object 85/content.xml><?xml version="1.0" encoding="utf-8"?>
<math xmlns="http://www.w3.org/1998/Math/MathML" display="block">
  <semantics>
    <mstyle mathsize="10pt">
      <msup>
        <mn>10</mn>
        <mn>23</mn>
      </msup>
    </mstyle>
    <annotation encoding="StarMath 5.0">size 10{{10^{23}}}</annotation>
  </semantics>
</math>
</file>

<file path=Object 86/content.xml><?xml version="1.0" encoding="utf-8"?>
<math xmlns="http://www.w3.org/1998/Math/MathML" display="block">
  <semantics>
    <mstyle mathsize="10pt">
      <msup>
        <mn>10</mn>
        <mrow>
          <mo stretchy="false">−</mo>
          <mn>9</mn>
        </mrow>
      </msup>
    </mstyle>
    <annotation encoding="StarMath 5.0">size 10{{10^-9}}</annotation>
  </semantics>
</math>
</file>

<file path=Object 87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{10}^{-6}</annotation>
  </semantics>
</math>
</file>

<file path=Object 88/content.xml><?xml version="1.0" encoding="utf-8"?>
<math xmlns="http://www.w3.org/1998/Math/MathML" display="block">
  <semantics>
    <mstyle mathsize="10pt">
      <msup>
        <mn>10</mn>
        <mrow>
          <mo stretchy="false">−</mo>
          <mn>22</mn>
        </mrow>
      </msup>
    </mstyle>
    <annotation encoding="StarMath 5.0">size 10{{10^-22}}</annotation>
  </semantics>
</math>
</file>

<file path=Object 89/content.xml><?xml version="1.0" encoding="utf-8"?>
<math xmlns="http://www.w3.org/1998/Math/MathML" display="block">
  <semantics>
    <mstyle mathsize="10pt">
      <msup>
        <mn>10</mn>
        <mrow>
          <mo stretchy="false">−</mo>
          <mn>1</mn>
        </mrow>
      </msup>
    </mstyle>
    <annotation encoding="StarMath 5.0">size 10{{10^-1}}</annotation>
  </semantics>
</math>
</file>

<file path=Object 9/content.xml><?xml version="1.0" encoding="utf-8"?>
<math xmlns="http://www.w3.org/1998/Math/MathML" display="block">
  <semantics>
    <mstyle mathvariant="bold">
      <mstyle mathsize="9pt">
        <msup>
          <mn>10</mn>
          <mn>12</mn>
        </msup>
      </mstyle>
    </mstyle>
    <annotation encoding="StarMath 5.0">bold size 9{{10}^12 }</annotation>
  </semantics>
</math>
</file>

<file path=Object 90/content.xml><?xml version="1.0" encoding="utf-8"?>
<math xmlns="http://www.w3.org/1998/Math/MathML" display="block">
  <semantics>
    <mstyle mathsize="10pt">
      <msup>
        <mn>10</mn>
        <mrow>
          <mo stretchy="false">−</mo>
          <mn>33</mn>
        </mrow>
      </msup>
    </mstyle>
    <annotation encoding="StarMath 5.0">size 10{{10^-33}}</annotation>
  </semantics>
</math>
</file>

<file path=Object 9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sup>
          <math:mn>10</math:mn>
          <math:mn>1</math:mn>
        </math:msup>
      </math:mrow>
    </math:mstyle>
    <math:annotation math:encoding="StarMath 5.0">size 10{{10^1}}</math:annotation>
  </math:semantics>
</math:math>
</file>

<file path=Object 92/content.xml><?xml version="1.0" encoding="utf-8"?>
<math xmlns="http://www.w3.org/1998/Math/MathML" display="block">
  <semantics>
    <mstyle mathsize="10pt">
      <msup>
        <mn>10</mn>
        <mn>1</mn>
      </msup>
    </mstyle>
    <annotation encoding="StarMath 5.0">size 10{{10^{1}}}</annotation>
  </semantics>
</math>
</file>

<file path=Object 93/content.xml><?xml version="1.0" encoding="utf-8"?>
<math xmlns="http://www.w3.org/1998/Math/MathML" display="block">
  <semantics>
    <mstyle mathsize="10pt">
      <msup>
        <mn>10</mn>
        <mn>22</mn>
      </msup>
    </mstyle>
    <annotation encoding="StarMath 5.0">size 10{{10^{22}}}</annotation>
  </semantics>
</math>
</file>

<file path=Object 94/content.xml><?xml version="1.0" encoding="utf-8"?>
<math xmlns="http://www.w3.org/1998/Math/MathML" display="block">
  <semantics>
    <mstyle mathsize="10pt">
      <msup>
        <mn>10</mn>
        <mrow>
          <mo stretchy="false">−</mo>
          <mn>10</mn>
        </mrow>
      </msup>
    </mstyle>
    <annotation encoding="StarMath 5.0">size 10{{10^-10}}</annotation>
  </semantics>
</math>
</file>

<file path=Object 95/content.xml><?xml version="1.0" encoding="utf-8"?>
<math xmlns="http://www.w3.org/1998/Math/MathML" display="block">
  <semantics>
    <mstyle mathsize="10pt">
      <mfrac>
        <mrow>
          <msup>
            <mn>10</mn>
            <mrow>
              <mo stretchy="false">−</mo>
              <mn>8</mn>
            </mrow>
          </msup>
          <mo stretchy="false">×</mo>
          <mn>10</mn>
        </mrow>
        <msup>
          <mn>10</mn>
          <mrow>
            <mo stretchy="false">−</mo>
            <mn>3</mn>
          </mrow>
        </msup>
      </mfrac>
    </mstyle>
    <annotation encoding="StarMath 5.0">size 10{{10}^{-8}times {{10}} over {{10}^{-3} }}</annotation>
  </semantics>
</math>
</file>

<file path=Object 96/content.xml><?xml version="1.0" encoding="utf-8"?>
<math xmlns="http://www.w3.org/1998/Math/MathML" display="block">
  <semantics>
    <mfrac>
      <mrow>
        <mn>10</mn>
        <mspace width="2em"/>
        <mrow>
          <mn>000</mn>
          <mo stretchy="false">−</mo>
          <mn>1</mn>
        </mrow>
        <mspace width="2em"/>
        <mrow>
          <mn>000</mn>
          <mo stretchy="false">−</mo>
          <mn>100</mn>
        </mrow>
      </mrow>
      <msup>
        <mn>10</mn>
        <mtext>4</mtext>
      </msup>
    </mfrac>
    <annotation encoding="StarMath 5.0">{10~000-1~000-100}over{10^"4"}</annotation>
  </semantics>
</math>
</file>

<file path=Object 97/content.xml><?xml version="1.0" encoding="utf-8"?>
<math xmlns="http://www.w3.org/1998/Math/MathML" display="block">
  <semantics>
    <mfrac>
      <mrow>
        <mn>8</mn>
        <mspace width="2em"/>
        <mn>900</mn>
      </mrow>
      <mrow>
        <mn>10</mn>
        <mspace width="2em"/>
        <mn>000</mn>
      </mrow>
    </mfrac>
    <annotation encoding="StarMath 5.0">{8~900}over{10~000}</annotation>
  </semantics>
</math>
</file>

<file path=Object 98/content.xml><?xml version="1.0" encoding="utf-8"?>
<math xmlns="http://www.w3.org/1998/Math/MathML" display="block">
  <semantics>
    <mfrac>
      <mrow>
        <mn>10</mn>
        <mspace width="2em"/>
        <mn>000</mn>
        <mrow>
          <mspace width="2em"/>
          <mo stretchy="false">+</mo>
          <mspace width="2em"/>
        </mrow>
        <mn>1</mn>
        <mspace width="2em"/>
        <mn>000</mn>
        <mrow>
          <mspace width="2em"/>
          <mo stretchy="false">+</mo>
          <mspace width="2em"/>
        </mrow>
        <mn>100</mn>
      </mrow>
      <mn>100</mn>
    </mfrac>
    <annotation encoding="StarMath 5.0">{10~000~+~1~000~+~100}over{100}</annotation>
  </semantics>
</math>
</file>

<file path=Object 99/content.xml><?xml version="1.0" encoding="utf-8"?>
<math xmlns="http://www.w3.org/1998/Math/MathML" display="block">
  <semantics>
    <mfrac>
      <mrow>
        <mn>11</mn>
        <mspace width="2em"/>
        <mn>100</mn>
      </mrow>
      <mn>100</mn>
    </mfrac>
    <annotation encoding="StarMath 5.0">{11~100}over{100}</annotation>
  </semantics>
</math>
</file>